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1.03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25.9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62.12mm"/>
    </style:style>
    <style:style style:name="co10" style:family="table-column">
      <style:table-column-properties fo:break-before="auto" style:column-width="153.67mm"/>
    </style:style>
    <style:style style:name="co11" style:family="table-column">
      <style:table-column-properties fo:break-before="auto" style:column-width="157.13mm"/>
    </style:style>
    <style:style style:name="co12" style:family="table-column">
      <style:table-column-properties fo:break-before="auto" style:column-width="154.22mm"/>
    </style:style>
    <style:style style:name="co13" style:family="table-column">
      <style:table-column-properties fo:break-before="auto" style:column-width="155.31mm"/>
    </style:style>
    <style:style style:name="co14" style:family="table-column">
      <style:table-column-properties fo:break-before="auto" style:column-width="147.41mm"/>
    </style:style>
    <style:style style:name="co15" style:family="table-column">
      <style:table-column-properties fo:break-before="auto" style:column-width="146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op_file:line</text:p>
          </table:table-cell>
          <table:table-cell office:value-type="string" calcext:value-type="string">
            <text:p>time(abs) <text:s text:c="6"/></text:p>
          </table:table-cell>
          <table:table-cell office:value-type="string" calcext:value-type="string">
            <text:p>time(%) </text:p>
          </table:table-cell>
          <table:table-cell office:value-type="string" calcext:value-type="string">
            <text:p>self(abs) <text:s text:c="6"/></text:p>
          </table:table-cell>
          <table:table-cell office:value-type="string" calcext:value-type="string">
            <text:p>self(%) </text:p>
          </table:table-cell>
          <table:table-cell office:value-type="string" calcext:value-type="string">
            <text:p>loop_entries <text:s text:c="3"/>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function_file:line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:188</text:p>
          </table:table-cell>
          <table:table-cell office:value-type="float" office:value="528382855041" calcext:value-type="float">
            <text:p>528382855041</text:p>
          </table:table-cell>
          <table:table-cell office:value-type="float" office:value="99.3" calcext:value-type="float">
            <text:p>99.300</text:p>
          </table:table-cell>
          <table:table-cell office:value-type="float" office:value="454822" calcext:value-type="float">
            <text:p>454822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/home/s1736883/Work/PParMetrics/benchmarks/snu-npb/nauseous-omp/BT/src/bt.c:9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:188</text:p>
          </table:table-cell>
          <table:table-cell office:value-type="float" office:value="528382400219" calcext:value-type="float">
            <text:p>528382400219</text:p>
          </table:table-cell>
          <table:table-cell office:value-type="float" office:value="99.3" calcext:value-type="float">
            <text:p>99.300</text:p>
          </table:table-cell>
          <table:table-cell office:value-type="float" office:value="138032" calcext:value-type="float">
            <text:p>138032.000</text:p>
          </table:table-cell>
          <table:table-cell office:value-type="float" office:value="0" calcext:value-type="float">
            <text:p>0.000</text:p>
          </table:table-cell>
          <table:table-cell office:value-type="float" office:value="11" calcext:value-type="float">
            <text:p>11.0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/home/s1736883/Work/PParMetrics/benchmarks/snu-npb/nauseous-omp/BT/src/bt.c:9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:73</text:p>
          </table:table-cell>
          <table:table-cell office:value-type="float" office:value="173711361385" calcext:value-type="float">
            <text:p>173711361385</text:p>
          </table:table-cell>
          <table:table-cell office:value-type="float" office:value="32.6" calcext:value-type="float">
            <text:p>32.600</text:p>
          </table:table-cell>
          <table:table-cell office:value-type="float" office:value="675701205" calcext:value-type="float">
            <text:p>675701205.000</text:p>
          </table:table-cell>
          <table:table-cell office:value-type="float" office:value="0.1" calcext:value-type="float">
            <text:p>0.100</text:p>
          </table:table-cell>
          <table:table-cell office:value-type="float" office:value="20100" calcext:value-type="float">
            <text:p>20100.000</text:p>
          </table:table-cell>
          <table:table-cell office:value-type="string" calcext:value-type="string">
            <text:p>x_solve</text:p>
          </table:table-cell>
          <table:table-cell office:value-type="string" calcext:value-type="string">
            <text:p>/home/s1736883/Work/PParMetrics/benchmarks/snu-npb/nauseous-omp/BT/src/x_solve.c:5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:72</text:p>
          </table:table-cell>
          <table:table-cell office:value-type="float" office:value="173713385375" calcext:value-type="float">
            <text:p>173713385375</text:p>
          </table:table-cell>
          <table:table-cell office:value-type="float" office:value="32.6" calcext:value-type="float">
            <text:p>32.600</text:p>
          </table:table-cell>
          <table:table-cell office:value-type="float" office:value="2023990" calcext:value-type="float">
            <text:p>2023990.000</text:p>
          </table:table-cell>
          <table:table-cell office:value-type="float" office:value="0" calcext:value-type="float">
            <text:p>0.000</text:p>
          </table:table-cell>
          <table:table-cell office:value-type="float" office:value="201" calcext:value-type="float">
            <text:p>201.000</text:p>
          </table:table-cell>
          <table:table-cell office:value-type="string" calcext:value-type="string">
            <text:p>x_solve</text:p>
          </table:table-cell>
          <table:table-cell office:value-type="string" calcext:value-type="string">
            <text:p>/home/s1736883/Work/PParMetrics/benchmarks/snu-npb/nauseous-omp/BT/src/x_solve.c:5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:72</text:p>
          </table:table-cell>
          <table:table-cell office:value-type="float" office:value="155369219777" calcext:value-type="float">
            <text:p>155369219777</text:p>
          </table:table-cell>
          <table:table-cell office:value-type="float" office:value="29.2" calcext:value-type="float">
            <text:p>29.200</text:p>
          </table:table-cell>
          <table:table-cell office:value-type="float" office:value="255758545" calcext:value-type="float">
            <text:p>255758545.000</text:p>
          </table:table-cell>
          <table:table-cell office:value-type="float" office:value="0" calcext:value-type="float">
            <text:p>0.000</text:p>
          </table:table-cell>
          <table:table-cell office:value-type="float" office:value="20100" calcext:value-type="float">
            <text:p>20100.000</text:p>
          </table:table-cell>
          <table:table-cell office:value-type="string" calcext:value-type="string">
            <text:p>z_solve</text:p>
          </table:table-cell>
          <table:table-cell office:value-type="string" calcext:value-type="string">
            <text:p>/home/s1736883/Work/PParMetrics/benchmarks/snu-npb/nauseous-omp/BT/src/z_solve.c:4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:71</text:p>
          </table:table-cell>
          <table:table-cell office:value-type="float" office:value="155370235166" calcext:value-type="float">
            <text:p>155370235166</text:p>
          </table:table-cell>
          <table:table-cell office:value-type="float" office:value="29.2" calcext:value-type="float">
            <text:p>29.200</text:p>
          </table:table-cell>
          <table:table-cell office:value-type="float" office:value="1015389" calcext:value-type="float">
            <text:p>1015389.000</text:p>
          </table:table-cell>
          <table:table-cell office:value-type="float" office:value="0" calcext:value-type="float">
            <text:p>0.000</text:p>
          </table:table-cell>
          <table:table-cell office:value-type="float" office:value="201" calcext:value-type="float">
            <text:p>201.000</text:p>
          </table:table-cell>
          <table:table-cell office:value-type="string" calcext:value-type="string">
            <text:p>z_solve</text:p>
          </table:table-cell>
          <table:table-cell office:value-type="string" calcext:value-type="string">
            <text:p>/home/s1736883/Work/PParMetrics/benchmarks/snu-npb/nauseous-omp/BT/src/z_solve.c:4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:72</text:p>
          </table:table-cell>
          <table:table-cell office:value-type="float" office:value="150987027952" calcext:value-type="float">
            <text:p>150987027952</text:p>
          </table:table-cell>
          <table:table-cell office:value-type="float" office:value="28.4" calcext:value-type="float">
            <text:p>28.400</text:p>
          </table:table-cell>
          <table:table-cell office:value-type="float" office:value="310315947" calcext:value-type="float">
            <text:p>310315947.000</text:p>
          </table:table-cell>
          <table:table-cell office:value-type="float" office:value="0.1" calcext:value-type="float">
            <text:p>0.100</text:p>
          </table:table-cell>
          <table:table-cell office:value-type="float" office:value="20100" calcext:value-type="float">
            <text:p>20100.000</text:p>
          </table:table-cell>
          <table:table-cell office:value-type="string" calcext:value-type="string">
            <text:p>y_solve</text:p>
          </table:table-cell>
          <table:table-cell office:value-type="string" calcext:value-type="string">
            <text:p>/home/s1736883/Work/PParMetrics/benchmarks/snu-npb/nauseous-omp/BT/src/y_solve.c:4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:71</text:p>
          </table:table-cell>
          <table:table-cell office:value-type="float" office:value="150988295301" calcext:value-type="float">
            <text:p>150988295301</text:p>
          </table:table-cell>
          <table:table-cell office:value-type="float" office:value="28.4" calcext:value-type="float">
            <text:p>28.400</text:p>
          </table:table-cell>
          <table:table-cell office:value-type="float" office:value="1267349" calcext:value-type="float">
            <text:p>1267349.000</text:p>
          </table:table-cell>
          <table:table-cell office:value-type="float" office:value="0" calcext:value-type="float">
            <text:p>0.000</text:p>
          </table:table-cell>
          <table:table-cell office:value-type="float" office:value="201" calcext:value-type="float">
            <text:p>201.000</text:p>
          </table:table-cell>
          <table:table-cell office:value-type="string" calcext:value-type="string">
            <text:p>y_solve</text:p>
          </table:table-cell>
          <table:table-cell office:value-type="string" calcext:value-type="string">
            <text:p>/home/s1736883/Work/PParMetrics/benchmarks/snu-npb/nauseous-omp/BT/src/y_solve.c:4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:340</text:p>
          </table:table-cell>
          <table:table-cell office:value-type="float" office:value="82742929502" calcext:value-type="float">
            <text:p>82742929502</text:p>
          </table:table-cell>
          <table:table-cell office:value-type="float" office:value="15.6" calcext:value-type="float">
            <text:p>15.600</text:p>
          </table:table-cell>
          <table:table-cell office:value-type="float" office:value="685856302" calcext:value-type="float">
            <text:p>685856302.000</text:p>
          </table:table-cell>
          <table:table-cell office:value-type="float" office:value="0.1" calcext:value-type="float">
            <text:p>0.100</text:p>
          </table:table-cell>
          <table:table-cell office:value-type="float" office:value="2010000" calcext:value-type="float">
            <text:p>2010000.000</text:p>
          </table:table-cell>
          <table:table-cell office:value-type="string" calcext:value-type="string">
            <text:p>y_solve</text:p>
          </table:table-cell>
          <table:table-cell office:value-type="string" calcext:value-type="string">
            <text:p>/home/s1736883/Work/PParMetrics/benchmarks/snu-npb/nauseous-omp/BT/src/y_solve.c:4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:345</text:p>
          </table:table-cell>
          <table:table-cell office:value-type="float" office:value="81158463715" calcext:value-type="float">
            <text:p>81158463715</text:p>
          </table:table-cell>
          <table:table-cell office:value-type="float" office:value="15.3" calcext:value-type="float">
            <text:p>15.300</text:p>
          </table:table-cell>
          <table:table-cell office:value-type="float" office:value="680891486" calcext:value-type="float">
            <text:p>680891486.000</text:p>
          </table:table-cell>
          <table:table-cell office:value-type="float" office:value="0.1" calcext:value-type="float">
            <text:p>0.100</text:p>
          </table:table-cell>
          <table:table-cell office:value-type="float" office:value="2010000" calcext:value-type="float">
            <text:p>2010000.000</text:p>
          </table:table-cell>
          <table:table-cell office:value-type="string" calcext:value-type="string">
            <text:p>z_solve</text:p>
          </table:table-cell>
          <table:table-cell office:value-type="string" calcext:value-type="string">
            <text:p>/home/s1736883/Work/PParMetrics/benchmarks/snu-npb/nauseous-omp/BT/src/z_solve.c:4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:346</text:p>
          </table:table-cell>
          <table:table-cell office:value-type="float" office:value="77576680287" calcext:value-type="float">
            <text:p>77576680287</text:p>
          </table:table-cell>
          <table:table-cell office:value-type="float" office:value="14.6" calcext:value-type="float">
            <text:p>14.600</text:p>
          </table:table-cell>
          <table:table-cell office:value-type="float" office:value="687385868" calcext:value-type="float">
            <text:p>687385868.000</text:p>
          </table:table-cell>
          <table:table-cell office:value-type="float" office:value="0.1" calcext:value-type="float">
            <text:p>0.100</text:p>
          </table:table-cell>
          <table:table-cell office:value-type="float" office:value="2010000" calcext:value-type="float">
            <text:p>2010000.000</text:p>
          </table:table-cell>
          <table:table-cell office:value-type="string" calcext:value-type="string">
            <text:p>x_solve</text:p>
          </table:table-cell>
          <table:table-cell office:value-type="string" calcext:value-type="string">
            <text:p>/home/s1736883/Work/PParMetrics/benchmarks/snu-npb/nauseous-omp/BT/src/x_solve.c:5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:154</text:p>
          </table:table-cell>
          <table:table-cell office:value-type="float" office:value="61457519949" calcext:value-type="float">
            <text:p>61457519949</text:p>
          </table:table-cell>
          <table:table-cell office:value-type="float" office:value="11.6" calcext:value-type="float">
            <text:p>11.600</text:p>
          </table:table-cell>
          <table:table-cell office:value-type="float" office:value="61457519949" calcext:value-type="float">
            <text:p>61457519949.000</text:p>
          </table:table-cell>
          <table:table-cell office:value-type="float" office:value="11.6" calcext:value-type="float">
            <text:p>11.600</text:p>
          </table:table-cell>
          <table:table-cell office:value-type="float" office:value="2010000" calcext:value-type="float">
            <text:p>2010000.000</text:p>
          </table:table-cell>
          <table:table-cell office:value-type="string" calcext:value-type="string">
            <text:p>x_solve</text:p>
          </table:table-cell>
          <table:table-cell office:value-type="string" calcext:value-type="string">
            <text:p>/home/s1736883/Work/PParMetrics/benchmarks/snu-npb/nauseous-omp/BT/src/x_solve.c:5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:73</text:p>
          </table:table-cell>
          <table:table-cell office:value-type="float" office:value="31530718136" calcext:value-type="float">
            <text:p>31530718136</text:p>
          </table:table-cell>
          <table:table-cell office:value-type="float" office:value="5.9" calcext:value-type="float">
            <text:p>5.900</text:p>
          </table:table-cell>
          <table:table-cell office:value-type="float" office:value="31530718136" calcext:value-type="float">
            <text:p>31530718136.000</text:p>
          </table:table-cell>
          <table:table-cell office:value-type="float" office:value="5.9" calcext:value-type="float">
            <text:p>5.900</text:p>
          </table:table-cell>
          <table:table-cell office:value-type="float" office:value="2010000" calcext:value-type="float">
            <text:p>2010000.000</text:p>
          </table:table-cell>
          <table:table-cell office:value-type="string" calcext:value-type="string">
            <text:p>z_solve</text:p>
          </table:table-cell>
          <table:table-cell office:value-type="string" calcext:value-type="string">
            <text:p>/home/s1736883/Work/PParMetrics/benchmarks/snu-npb/nauseous-omp/BT/src/z_solve.c:4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:152</text:p>
          </table:table-cell>
          <table:table-cell office:value-type="float" office:value="31391364217" calcext:value-type="float">
            <text:p>31391364217</text:p>
          </table:table-cell>
          <table:table-cell office:value-type="float" office:value="5.9" calcext:value-type="float">
            <text:p>5.900</text:p>
          </table:table-cell>
          <table:table-cell office:value-type="float" office:value="31391364217" calcext:value-type="float">
            <text:p>31391364217.000</text:p>
          </table:table-cell>
          <table:table-cell office:value-type="float" office:value="5.9" calcext:value-type="float">
            <text:p>5.900</text:p>
          </table:table-cell>
          <table:table-cell office:value-type="float" office:value="2010000" calcext:value-type="float">
            <text:p>2010000.000</text:p>
          </table:table-cell>
          <table:table-cell office:value-type="string" calcext:value-type="string">
            <text:p>y_solve</text:p>
          </table:table-cell>
          <table:table-cell office:value-type="string" calcext:value-type="string">
            <text:p>/home/s1736883/Work/PParMetrics/benchmarks/snu-npb/nauseous-omp/BT/src/y_solve.c:4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:153</text:p>
          </table:table-cell>
          <table:table-cell office:value-type="float" office:value="31288239367" calcext:value-type="float">
            <text:p>31288239367</text:p>
          </table:table-cell>
          <table:table-cell office:value-type="float" office:value="5.9" calcext:value-type="float">
            <text:p>5.900</text:p>
          </table:table-cell>
          <table:table-cell office:value-type="float" office:value="31288239367" calcext:value-type="float">
            <text:p>31288239367.000</text:p>
          </table:table-cell>
          <table:table-cell office:value-type="float" office:value="5.9" calcext:value-type="float">
            <text:p>5.900</text:p>
          </table:table-cell>
          <table:table-cell office:value-type="float" office:value="2010000" calcext:value-type="float">
            <text:p>2010000.000</text:p>
          </table:table-cell>
          <table:table-cell office:value-type="string" calcext:value-type="string">
            <text:p>z_solve</text:p>
          </table:table-cell>
          <table:table-cell office:value-type="string" calcext:value-type="string">
            <text:p>/home/s1736883/Work/PParMetrics/benchmarks/snu-npb/nauseous-omp/BT/src/z_solve.c:4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:73</text:p>
          </table:table-cell>
          <table:table-cell office:value-type="float" office:value="26118209007" calcext:value-type="float">
            <text:p>26118209007</text:p>
          </table:table-cell>
          <table:table-cell office:value-type="float" office:value="4.9" calcext:value-type="float">
            <text:p>4.900</text:p>
          </table:table-cell>
          <table:table-cell office:value-type="float" office:value="26118209007" calcext:value-type="float">
            <text:p>26118209007.000</text:p>
          </table:table-cell>
          <table:table-cell office:value-type="float" office:value="4.9" calcext:value-type="float">
            <text:p>4.900</text:p>
          </table:table-cell>
          <table:table-cell office:value-type="float" office:value="2010000" calcext:value-type="float">
            <text:p>2010000.000</text:p>
          </table:table-cell>
          <table:table-cell office:value-type="string" calcext:value-type="string">
            <text:p>y_solve</text:p>
          </table:table-cell>
          <table:table-cell office:value-type="string" calcext:value-type="string">
            <text:p>/home/s1736883/Work/PParMetrics/benchmarks/snu-npb/nauseous-omp/BT/src/y_solve.c:4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:74</text:p>
          </table:table-cell>
          <table:table-cell office:value-type="float" office:value="24291913778" calcext:value-type="float">
            <text:p>24291913778</text:p>
          </table:table-cell>
          <table:table-cell office:value-type="float" office:value="4.6" calcext:value-type="float">
            <text:p>4.600</text:p>
          </table:table-cell>
          <table:table-cell office:value-type="float" office:value="24291913778" calcext:value-type="float">
            <text:p>24291913778.000</text:p>
          </table:table-cell>
          <table:table-cell office:value-type="float" office:value="4.6" calcext:value-type="float">
            <text:p>4.600</text:p>
          </table:table-cell>
          <table:table-cell office:value-type="float" office:value="2010000" calcext:value-type="float">
            <text:p>2010000.000</text:p>
          </table:table-cell>
          <table:table-cell office:value-type="string" calcext:value-type="string">
            <text:p>x_solve</text:p>
          </table:table-cell>
          <table:table-cell office:value-type="string" calcext:value-type="string">
            <text:p>/home/s1736883/Work/PParMetrics/benchmarks/snu-npb/nauseous-omp/BT/src/x_solve.c:5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solve_subs.c:44</text:p>
          </table:table-cell>
          <table:table-cell office:value-type="float" office:value="13615899082" calcext:value-type="float">
            <text:p>13615899082</text:p>
          </table:table-cell>
          <table:table-cell office:value-type="float" office:value="2.6" calcext:value-type="float">
            <text:p>2.600</text:p>
          </table:table-cell>
          <table:table-cell office:value-type="float" office:value="13615899082" calcext:value-type="float">
            <text:p>13615899082.000</text:p>
          </table:table-cell>
          <table:table-cell office:value-type="float" office:value="2.6" calcext:value-type="float">
            <text:p>2.600</text:p>
          </table:table-cell>
          <table:table-cell office:value-type="float" office:value="609030000" calcext:value-type="float">
            <text:p>609030000.000</text:p>
          </table:table-cell>
          <table:table-cell office:value-type="string" calcext:value-type="string">
            <text:p>matvec_sub</text:p>
          </table:table-cell>
          <table:table-cell office:value-type="string" calcext:value-type="string">
            <text:p>/home/s1736883/Work/PParMetrics/benchmarks/snu-npb/nauseous-omp/BT/src/solve_sub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314</text:p>
          </table:table-cell>
          <table:table-cell office:value-type="float" office:value="12171487028" calcext:value-type="float">
            <text:p>12171487028</text:p>
          </table:table-cell>
          <table:table-cell office:value-type="float" office:value="2.3" calcext:value-type="float">
            <text:p>2.300</text:p>
          </table:table-cell>
          <table:table-cell office:value-type="float" office:value="12171487028" calcext:value-type="float">
            <text:p>12171487028.000</text:p>
          </table:table-cell>
          <table:table-cell office:value-type="float" office:value="2.3" calcext:value-type="float">
            <text:p>2.300</text:p>
          </table:table-cell>
          <table:table-cell office:value-type="float" office:value="8080000" calcext:value-type="float">
            <text:p>80800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313</text:p>
          </table:table-cell>
          <table:table-cell office:value-type="float" office:value="12273525751" calcext:value-type="float">
            <text:p>12273525751</text:p>
          </table:table-cell>
          <table:table-cell office:value-type="float" office:value="2.3" calcext:value-type="float">
            <text:p>2.300</text:p>
          </table:table-cell>
          <table:table-cell office:value-type="float" office:value="102038723" calcext:value-type="float">
            <text:p>102038723.000</text:p>
          </table:table-cell>
          <table:table-cell office:value-type="float" office:value="0" calcext:value-type="float">
            <text:p>0.000</text:p>
          </table:table-cell>
          <table:table-cell office:value-type="float" office:value="484800" calcext:value-type="float">
            <text:p>4848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312</text:p>
          </table:table-cell>
          <table:table-cell office:value-type="float" office:value="12279246086" calcext:value-type="float">
            <text:p>12279246086</text:p>
          </table:table-cell>
          <table:table-cell office:value-type="float" office:value="2.3" calcext:value-type="float">
            <text:p>2.300</text:p>
          </table:table-cell>
          <table:table-cell office:value-type="float" office:value="5720335" calcext:value-type="float">
            <text:p>5720335.000</text:p>
          </table:table-cell>
          <table:table-cell office:value-type="float" office:value="0" calcext:value-type="float">
            <text:p>0.000</text:p>
          </table:table-cell>
          <table:table-cell office:value-type="float" office:value="29088" calcext:value-type="float">
            <text:p>29088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312</text:p>
          </table:table-cell>
          <table:table-cell office:value-type="float" office:value="12281679042" calcext:value-type="float">
            <text:p>12281679042</text:p>
          </table:table-cell>
          <table:table-cell office:value-type="float" office:value="2.3" calcext:value-type="float">
            <text:p>2.300</text:p>
          </table:table-cell>
          <table:table-cell office:value-type="float" office:value="2432956" calcext:value-type="float">
            <text:p>2432956.000</text:p>
          </table:table-cell>
          <table:table-cell office:value-type="float" office:value="0" calcext:value-type="float">
            <text:p>0.000</text:p>
          </table:table-cell>
          <table:table-cell office:value-type="float" office:value="7272" calcext:value-type="float">
            <text:p>7272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312</text:p>
          </table:table-cell>
          <table:table-cell office:value-type="float" office:value="12282822476" calcext:value-type="float">
            <text:p>12282822476</text:p>
          </table:table-cell>
          <table:table-cell office:value-type="float" office:value="2.3" calcext:value-type="float">
            <text:p>2.300</text:p>
          </table:table-cell>
          <table:table-cell office:value-type="float" office:value="1143434" calcext:value-type="float">
            <text:p>1143434.000</text:p>
          </table:table-cell>
          <table:table-cell office:value-type="float" office:value="0" calcext:value-type="float">
            <text:p>0.000</text:p>
          </table:table-cell>
          <table:table-cell office:value-type="float" office:value="1212" calcext:value-type="float">
            <text:p>1212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312</text:p>
          </table:table-cell>
          <table:table-cell office:value-type="float" office:value="12283190856" calcext:value-type="float">
            <text:p>12283190856</text:p>
          </table:table-cell>
          <table:table-cell office:value-type="float" office:value="2.3" calcext:value-type="float">
            <text:p>2.300</text:p>
          </table:table-cell>
          <table:table-cell office:value-type="float" office:value="368380" calcext:value-type="float">
            <text:p>368380.000</text:p>
          </table:table-cell>
          <table:table-cell office:value-type="float" office:value="0" calcext:value-type="float">
            <text:p>0.000</text:p>
          </table:table-cell>
          <table:table-cell office:value-type="float" office:value="202" calcext:value-type="float">
            <text:p>202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202</text:p>
          </table:table-cell>
          <table:table-cell office:value-type="float" office:value="11525676138" calcext:value-type="float">
            <text:p>11525676138</text:p>
          </table:table-cell>
          <table:table-cell office:value-type="float" office:value="2.2" calcext:value-type="float">
            <text:p>2.200</text:p>
          </table:table-cell>
          <table:table-cell office:value-type="float" office:value="5576453" calcext:value-type="float">
            <text:p>5576453.000</text:p>
          </table:table-cell>
          <table:table-cell office:value-type="float" office:value="0" calcext:value-type="float">
            <text:p>0.000</text:p>
          </table:table-cell>
          <table:table-cell office:value-type="float" office:value="202" calcext:value-type="float">
            <text:p>202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solve_subs.c:77</text:p>
          </table:table-cell>
          <table:table-cell office:value-type="float" office:value="11288065549" calcext:value-type="float">
            <text:p>11288065549</text:p>
          </table:table-cell>
          <table:table-cell office:value-type="float" office:value="2.1" calcext:value-type="float">
            <text:p>2.100</text:p>
          </table:table-cell>
          <table:table-cell office:value-type="float" office:value="11288065549" calcext:value-type="float">
            <text:p>11288065549.000</text:p>
          </table:table-cell>
          <table:table-cell office:value-type="float" office:value="2.1" calcext:value-type="float">
            <text:p>2.100</text:p>
          </table:table-cell>
          <table:table-cell office:value-type="float" office:value="609030000" calcext:value-type="float">
            <text:p>609030000.000</text:p>
          </table:table-cell>
          <table:table-cell office:value-type="string" calcext:value-type="string">
            <text:p>matmul_sub</text:p>
          </table:table-cell>
          <table:table-cell office:value-type="string" calcext:value-type="string">
            <text:p>/home/s1736883/Work/PParMetrics/benchmarks/snu-npb/nauseous-omp/BT/src/solve_subs.c:76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91</text:p>
          </table:table-cell>
          <table:table-cell office:value-type="float" office:value="11417658843" calcext:value-type="float">
            <text:p>11417658843</text:p>
          </table:table-cell>
          <table:table-cell office:value-type="float" office:value="2.1" calcext:value-type="float">
            <text:p>2.100</text:p>
          </table:table-cell>
          <table:table-cell office:value-type="float" office:value="1969001" calcext:value-type="float">
            <text:p>1969001.000</text:p>
          </table:table-cell>
          <table:table-cell office:value-type="float" office:value="0" calcext:value-type="float">
            <text:p>0.000</text:p>
          </table:table-cell>
          <table:table-cell office:value-type="float" office:value="202" calcext:value-type="float">
            <text:p>202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:397</text:p>
          </table:table-cell>
          <table:table-cell office:value-type="float" office:value="9274475237" calcext:value-type="float">
            <text:p>9274475237</text:p>
          </table:table-cell>
          <table:table-cell office:value-type="float" office:value="1.7" calcext:value-type="float">
            <text:p>1.700</text:p>
          </table:table-cell>
          <table:table-cell office:value-type="float" office:value="3745136462" calcext:value-type="float">
            <text:p>3745136462.000</text:p>
          </table:table-cell>
          <table:table-cell office:value-type="float" office:value="0.7" calcext:value-type="float">
            <text:p>0.700</text:p>
          </table:table-cell>
          <table:table-cell office:value-type="float" office:value="2010000" calcext:value-type="float">
            <text:p>2010000.000</text:p>
          </table:table-cell>
          <table:table-cell office:value-type="string" calcext:value-type="string">
            <text:p>z_solve</text:p>
          </table:table-cell>
          <table:table-cell office:value-type="string" calcext:value-type="string">
            <text:p>/home/s1736883/Work/PParMetrics/benchmarks/snu-npb/nauseous-omp/BT/src/z_solve.c:4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solve_subs.c:152</text:p>
          </table:table-cell>
          <table:table-cell office:value-type="float" office:value="8609031528" calcext:value-type="float">
            <text:p>8609031528</text:p>
          </table:table-cell>
          <table:table-cell office:value-type="float" office:value="1.6" calcext:value-type="float">
            <text:p>1.600</text:p>
          </table:table-cell>
          <table:table-cell office:value-type="float" office:value="8609031528" calcext:value-type="float">
            <text:p>8609031528.000</text:p>
          </table:table-cell>
          <table:table-cell office:value-type="float" office:value="1.6" calcext:value-type="float">
            <text:p>1.600</text:p>
          </table:table-cell>
          <table:table-cell office:value-type="float" office:value="609030000" calcext:value-type="float">
            <text:p>609030000.000</text:p>
          </table:table-cell>
          <table:table-cell office:value-type="string" calcext:value-type="string">
            <text:p>matmul_sub</text:p>
          </table:table-cell>
          <table:table-cell office:value-type="string" calcext:value-type="string">
            <text:p>/home/s1736883/Work/PParMetrics/benchmarks/snu-npb/nauseous-omp/BT/src/solve_subs.c:76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solve_subs.c:177</text:p>
          </table:table-cell>
          <table:table-cell office:value-type="float" office:value="8469464329" calcext:value-type="float">
            <text:p>8469464329</text:p>
          </table:table-cell>
          <table:table-cell office:value-type="float" office:value="1.6" calcext:value-type="float">
            <text:p>1.600</text:p>
          </table:table-cell>
          <table:table-cell office:value-type="float" office:value="8469464329" calcext:value-type="float">
            <text:p>8469464329.000</text:p>
          </table:table-cell>
          <table:table-cell office:value-type="float" office:value="1.6" calcext:value-type="float">
            <text:p>1.600</text:p>
          </table:table-cell>
          <table:table-cell office:value-type="float" office:value="609030000" calcext:value-type="float">
            <text:p>609030000.000</text:p>
          </table:table-cell>
          <table:table-cell office:value-type="string" calcext:value-type="string">
            <text:p>matmul_sub</text:p>
          </table:table-cell>
          <table:table-cell office:value-type="string" calcext:value-type="string">
            <text:p>/home/s1736883/Work/PParMetrics/benchmarks/snu-npb/nauseous-omp/BT/src/solve_subs.c:76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:383</text:p>
          </table:table-cell>
          <table:table-cell office:value-type="float" office:value="8549420422" calcext:value-type="float">
            <text:p>8549420422</text:p>
          </table:table-cell>
          <table:table-cell office:value-type="float" office:value="1.6" calcext:value-type="float">
            <text:p>1.600</text:p>
          </table:table-cell>
          <table:table-cell office:value-type="float" office:value="4092761758" calcext:value-type="float">
            <text:p>4092761758.000</text:p>
          </table:table-cell>
          <table:table-cell office:value-type="float" office:value="0.8" calcext:value-type="float">
            <text:p>0.800</text:p>
          </table:table-cell>
          <table:table-cell office:value-type="float" office:value="2010000" calcext:value-type="float">
            <text:p>2010000.000</text:p>
          </table:table-cell>
          <table:table-cell office:value-type="string" calcext:value-type="string">
            <text:p>y_solve</text:p>
          </table:table-cell>
          <table:table-cell office:value-type="string" calcext:value-type="string">
            <text:p>/home/s1736883/Work/PParMetrics/benchmarks/snu-npb/nauseous-omp/BT/src/y_solve.c:4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solve_subs.c:127</text:p>
          </table:table-cell>
          <table:table-cell office:value-type="float" office:value="8134776338" calcext:value-type="float">
            <text:p>8134776338</text:p>
          </table:table-cell>
          <table:table-cell office:value-type="float" office:value="1.5" calcext:value-type="float">
            <text:p>1.500</text:p>
          </table:table-cell>
          <table:table-cell office:value-type="float" office:value="8134776338" calcext:value-type="float">
            <text:p>8134776338.000</text:p>
          </table:table-cell>
          <table:table-cell office:value-type="float" office:value="1.5" calcext:value-type="float">
            <text:p>1.500</text:p>
          </table:table-cell>
          <table:table-cell office:value-type="float" office:value="609030000" calcext:value-type="float">
            <text:p>609030000.000</text:p>
          </table:table-cell>
          <table:table-cell office:value-type="string" calcext:value-type="string">
            <text:p>matmul_sub</text:p>
          </table:table-cell>
          <table:table-cell office:value-type="string" calcext:value-type="string">
            <text:p>/home/s1736883/Work/PParMetrics/benchmarks/snu-npb/nauseous-omp/BT/src/solve_subs.c:76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solve_subs.c:102</text:p>
          </table:table-cell>
          <table:table-cell office:value-type="float" office:value="8024167924" calcext:value-type="float">
            <text:p>8024167924</text:p>
          </table:table-cell>
          <table:table-cell office:value-type="float" office:value="1.5" calcext:value-type="float">
            <text:p>1.500</text:p>
          </table:table-cell>
          <table:table-cell office:value-type="float" office:value="8024167924" calcext:value-type="float">
            <text:p>8024167924.000</text:p>
          </table:table-cell>
          <table:table-cell office:value-type="float" office:value="1.5" calcext:value-type="float">
            <text:p>1.500</text:p>
          </table:table-cell>
          <table:table-cell office:value-type="float" office:value="609030000" calcext:value-type="float">
            <text:p>609030000.000</text:p>
          </table:table-cell>
          <table:table-cell office:value-type="string" calcext:value-type="string">
            <text:p>matmul_sub</text:p>
          </table:table-cell>
          <table:table-cell office:value-type="string" calcext:value-type="string">
            <text:p>/home/s1736883/Work/PParMetrics/benchmarks/snu-npb/nauseous-omp/BT/src/solve_subs.c:76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93</text:p>
          </table:table-cell>
          <table:table-cell office:value-type="float" office:value="7824344374" calcext:value-type="float">
            <text:p>7824344374</text:p>
          </table:table-cell>
          <table:table-cell office:value-type="float" office:value="1.5" calcext:value-type="float">
            <text:p>1.500</text:p>
          </table:table-cell>
          <table:table-cell office:value-type="float" office:value="7824344374" calcext:value-type="float">
            <text:p>7824344374.000</text:p>
          </table:table-cell>
          <table:table-cell office:value-type="float" office:value="1.5" calcext:value-type="float">
            <text:p>1.500</text:p>
          </table:table-cell>
          <table:table-cell office:value-type="float" office:value="2020000" calcext:value-type="float">
            <text:p>20200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:386</text:p>
          </table:table-cell>
          <table:table-cell office:value-type="float" office:value="8034706984" calcext:value-type="float">
            <text:p>8034706984</text:p>
          </table:table-cell>
          <table:table-cell office:value-type="float" office:value="1.5" calcext:value-type="float">
            <text:p>1.500</text:p>
          </table:table-cell>
          <table:table-cell office:value-type="float" office:value="3781610625" calcext:value-type="float">
            <text:p>3781610625.000</text:p>
          </table:table-cell>
          <table:table-cell office:value-type="float" office:value="0.7" calcext:value-type="float">
            <text:p>0.700</text:p>
          </table:table-cell>
          <table:table-cell office:value-type="float" office:value="2010000" calcext:value-type="float">
            <text:p>2010000.000</text:p>
          </table:table-cell>
          <table:table-cell office:value-type="string" calcext:value-type="string">
            <text:p>x_solve</text:p>
          </table:table-cell>
          <table:table-cell office:value-type="string" calcext:value-type="string">
            <text:p>/home/s1736883/Work/PParMetrics/benchmarks/snu-npb/nauseous-omp/BT/src/x_solve.c:5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92</text:p>
          </table:table-cell>
          <table:table-cell office:value-type="float" office:value="7850008738" calcext:value-type="float">
            <text:p>7850008738</text:p>
          </table:table-cell>
          <table:table-cell office:value-type="float" office:value="1.5" calcext:value-type="float">
            <text:p>1.500</text:p>
          </table:table-cell>
          <table:table-cell office:value-type="float" office:value="25664364" calcext:value-type="float">
            <text:p>25664364.000</text:p>
          </table:table-cell>
          <table:table-cell office:value-type="float" office:value="0" calcext:value-type="float">
            <text:p>0.000</text:p>
          </table:table-cell>
          <table:table-cell office:value-type="float" office:value="20200" calcext:value-type="float">
            <text:p>202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204</text:p>
          </table:table-cell>
          <table:table-cell office:value-type="float" office:value="7304856214" calcext:value-type="float">
            <text:p>7304856214</text:p>
          </table:table-cell>
          <table:table-cell office:value-type="float" office:value="1.4" calcext:value-type="float">
            <text:p>1.400</text:p>
          </table:table-cell>
          <table:table-cell office:value-type="float" office:value="7304856214" calcext:value-type="float">
            <text:p>7304856214.000</text:p>
          </table:table-cell>
          <table:table-cell office:value-type="float" office:value="1.4" calcext:value-type="float">
            <text:p>1.400</text:p>
          </table:table-cell>
          <table:table-cell office:value-type="float" office:value="2020000" calcext:value-type="float">
            <text:p>20200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203</text:p>
          </table:table-cell>
          <table:table-cell office:value-type="float" office:value="7312153311" calcext:value-type="float">
            <text:p>7312153311</text:p>
          </table:table-cell>
          <table:table-cell office:value-type="float" office:value="1.4" calcext:value-type="float">
            <text:p>1.400</text:p>
          </table:table-cell>
          <table:table-cell office:value-type="float" office:value="7297097" calcext:value-type="float">
            <text:p>7297097.000</text:p>
          </table:table-cell>
          <table:table-cell office:value-type="float" office:value="0" calcext:value-type="float">
            <text:p>0.000</text:p>
          </table:table-cell>
          <table:table-cell office:value-type="float" office:value="20200" calcext:value-type="float">
            <text:p>202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202</text:p>
          </table:table-cell>
          <table:table-cell office:value-type="float" office:value="7313268791" calcext:value-type="float">
            <text:p>7313268791</text:p>
          </table:table-cell>
          <table:table-cell office:value-type="float" office:value="1.4" calcext:value-type="float">
            <text:p>1.400</text:p>
          </table:table-cell>
          <table:table-cell office:value-type="float" office:value="1115480" calcext:value-type="float">
            <text:p>1115480.000</text:p>
          </table:table-cell>
          <table:table-cell office:value-type="float" office:value="0" calcext:value-type="float">
            <text:p>0.000</text:p>
          </table:table-cell>
          <table:table-cell office:value-type="float" office:value="20200" calcext:value-type="float">
            <text:p>202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:399</text:p>
          </table:table-cell>
          <table:table-cell office:value-type="float" office:value="5391059011" calcext:value-type="float">
            <text:p>5391059011</text:p>
          </table:table-cell>
          <table:table-cell office:value-type="float" office:value="1" calcext:value-type="float">
            <text:p>1.000</text:p>
          </table:table-cell>
          <table:table-cell office:value-type="float" office:value="5391059011" calcext:value-type="float">
            <text:p>5391059011.000</text:p>
          </table:table-cell>
          <table:table-cell office:value-type="float" office:value="1" calcext:value-type="float">
            <text:p>1.000</text:p>
          </table:table-cell>
          <table:table-cell office:value-type="float" office:value="1015050000" calcext:value-type="float">
            <text:p>1015050000.000</text:p>
          </table:table-cell>
          <table:table-cell office:value-type="string" calcext:value-type="string">
            <text:p>z_solve</text:p>
          </table:table-cell>
          <table:table-cell office:value-type="string" calcext:value-type="string">
            <text:p>/home/s1736883/Work/PParMetrics/benchmarks/snu-npb/nauseous-omp/BT/src/z_solve.c:4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394</text:p>
          </table:table-cell>
          <table:table-cell office:value-type="float" office:value="4901804600" calcext:value-type="float">
            <text:p>4901804600</text:p>
          </table:table-cell>
          <table:table-cell office:value-type="float" office:value="0.9" calcext:value-type="float">
            <text:p>0.900</text:p>
          </table:table-cell>
          <table:table-cell office:value-type="float" office:value="4901804600" calcext:value-type="float">
            <text:p>4901804600.000</text:p>
          </table:table-cell>
          <table:table-cell office:value-type="float" office:value="0.9" calcext:value-type="float">
            <text:p>0.900</text:p>
          </table:table-cell>
          <table:table-cell office:value-type="float" office:value="1939200" calcext:value-type="float">
            <text:p>19392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:385</text:p>
          </table:table-cell>
          <table:table-cell office:value-type="float" office:value="4432922795" calcext:value-type="float">
            <text:p>4432922795</text:p>
          </table:table-cell>
          <table:table-cell office:value-type="float" office:value="0.8" calcext:value-type="float">
            <text:p>0.800</text:p>
          </table:table-cell>
          <table:table-cell office:value-type="float" office:value="4432922795" calcext:value-type="float">
            <text:p>4432922795.000</text:p>
          </table:table-cell>
          <table:table-cell office:value-type="float" office:value="0.8" calcext:value-type="float">
            <text:p>0.800</text:p>
          </table:table-cell>
          <table:table-cell office:value-type="float" office:value="1015050000" calcext:value-type="float">
            <text:p>1015050000.000</text:p>
          </table:table-cell>
          <table:table-cell office:value-type="string" calcext:value-type="string">
            <text:p>y_solve</text:p>
          </table:table-cell>
          <table:table-cell office:value-type="string" calcext:value-type="string">
            <text:p>/home/s1736883/Work/PParMetrics/benchmarks/snu-npb/nauseous-omp/BT/src/y_solve.c:4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:388</text:p>
          </table:table-cell>
          <table:table-cell office:value-type="float" office:value="4177895623" calcext:value-type="float">
            <text:p>4177895623</text:p>
          </table:table-cell>
          <table:table-cell office:value-type="float" office:value="0.8" calcext:value-type="float">
            <text:p>0.800</text:p>
          </table:table-cell>
          <table:table-cell office:value-type="float" office:value="4177895623" calcext:value-type="float">
            <text:p>4177895623.000</text:p>
          </table:table-cell>
          <table:table-cell office:value-type="float" office:value="0.8" calcext:value-type="float">
            <text:p>0.800</text:p>
          </table:table-cell>
          <table:table-cell office:value-type="float" office:value="1015050000" calcext:value-type="float">
            <text:p>1015050000.000</text:p>
          </table:table-cell>
          <table:table-cell office:value-type="string" calcext:value-type="string">
            <text:p>x_solve</text:p>
          </table:table-cell>
          <table:table-cell office:value-type="string" calcext:value-type="string">
            <text:p>/home/s1736883/Work/PParMetrics/benchmarks/snu-npb/nauseous-omp/BT/src/x_solve.c:5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54</text:p>
          </table:table-cell>
          <table:table-cell office:value-type="float" office:value="4167848460" calcext:value-type="float">
            <text:p>4167848460</text:p>
          </table:table-cell>
          <table:table-cell office:value-type="float" office:value="0.8" calcext:value-type="float">
            <text:p>0.800</text:p>
          </table:table-cell>
          <table:table-cell office:value-type="float" office:value="4167848460" calcext:value-type="float">
            <text:p>4167848460.000</text:p>
          </table:table-cell>
          <table:table-cell office:value-type="float" office:value="0.8" calcext:value-type="float">
            <text:p>0.800</text:p>
          </table:table-cell>
          <table:table-cell office:value-type="float" office:value="2101608" calcext:value-type="float">
            <text:p>2101608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274</text:p>
          </table:table-cell>
          <table:table-cell office:value-type="float" office:value="4107955717" calcext:value-type="float">
            <text:p>4107955717</text:p>
          </table:table-cell>
          <table:table-cell office:value-type="float" office:value="0.8" calcext:value-type="float">
            <text:p>0.800</text:p>
          </table:table-cell>
          <table:table-cell office:value-type="float" office:value="4107955717" calcext:value-type="float">
            <text:p>4107955717.000</text:p>
          </table:table-cell>
          <table:table-cell office:value-type="float" office:value="0.8" calcext:value-type="float">
            <text:p>0.800</text:p>
          </table:table-cell>
          <table:table-cell office:value-type="float" office:value="1939200" calcext:value-type="float">
            <text:p>19392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53</text:p>
          </table:table-cell>
          <table:table-cell office:value-type="float" office:value="4175164042" calcext:value-type="float">
            <text:p>4175164042</text:p>
          </table:table-cell>
          <table:table-cell office:value-type="float" office:value="0.8" calcext:value-type="float">
            <text:p>0.800</text:p>
          </table:table-cell>
          <table:table-cell office:value-type="float" office:value="7315582" calcext:value-type="float">
            <text:p>7315582.000</text:p>
          </table:table-cell>
          <table:table-cell office:value-type="float" office:value="0" calcext:value-type="float">
            <text:p>0.000</text:p>
          </table:table-cell>
          <table:table-cell office:value-type="float" office:value="20604" calcext:value-type="float">
            <text:p>20604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52</text:p>
          </table:table-cell>
          <table:table-cell office:value-type="float" office:value="4175582389" calcext:value-type="float">
            <text:p>4175582389</text:p>
          </table:table-cell>
          <table:table-cell office:value-type="float" office:value="0.8" calcext:value-type="float">
            <text:p>0.800</text:p>
          </table:table-cell>
          <table:table-cell office:value-type="float" office:value="418347" calcext:value-type="float">
            <text:p>418347.000</text:p>
          </table:table-cell>
          <table:table-cell office:value-type="float" office:value="0" calcext:value-type="float">
            <text:p>0.000</text:p>
          </table:table-cell>
          <table:table-cell office:value-type="float" office:value="202" calcext:value-type="float">
            <text:p>202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:49</text:p>
          </table:table-cell>
          <table:table-cell office:value-type="float" office:value="3498184702" calcext:value-type="float">
            <text:p>3498184702</text:p>
          </table:table-cell>
          <table:table-cell office:value-type="float" office:value="0.7" calcext:value-type="float">
            <text:p>0.700</text:p>
          </table:table-cell>
          <table:table-cell office:value-type="float" office:value="3498184702" calcext:value-type="float">
            <text:p>3498184702.000</text:p>
          </table:table-cell>
          <table:table-cell office:value-type="float" office:value="0.7" calcext:value-type="float">
            <text:p>0.700</text:p>
          </table:table-cell>
          <table:table-cell office:value-type="float" office:value="2010000" calcext:value-type="float">
            <text:p>2010000.00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/home/s1736883/Work/PParMetrics/benchmarks/snu-npb/nauseous-omp/BT/src/add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:48</text:p>
          </table:table-cell>
          <table:table-cell office:value-type="float" office:value="3502156924" calcext:value-type="float">
            <text:p>3502156924</text:p>
          </table:table-cell>
          <table:table-cell office:value-type="float" office:value="0.7" calcext:value-type="float">
            <text:p>0.700</text:p>
          </table:table-cell>
          <table:table-cell office:value-type="float" office:value="3972222" calcext:value-type="float">
            <text:p>3972222.000</text:p>
          </table:table-cell>
          <table:table-cell office:value-type="float" office:value="0" calcext:value-type="float">
            <text:p>0.000</text:p>
          </table:table-cell>
          <table:table-cell office:value-type="float" office:value="20100" calcext:value-type="float">
            <text:p>20100.00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/home/s1736883/Work/PParMetrics/benchmarks/snu-npb/nauseous-omp/BT/src/add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:47</text:p>
          </table:table-cell>
          <table:table-cell office:value-type="float" office:value="3502351448" calcext:value-type="float">
            <text:p>3502351448</text:p>
          </table:table-cell>
          <table:table-cell office:value-type="float" office:value="0.7" calcext:value-type="float">
            <text:p>0.700</text:p>
          </table:table-cell>
          <table:table-cell office:value-type="float" office:value="194524" calcext:value-type="float">
            <text:p>194524.000</text:p>
          </table:table-cell>
          <table:table-cell office:value-type="float" office:value="0" calcext:value-type="float">
            <text:p>0.000</text:p>
          </table:table-cell>
          <table:table-cell office:value-type="float" office:value="201" calcext:value-type="float">
            <text:p>201.00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/home/s1736883/Work/PParMetrics/benchmarks/snu-npb/nauseous-omp/BT/src/add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166</text:p>
          </table:table-cell>
          <table:table-cell office:value-type="float" office:value="2986675433" calcext:value-type="float">
            <text:p>2986675433</text:p>
          </table:table-cell>
          <table:table-cell office:value-type="float" office:value="0.6" calcext:value-type="float">
            <text:p>0.600</text:p>
          </table:table-cell>
          <table:table-cell office:value-type="float" office:value="508990859" calcext:value-type="float">
            <text:p>508990859.000</text:p>
          </table:table-cell>
          <table:table-cell office:value-type="float" office:value="0.1" calcext:value-type="float">
            <text:p>0.100</text:p>
          </table:table-cell>
          <table:table-cell office:value-type="float" office:value="2020000" calcext:value-type="float">
            <text:p>20200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165</text:p>
          </table:table-cell>
          <table:table-cell office:value-type="float" office:value="2990866380" calcext:value-type="float">
            <text:p>2990866380</text:p>
          </table:table-cell>
          <table:table-cell office:value-type="float" office:value="0.6" calcext:value-type="float">
            <text:p>0.600</text:p>
          </table:table-cell>
          <table:table-cell office:value-type="float" office:value="4190947" calcext:value-type="float">
            <text:p>4190947.000</text:p>
          </table:table-cell>
          <table:table-cell office:value-type="float" office:value="0" calcext:value-type="float">
            <text:p>0.000</text:p>
          </table:table-cell>
          <table:table-cell office:value-type="float" office:value="20200" calcext:value-type="float">
            <text:p>202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434</text:p>
          </table:table-cell>
          <table:table-cell office:value-type="float" office:value="2494099976" calcext:value-type="float">
            <text:p>2494099976</text:p>
          </table:table-cell>
          <table:table-cell office:value-type="float" office:value="0.5" calcext:value-type="float">
            <text:p>0.500</text:p>
          </table:table-cell>
          <table:table-cell office:value-type="float" office:value="2494099976" calcext:value-type="float">
            <text:p>2494099976.000</text:p>
          </table:table-cell>
          <table:table-cell office:value-type="float" office:value="0.5" calcext:value-type="float">
            <text:p>0.500</text:p>
          </table:table-cell>
          <table:table-cell office:value-type="float" office:value="2020000" calcext:value-type="float">
            <text:p>20200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167</text:p>
          </table:table-cell>
          <table:table-cell office:value-type="float" office:value="2477684574" calcext:value-type="float">
            <text:p>2477684574</text:p>
          </table:table-cell>
          <table:table-cell office:value-type="float" office:value="0.5" calcext:value-type="float">
            <text:p>0.500</text:p>
          </table:table-cell>
          <table:table-cell office:value-type="float" office:value="2477684574" calcext:value-type="float">
            <text:p>2477684574.000</text:p>
          </table:table-cell>
          <table:table-cell office:value-type="float" office:value="0.5" calcext:value-type="float">
            <text:p>0.500</text:p>
          </table:table-cell>
          <table:table-cell office:value-type="float" office:value="193920000" calcext:value-type="float">
            <text:p>1939200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433</text:p>
          </table:table-cell>
          <table:table-cell office:value-type="float" office:value="2497052572" calcext:value-type="float">
            <text:p>2497052572</text:p>
          </table:table-cell>
          <table:table-cell office:value-type="float" office:value="0.5" calcext:value-type="float">
            <text:p>0.500</text:p>
          </table:table-cell>
          <table:table-cell office:value-type="float" office:value="2952596" calcext:value-type="float">
            <text:p>2952596.000</text:p>
          </table:table-cell>
          <table:table-cell office:value-type="float" office:value="0" calcext:value-type="float">
            <text:p>0.000</text:p>
          </table:table-cell>
          <table:table-cell office:value-type="float" office:value="20200" calcext:value-type="float">
            <text:p>202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432</text:p>
          </table:table-cell>
          <table:table-cell office:value-type="float" office:value="2497227242" calcext:value-type="float">
            <text:p>2497227242</text:p>
          </table:table-cell>
          <table:table-cell office:value-type="float" office:value="0.5" calcext:value-type="float">
            <text:p>0.500</text:p>
          </table:table-cell>
          <table:table-cell office:value-type="float" office:value="174670" calcext:value-type="float">
            <text:p>174670.000</text:p>
          </table:table-cell>
          <table:table-cell office:value-type="float" office:value="0" calcext:value-type="float">
            <text:p>0.000</text:p>
          </table:table-cell>
          <table:table-cell office:value-type="float" office:value="202" calcext:value-type="float">
            <text:p>202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222</text:p>
          </table:table-cell>
          <table:table-cell office:value-type="float" office:value="852404096" calcext:value-type="float">
            <text:p>852404096</text:p>
          </table:table-cell>
          <table:table-cell office:value-type="float" office:value="0.2" calcext:value-type="float">
            <text:p>0.200</text:p>
          </table:table-cell>
          <table:table-cell office:value-type="float" office:value="852404096" calcext:value-type="float">
            <text:p>852404096.000</text:p>
          </table:table-cell>
          <table:table-cell office:value-type="float" office:value="0.2" calcext:value-type="float">
            <text:p>0.200</text:p>
          </table:table-cell>
          <table:table-cell office:value-type="float" office:value="30150000" calcext:value-type="float">
            <text:p>30150000.000</text:p>
          </table:table-cell>
          <table:table-cell office:value-type="string" calcext:value-type="string">
            <text:p>lhsinit</text:p>
          </table:table-cell>
          <table:table-cell office:value-type="string" calcext:value-type="string">
            <text:p>/home/s1736883/Work/PParMetrics/benchmarks/snu-npb/nauseous-omp/BT/src/initialize.c:21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221</text:p>
          </table:table-cell>
          <table:table-cell office:value-type="float" office:value="994420143" calcext:value-type="float">
            <text:p>994420143</text:p>
          </table:table-cell>
          <table:table-cell office:value-type="float" office:value="0.2" calcext:value-type="float">
            <text:p>0.200</text:p>
          </table:table-cell>
          <table:table-cell office:value-type="float" office:value="142016047" calcext:value-type="float">
            <text:p>142016047.000</text:p>
          </table:table-cell>
          <table:table-cell office:value-type="float" office:value="0" calcext:value-type="float">
            <text:p>0.000</text:p>
          </table:table-cell>
          <table:table-cell office:value-type="float" office:value="6030000" calcext:value-type="float">
            <text:p>6030000.000</text:p>
          </table:table-cell>
          <table:table-cell office:value-type="string" calcext:value-type="string">
            <text:p>lhsinit</text:p>
          </table:table-cell>
          <table:table-cell office:value-type="string" calcext:value-type="string">
            <text:p>/home/s1736883/Work/PParMetrics/benchmarks/snu-npb/nauseous-omp/BT/src/initialize.c:21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232</text:p>
          </table:table-cell>
          <table:table-cell office:value-type="float" office:value="660556061" calcext:value-type="float">
            <text:p>660556061</text:p>
          </table:table-cell>
          <table:table-cell office:value-type="float" office:value="0.1" calcext:value-type="float">
            <text:p>0.100</text:p>
          </table:table-cell>
          <table:table-cell office:value-type="float" office:value="660556061" calcext:value-type="float">
            <text:p>660556061.000</text:p>
          </table:table-cell>
          <table:table-cell office:value-type="float" office:value="0.1" calcext:value-type="float">
            <text:p>0.100</text:p>
          </table:table-cell>
          <table:table-cell office:value-type="float" office:value="30150000" calcext:value-type="float">
            <text:p>30150000.000</text:p>
          </table:table-cell>
          <table:table-cell office:value-type="string" calcext:value-type="string">
            <text:p>lhsinit</text:p>
          </table:table-cell>
          <table:table-cell office:value-type="string" calcext:value-type="string">
            <text:p>/home/s1736883/Work/PParMetrics/benchmarks/snu-npb/nauseous-omp/BT/src/initialize.c:21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solution.c:44</text:p>
          </table:table-cell>
          <table:table-cell office:value-type="float" office:value="462876537" calcext:value-type="float">
            <text:p>462876537</text:p>
          </table:table-cell>
          <table:table-cell office:value-type="float" office:value="0.1" calcext:value-type="float">
            <text:p>0.100</text:p>
          </table:table-cell>
          <table:table-cell office:value-type="float" office:value="462876537" calcext:value-type="float">
            <text:p>462876537.000</text:p>
          </table:table-cell>
          <table:table-cell office:value-type="float" office:value="0.1" calcext:value-type="float">
            <text:p>0.100</text:p>
          </table:table-cell>
          <table:table-cell office:value-type="float" office:value="16980552" calcext:value-type="float">
            <text:p>16980552.000</text:p>
          </table:table-cell>
          <table:table-cell office:value-type="string" calcext:value-type="string">
            <text:p>exact_solution</text:p>
          </table:table-cell>
          <table:table-cell office:value-type="string" calcext:value-type="string">
            <text:p>/home/s1736883/Work/PParMetrics/benchmarks/snu-npb/nauseous-omp/BT/src/exact_solution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77</text:p>
          </table:table-cell>
          <table:table-cell office:value-type="float" office:value="724759587" calcext:value-type="float">
            <text:p>724759587</text:p>
          </table:table-cell>
          <table:table-cell office:value-type="float" office:value="0.1" calcext:value-type="float">
            <text:p>0.100</text:p>
          </table:table-cell>
          <table:table-cell office:value-type="float" office:value="447006325" calcext:value-type="float">
            <text:p>447006325.000</text:p>
          </table:table-cell>
          <table:table-cell office:value-type="float" office:value="0.1" calcext:value-type="float">
            <text:p>0.100</text:p>
          </table:table-cell>
          <table:table-cell office:value-type="float" office:value="2101608" calcext:value-type="float">
            <text:p>2101608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149</text:p>
          </table:table-cell>
          <table:table-cell office:value-type="float" office:value="440294267" calcext:value-type="float">
            <text:p>440294267</text:p>
          </table:table-cell>
          <table:table-cell office:value-type="float" office:value="0.1" calcext:value-type="float">
            <text:p>0.100</text:p>
          </table:table-cell>
          <table:table-cell office:value-type="float" office:value="388327446" calcext:value-type="float">
            <text:p>388327446.000</text:p>
          </table:table-cell>
          <table:table-cell office:value-type="float" office:value="0.1" calcext:value-type="float">
            <text:p>0.100</text:p>
          </table:table-cell>
          <table:table-cell office:value-type="float" office:value="20200" calcext:value-type="float">
            <text:p>202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78</text:p>
          </table:table-cell>
          <table:table-cell office:value-type="float" office:value="277753262" calcext:value-type="float">
            <text:p>277753262</text:p>
          </table:table-cell>
          <table:table-cell office:value-type="float" office:value="0.1" calcext:value-type="float">
            <text:p>0.100</text:p>
          </table:table-cell>
          <table:table-cell office:value-type="float" office:value="277753262" calcext:value-type="float">
            <text:p>277753262.000</text:p>
          </table:table-cell>
          <table:table-cell office:value-type="float" office:value="0.1" calcext:value-type="float">
            <text:p>0.100</text:p>
          </table:table-cell>
          <table:table-cell office:value-type="float" office:value="214364016" calcext:value-type="float">
            <text:p>214364016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231</text:p>
          </table:table-cell>
          <table:table-cell office:value-type="float" office:value="744181736" calcext:value-type="float">
            <text:p>744181736</text:p>
          </table:table-cell>
          <table:table-cell office:value-type="float" office:value="0.1" calcext:value-type="float">
            <text:p>0.100</text:p>
          </table:table-cell>
          <table:table-cell office:value-type="float" office:value="83625675" calcext:value-type="float">
            <text:p>83625675.000</text:p>
          </table:table-cell>
          <table:table-cell office:value-type="float" office:value="0" calcext:value-type="float">
            <text:p>0.000</text:p>
          </table:table-cell>
          <table:table-cell office:value-type="float" office:value="6030000" calcext:value-type="float">
            <text:p>6030000.000</text:p>
          </table:table-cell>
          <table:table-cell office:value-type="string" calcext:value-type="string">
            <text:p>lhsinit</text:p>
          </table:table-cell>
          <table:table-cell office:value-type="string" calcext:value-type="string">
            <text:p>/home/s1736883/Work/PParMetrics/benchmarks/snu-npb/nauseous-omp/BT/src/initialize.c:21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74</text:p>
          </table:table-cell>
          <table:table-cell office:value-type="float" office:value="417862060" calcext:value-type="float">
            <text:p>417862060</text:p>
          </table:table-cell>
          <table:table-cell office:value-type="float" office:value="0.1" calcext:value-type="float">
            <text:p>0.100</text:p>
          </table:table-cell>
          <table:table-cell office:value-type="float" office:value="10089773" calcext:value-type="float">
            <text:p>10089773.000</text:p>
          </table:table-cell>
          <table:table-cell office:value-type="float" office:value="0" calcext:value-type="float">
            <text:p>0.000</text:p>
          </table:table-cell>
          <table:table-cell office:value-type="float" office:value="20808" calcext:value-type="float">
            <text:p>20808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76</text:p>
          </table:table-cell>
          <table:table-cell office:value-type="float" office:value="728105588" calcext:value-type="float">
            <text:p>728105588</text:p>
          </table:table-cell>
          <table:table-cell office:value-type="float" office:value="0.1" calcext:value-type="float">
            <text:p>0.100</text:p>
          </table:table-cell>
          <table:table-cell office:value-type="float" office:value="3346001" calcext:value-type="float">
            <text:p>3346001.000</text:p>
          </table:table-cell>
          <table:table-cell office:value-type="float" office:value="0" calcext:value-type="float">
            <text:p>0.000</text:p>
          </table:table-cell>
          <table:table-cell office:value-type="float" office:value="20604" calcext:value-type="float">
            <text:p>20604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72</text:p>
          </table:table-cell>
          <table:table-cell office:value-type="float" office:value="417912878" calcext:value-type="float">
            <text:p>417912878</text:p>
          </table:table-cell>
          <table:table-cell office:value-type="float" office:value="0.1" calcext:value-type="float">
            <text:p>0.100</text:p>
          </table:table-cell>
          <table:table-cell office:value-type="float" office:value="50818" calcext:value-type="float">
            <text:p>50818.000</text:p>
          </table:table-cell>
          <table:table-cell office:value-type="float" office:value="0" calcext:value-type="float">
            <text:p>0.000</text:p>
          </table:table-cell>
          <table:table-cell office:value-type="float" office:value="204" calcext:value-type="float">
            <text:p>204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:398</text:p>
          </table:table-cell>
          <table:table-cell office:value-type="float" office:value="196544789" calcext:value-type="float">
            <text:p>196544789</text:p>
          </table:table-cell>
          <table:table-cell office:value-type="float" office:value="0" calcext:value-type="float">
            <text:p>0.000</text:p>
          </table:table-cell>
          <table:table-cell office:value-type="float" office:value="138279764" calcext:value-type="float">
            <text:p>138279764.000</text:p>
          </table:table-cell>
          <table:table-cell office:value-type="float" office:value="0" calcext:value-type="float">
            <text:p>0.000</text:p>
          </table:table-cell>
          <table:table-cell office:value-type="float" office:value="2010000" calcext:value-type="float">
            <text:p>2010000.000</text:p>
          </table:table-cell>
          <table:table-cell office:value-type="string" calcext:value-type="string">
            <text:p>z_solve</text:p>
          </table:table-cell>
          <table:table-cell office:value-type="string" calcext:value-type="string">
            <text:p>/home/s1736883/Work/PParMetrics/benchmarks/snu-npb/nauseous-omp/BT/src/z_solve.c:4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176</text:p>
          </table:table-cell>
          <table:table-cell office:value-type="float" office:value="134520457" calcext:value-type="float">
            <text:p>134520457</text:p>
          </table:table-cell>
          <table:table-cell office:value-type="float" office:value="0" calcext:value-type="float">
            <text:p>0.000</text:p>
          </table:table-cell>
          <table:table-cell office:value-type="float" office:value="97091460" calcext:value-type="float">
            <text:p>97091460.000</text:p>
          </table:table-cell>
          <table:table-cell office:value-type="float" office:value="0" calcext:value-type="float">
            <text:p>0.000</text:p>
          </table:table-cell>
          <table:table-cell office:value-type="float" office:value="20200" calcext:value-type="float">
            <text:p>202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:387</text:p>
          </table:table-cell>
          <table:table-cell office:value-type="float" office:value="205828783" calcext:value-type="float">
            <text:p>205828783</text:p>
          </table:table-cell>
          <table:table-cell office:value-type="float" office:value="0" calcext:value-type="float">
            <text:p>0.000</text:p>
          </table:table-cell>
          <table:table-cell office:value-type="float" office:value="75200736" calcext:value-type="float">
            <text:p>75200736.000</text:p>
          </table:table-cell>
          <table:table-cell office:value-type="float" office:value="0" calcext:value-type="float">
            <text:p>0.000</text:p>
          </table:table-cell>
          <table:table-cell office:value-type="float" office:value="2010000" calcext:value-type="float">
            <text:p>2010000.000</text:p>
          </table:table-cell>
          <table:table-cell office:value-type="string" calcext:value-type="string">
            <text:p>x_solve</text:p>
          </table:table-cell>
          <table:table-cell office:value-type="string" calcext:value-type="string">
            <text:p>/home/s1736883/Work/PParMetrics/benchmarks/snu-npb/nauseous-omp/BT/src/x_solve.c:5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58</text:p>
          </table:table-cell>
          <table:table-cell office:value-type="float" office:value="63525464" calcext:value-type="float">
            <text:p>63525464</text:p>
          </table:table-cell>
          <table:table-cell office:value-type="float" office:value="0" calcext:value-type="float">
            <text:p>0.000</text:p>
          </table:table-cell>
          <table:table-cell office:value-type="float" office:value="63525464" calcext:value-type="float">
            <text:p>63525464.000</text:p>
          </table:table-cell>
          <table:table-cell office:value-type="float" office:value="0" calcext:value-type="float">
            <text:p>0.000</text:p>
          </table:table-cell>
          <table:table-cell office:value-type="float" office:value="20808" calcext:value-type="float">
            <text:p>20808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151</text:p>
          </table:table-cell>
          <table:table-cell office:value-type="float" office:value="51966821" calcext:value-type="float">
            <text:p>51966821</text:p>
          </table:table-cell>
          <table:table-cell office:value-type="float" office:value="0" calcext:value-type="float">
            <text:p>0.000</text:p>
          </table:table-cell>
          <table:table-cell office:value-type="float" office:value="51966821" calcext:value-type="float">
            <text:p>51966821.000</text:p>
          </table:table-cell>
          <table:table-cell office:value-type="float" office:value="0" calcext:value-type="float">
            <text:p>0.000</text:p>
          </table:table-cell>
          <table:table-cell office:value-type="float" office:value="2020000" calcext:value-type="float">
            <text:p>20200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283</text:p>
          </table:table-cell>
          <table:table-cell office:value-type="float" office:value="48007981" calcext:value-type="float">
            <text:p>48007981</text:p>
          </table:table-cell>
          <table:table-cell office:value-type="float" office:value="0" calcext:value-type="float">
            <text:p>0.000</text:p>
          </table:table-cell>
          <table:table-cell office:value-type="float" office:value="48007981" calcext:value-type="float">
            <text:p>48007981.000</text:p>
          </table:table-cell>
          <table:table-cell office:value-type="float" office:value="0" calcext:value-type="float">
            <text:p>0.000</text:p>
          </table:table-cell>
          <table:table-cell office:value-type="float" office:value="10000" calcext:value-type="float">
            <text:p>1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187</text:p>
          </table:table-cell>
          <table:table-cell office:value-type="float" office:value="41542597" calcext:value-type="float">
            <text:p>41542597</text:p>
          </table:table-cell>
          <table:table-cell office:value-type="float" office:value="0" calcext:value-type="float">
            <text:p>0.000</text:p>
          </table:table-cell>
          <table:table-cell office:value-type="float" office:value="41542597" calcext:value-type="float">
            <text:p>41542597.000</text:p>
          </table:table-cell>
          <table:table-cell office:value-type="float" office:value="0" calcext:value-type="float">
            <text:p>0.000</text:p>
          </table:table-cell>
          <table:table-cell office:value-type="float" office:value="10000" calcext:value-type="float">
            <text:p>1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257</text:p>
          </table:table-cell>
          <table:table-cell office:value-type="float" office:value="38659341" calcext:value-type="float">
            <text:p>38659341</text:p>
          </table:table-cell>
          <table:table-cell office:value-type="float" office:value="0" calcext:value-type="float">
            <text:p>0.000</text:p>
          </table:table-cell>
          <table:table-cell office:value-type="float" office:value="38659341" calcext:value-type="float">
            <text:p>38659341.000</text:p>
          </table:table-cell>
          <table:table-cell office:value-type="float" office:value="0" calcext:value-type="float">
            <text:p>0.000</text:p>
          </table:table-cell>
          <table:table-cell office:value-type="float" office:value="2020000" calcext:value-type="float">
            <text:p>20200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53</text:p>
          </table:table-cell>
          <table:table-cell office:value-type="float" office:value="37546281" calcext:value-type="float">
            <text:p>37546281</text:p>
          </table:table-cell>
          <table:table-cell office:value-type="float" office:value="0" calcext:value-type="float">
            <text:p>0.000</text:p>
          </table:table-cell>
          <table:table-cell office:value-type="float" office:value="37546281" calcext:value-type="float">
            <text:p>37546281.000</text:p>
          </table:table-cell>
          <table:table-cell office:value-type="float" office:value="0" calcext:value-type="float">
            <text:p>0.000</text:p>
          </table:table-cell>
          <table:table-cell office:value-type="float" office:value="102" calcext:value-type="float">
            <text:p>102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178</text:p>
          </table:table-cell>
          <table:table-cell office:value-type="float" office:value="37428997" calcext:value-type="float">
            <text:p>37428997</text:p>
          </table:table-cell>
          <table:table-cell office:value-type="float" office:value="0" calcext:value-type="float">
            <text:p>0.000</text:p>
          </table:table-cell>
          <table:table-cell office:value-type="float" office:value="37428997" calcext:value-type="float">
            <text:p>37428997.000</text:p>
          </table:table-cell>
          <table:table-cell office:value-type="float" office:value="0" calcext:value-type="float">
            <text:p>0.000</text:p>
          </table:table-cell>
          <table:table-cell office:value-type="float" office:value="2020000" calcext:value-type="float">
            <text:p>20200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91</text:p>
          </table:table-cell>
          <table:table-cell office:value-type="float" office:value="36923195" calcext:value-type="float">
            <text:p>36923195</text:p>
          </table:table-cell>
          <table:table-cell office:value-type="float" office:value="0" calcext:value-type="float">
            <text:p>0.000</text:p>
          </table:table-cell>
          <table:table-cell office:value-type="float" office:value="36923195" calcext:value-type="float">
            <text:p>36923195.000</text:p>
          </table:table-cell>
          <table:table-cell office:value-type="float" office:value="0" calcext:value-type="float">
            <text:p>0.000</text:p>
          </table:table-cell>
          <table:table-cell office:value-type="float" office:value="10000" calcext:value-type="float">
            <text:p>1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89</text:p>
          </table:table-cell>
          <table:table-cell office:value-type="float" office:value="33169795" calcext:value-type="float">
            <text:p>33169795</text:p>
          </table:table-cell>
          <table:table-cell office:value-type="float" office:value="0" calcext:value-type="float">
            <text:p>0.000</text:p>
          </table:table-cell>
          <table:table-cell office:value-type="float" office:value="33169795" calcext:value-type="float">
            <text:p>33169795.000</text:p>
          </table:table-cell>
          <table:table-cell office:value-type="float" office:value="0" calcext:value-type="float">
            <text:p>0.000</text:p>
          </table:table-cell>
          <table:table-cell office:value-type="float" office:value="2122416" calcext:value-type="float">
            <text:p>2122416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286</text:p>
          </table:table-cell>
          <table:table-cell office:value-type="float" office:value="30406654" calcext:value-type="float">
            <text:p>30406654</text:p>
          </table:table-cell>
          <table:table-cell office:value-type="float" office:value="0" calcext:value-type="float">
            <text:p>0.000</text:p>
          </table:table-cell>
          <table:table-cell office:value-type="float" office:value="30406654" calcext:value-type="float">
            <text:p>30406654.000</text:p>
          </table:table-cell>
          <table:table-cell office:value-type="float" office:value="0" calcext:value-type="float">
            <text:p>0.000</text:p>
          </table:table-cell>
          <table:table-cell office:value-type="float" office:value="2020000" calcext:value-type="float">
            <text:p>20200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234</text:p>
          </table:table-cell>
          <table:table-cell office:value-type="float" office:value="30255470" calcext:value-type="float">
            <text:p>30255470</text:p>
          </table:table-cell>
          <table:table-cell office:value-type="float" office:value="0" calcext:value-type="float">
            <text:p>0.000</text:p>
          </table:table-cell>
          <table:table-cell office:value-type="float" office:value="30069299" calcext:value-type="float">
            <text:p>30069299.000</text:p>
          </table:table-cell>
          <table:table-cell office:value-type="float" office:value="0" calcext:value-type="float">
            <text:p>0.000</text:p>
          </table:table-cell>
          <table:table-cell office:value-type="float" office:value="10000" calcext:value-type="float">
            <text:p>1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330</text:p>
          </table:table-cell>
          <table:table-cell office:value-type="float" office:value="29736079" calcext:value-type="float">
            <text:p>29736079</text:p>
          </table:table-cell>
          <table:table-cell office:value-type="float" office:value="0" calcext:value-type="float">
            <text:p>0.000</text:p>
          </table:table-cell>
          <table:table-cell office:value-type="float" office:value="29579687" calcext:value-type="float">
            <text:p>29579687.000</text:p>
          </table:table-cell>
          <table:table-cell office:value-type="float" office:value="0" calcext:value-type="float">
            <text:p>0.000</text:p>
          </table:table-cell>
          <table:table-cell office:value-type="float" office:value="10000" calcext:value-type="float">
            <text:p>1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256</text:p>
          </table:table-cell>
          <table:table-cell office:value-type="float" office:value="64060924" calcext:value-type="float">
            <text:p>64060924</text:p>
          </table:table-cell>
          <table:table-cell office:value-type="float" office:value="0" calcext:value-type="float">
            <text:p>0.000</text:p>
          </table:table-cell>
          <table:table-cell office:value-type="float" office:value="25401583" calcext:value-type="float">
            <text:p>25401583.000</text:p>
          </table:table-cell>
          <table:table-cell office:value-type="float" office:value="0" calcext:value-type="float">
            <text:p>0.000</text:p>
          </table:table-cell>
          <table:table-cell office:value-type="float" office:value="20200" calcext:value-type="float">
            <text:p>202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:384</text:p>
          </table:table-cell>
          <table:table-cell office:value-type="float" office:value="149638428" calcext:value-type="float">
            <text:p>149638428</text:p>
          </table:table-cell>
          <table:table-cell office:value-type="float" office:value="0" calcext:value-type="float">
            <text:p>0.000</text:p>
          </table:table-cell>
          <table:table-cell office:value-type="float" office:value="23735869" calcext:value-type="float">
            <text:p>23735869.000</text:p>
          </table:table-cell>
          <table:table-cell office:value-type="float" office:value="0" calcext:value-type="float">
            <text:p>0.000</text:p>
          </table:table-cell>
          <table:table-cell office:value-type="float" office:value="2010000" calcext:value-type="float">
            <text:p>2010000.000</text:p>
          </table:table-cell>
          <table:table-cell office:value-type="string" calcext:value-type="string">
            <text:p>y_solve</text:p>
          </table:table-cell>
          <table:table-cell office:value-type="string" calcext:value-type="string">
            <text:p>/home/s1736883/Work/PParMetrics/benchmarks/snu-npb/nauseous-omp/BT/src/y_solve.c:4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383</text:p>
          </table:table-cell>
          <table:table-cell office:value-type="float" office:value="18201869" calcext:value-type="float">
            <text:p>18201869</text:p>
          </table:table-cell>
          <table:table-cell office:value-type="float" office:value="0" calcext:value-type="float">
            <text:p>0.000</text:p>
          </table:table-cell>
          <table:table-cell office:value-type="float" office:value="18201869" calcext:value-type="float">
            <text:p>18201869.000</text:p>
          </table:table-cell>
          <table:table-cell office:value-type="float" office:value="0" calcext:value-type="float">
            <text:p>0.000</text:p>
          </table:table-cell>
          <table:table-cell office:value-type="float" office:value="2020000" calcext:value-type="float">
            <text:p>20200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138</text:p>
          </table:table-cell>
          <table:table-cell office:value-type="float" office:value="18199524" calcext:value-type="float">
            <text:p>18199524</text:p>
          </table:table-cell>
          <table:table-cell office:value-type="float" office:value="0" calcext:value-type="float">
            <text:p>0.000</text:p>
          </table:table-cell>
          <table:table-cell office:value-type="float" office:value="18199524" calcext:value-type="float">
            <text:p>18199524.000</text:p>
          </table:table-cell>
          <table:table-cell office:value-type="float" office:value="0" calcext:value-type="float">
            <text:p>0.000</text:p>
          </table:table-cell>
          <table:table-cell office:value-type="float" office:value="10000" calcext:value-type="float">
            <text:p>1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409</text:p>
          </table:table-cell>
          <table:table-cell office:value-type="float" office:value="17890923" calcext:value-type="float">
            <text:p>17890923</text:p>
          </table:table-cell>
          <table:table-cell office:value-type="float" office:value="0" calcext:value-type="float">
            <text:p>0.000</text:p>
          </table:table-cell>
          <table:table-cell office:value-type="float" office:value="17890923" calcext:value-type="float">
            <text:p>17890923.000</text:p>
          </table:table-cell>
          <table:table-cell office:value-type="float" office:value="0" calcext:value-type="float">
            <text:p>0.000</text:p>
          </table:table-cell>
          <table:table-cell office:value-type="float" office:value="2020000" calcext:value-type="float">
            <text:p>20200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357</text:p>
          </table:table-cell>
          <table:table-cell office:value-type="float" office:value="11895034" calcext:value-type="float">
            <text:p>11895034</text:p>
          </table:table-cell>
          <table:table-cell office:value-type="float" office:value="0" calcext:value-type="float">
            <text:p>0.000</text:p>
          </table:table-cell>
          <table:table-cell office:value-type="float" office:value="11895034" calcext:value-type="float">
            <text:p>11895034.000</text:p>
          </table:table-cell>
          <table:table-cell office:value-type="float" office:value="0" calcext:value-type="float">
            <text:p>0.000</text:p>
          </table:table-cell>
          <table:table-cell office:value-type="float" office:value="10000" calcext:value-type="float">
            <text:p>1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371</text:p>
          </table:table-cell>
          <table:table-cell office:value-type="float" office:value="11735156" calcext:value-type="float">
            <text:p>11735156</text:p>
          </table:table-cell>
          <table:table-cell office:value-type="float" office:value="0" calcext:value-type="float">
            <text:p>0.000</text:p>
          </table:table-cell>
          <table:table-cell office:value-type="float" office:value="11735156" calcext:value-type="float">
            <text:p>11735156.000</text:p>
          </table:table-cell>
          <table:table-cell office:value-type="float" office:value="0" calcext:value-type="float">
            <text:p>0.000</text:p>
          </table:table-cell>
          <table:table-cell office:value-type="float" office:value="2020000" calcext:value-type="float">
            <text:p>20200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421</text:p>
          </table:table-cell>
          <table:table-cell office:value-type="float" office:value="10151827" calcext:value-type="float">
            <text:p>10151827</text:p>
          </table:table-cell>
          <table:table-cell office:value-type="float" office:value="0" calcext:value-type="float">
            <text:p>0.000</text:p>
          </table:table-cell>
          <table:table-cell office:value-type="float" office:value="10151827" calcext:value-type="float">
            <text:p>10151827.000</text:p>
          </table:table-cell>
          <table:table-cell office:value-type="float" office:value="0" calcext:value-type="float">
            <text:p>0.000</text:p>
          </table:table-cell>
          <table:table-cell office:value-type="float" office:value="2020000" calcext:value-type="float">
            <text:p>20200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382</text:p>
          </table:table-cell>
          <table:table-cell office:value-type="float" office:value="27030394" calcext:value-type="float">
            <text:p>27030394</text:p>
          </table:table-cell>
          <table:table-cell office:value-type="float" office:value="0" calcext:value-type="float">
            <text:p>0.000</text:p>
          </table:table-cell>
          <table:table-cell office:value-type="float" office:value="8828525" calcext:value-type="float">
            <text:p>8828525.000</text:p>
          </table:table-cell>
          <table:table-cell office:value-type="float" office:value="0" calcext:value-type="float">
            <text:p>0.000</text:p>
          </table:table-cell>
          <table:table-cell office:value-type="float" office:value="20200" calcext:value-type="float">
            <text:p>202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370</text:p>
          </table:table-cell>
          <table:table-cell office:value-type="float" office:value="17566038" calcext:value-type="float">
            <text:p>17566038</text:p>
          </table:table-cell>
          <table:table-cell office:value-type="float" office:value="0" calcext:value-type="float">
            <text:p>0.000</text:p>
          </table:table-cell>
          <table:table-cell office:value-type="float" office:value="5830882" calcext:value-type="float">
            <text:p>5830882.000</text:p>
          </table:table-cell>
          <table:table-cell office:value-type="float" office:value="0" calcext:value-type="float">
            <text:p>0.000</text:p>
          </table:table-cell>
          <table:table-cell office:value-type="float" office:value="20200" calcext:value-type="float">
            <text:p>202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285</text:p>
          </table:table-cell>
          <table:table-cell office:value-type="float" office:value="34814253" calcext:value-type="float">
            <text:p>34814253</text:p>
          </table:table-cell>
          <table:table-cell office:value-type="float" office:value="0" calcext:value-type="float">
            <text:p>0.000</text:p>
          </table:table-cell>
          <table:table-cell office:value-type="float" office:value="4407599" calcext:value-type="float">
            <text:p>4407599.000</text:p>
          </table:table-cell>
          <table:table-cell office:value-type="float" office:value="0" calcext:value-type="float">
            <text:p>0.000</text:p>
          </table:table-cell>
          <table:table-cell office:value-type="float" office:value="20200" calcext:value-type="float">
            <text:p>202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408</text:p>
          </table:table-cell>
          <table:table-cell office:value-type="float" office:value="22142808" calcext:value-type="float">
            <text:p>22142808</text:p>
          </table:table-cell>
          <table:table-cell office:value-type="float" office:value="0" calcext:value-type="float">
            <text:p>0.000</text:p>
          </table:table-cell>
          <table:table-cell office:value-type="float" office:value="4251885" calcext:value-type="float">
            <text:p>4251885.000</text:p>
          </table:table-cell>
          <table:table-cell office:value-type="float" office:value="0" calcext:value-type="float">
            <text:p>0.000</text:p>
          </table:table-cell>
          <table:table-cell office:value-type="float" office:value="20200" calcext:value-type="float">
            <text:p>202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:67</text:p>
          </table:table-cell>
          <table:table-cell office:value-type="float" office:value="3925453" calcext:value-type="float">
            <text:p>3925453</text:p>
          </table:table-cell>
          <table:table-cell office:value-type="float" office:value="0" calcext:value-type="float">
            <text:p>0.000</text:p>
          </table:table-cell>
          <table:table-cell office:value-type="float" office:value="3925453" calcext:value-type="float">
            <text:p>3925453.000</text:p>
          </table:table-cell>
          <table:table-cell office:value-type="float" office:value="0" calcext:value-type="float">
            <text:p>0.000</text:p>
          </table:table-cell>
          <table:table-cell office:value-type="float" office:value="1061208" calcext:value-type="float">
            <text:p>1061208.000</text:p>
          </table:table-cell>
          <table:table-cell office:value-type="string" calcext:value-type="string">
            <text:p>error_norm</text:p>
          </table:table-cell>
          <table:table-cell office:value-type="string" calcext:value-type="string">
            <text:p>/home/s1736883/Work/PParMetrics/benchmarks/snu-npb/nauseous-omp/BT/src/error.c:43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:63</text:p>
          </table:table-cell>
          <table:table-cell office:value-type="float" office:value="39717341" calcext:value-type="float">
            <text:p>39717341</text:p>
          </table:table-cell>
          <table:table-cell office:value-type="float" office:value="0" calcext:value-type="float">
            <text:p>0.000</text:p>
          </table:table-cell>
          <table:table-cell office:value-type="float" office:value="3844249" calcext:value-type="float">
            <text:p>3844249.000</text:p>
          </table:table-cell>
          <table:table-cell office:value-type="float" office:value="0" calcext:value-type="float">
            <text:p>0.000</text:p>
          </table:table-cell>
          <table:table-cell office:value-type="float" office:value="10404" calcext:value-type="float">
            <text:p>10404.000</text:p>
          </table:table-cell>
          <table:table-cell office:value-type="string" calcext:value-type="string">
            <text:p>error_norm</text:p>
          </table:table-cell>
          <table:table-cell office:value-type="string" calcext:value-type="string">
            <text:p>/home/s1736883/Work/PParMetrics/benchmarks/snu-npb/nauseous-omp/BT/src/error.c:43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77</text:p>
          </table:table-cell>
          <table:table-cell office:value-type="float" office:value="126416598" calcext:value-type="float">
            <text:p>126416598</text:p>
          </table:table-cell>
          <table:table-cell office:value-type="float" office:value="0" calcext:value-type="float">
            <text:p>0.000</text:p>
          </table:table-cell>
          <table:table-cell office:value-type="float" office:value="3747093" calcext:value-type="float">
            <text:p>3747093.000</text:p>
          </table:table-cell>
          <table:table-cell office:value-type="float" office:value="0" calcext:value-type="float">
            <text:p>0.000</text:p>
          </table:table-cell>
          <table:table-cell office:value-type="float" office:value="2122416" calcext:value-type="float">
            <text:p>2122416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420</text:p>
          </table:table-cell>
          <table:table-cell office:value-type="float" office:value="13571591" calcext:value-type="float">
            <text:p>13571591</text:p>
          </table:table-cell>
          <table:table-cell office:value-type="float" office:value="0" calcext:value-type="float">
            <text:p>0.000</text:p>
          </table:table-cell>
          <table:table-cell office:value-type="float" office:value="3419764" calcext:value-type="float">
            <text:p>3419764.000</text:p>
          </table:table-cell>
          <table:table-cell office:value-type="float" office:value="0" calcext:value-type="float">
            <text:p>0.000</text:p>
          </table:table-cell>
          <table:table-cell office:value-type="float" office:value="20200" calcext:value-type="float">
            <text:p>20200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167</text:p>
          </table:table-cell>
          <table:table-cell office:value-type="float" office:value="35114632" calcext:value-type="float">
            <text:p>35114632</text:p>
          </table:table-cell>
          <table:table-cell office:value-type="float" office:value="0" calcext:value-type="float">
            <text:p>0.000</text:p>
          </table:table-cell>
          <table:table-cell office:value-type="float" office:value="2905536" calcext:value-type="float">
            <text:p>2905536.000</text:p>
          </table:table-cell>
          <table:table-cell office:value-type="float" office:value="0" calcext:value-type="float">
            <text:p>0.000</text:p>
          </table:table-cell>
          <table:table-cell office:value-type="float" office:value="10000" calcext:value-type="float">
            <text:p>1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85</text:p>
          </table:table-cell>
          <table:table-cell office:value-type="float" office:value="124614084" calcext:value-type="float">
            <text:p>124614084</text:p>
          </table:table-cell>
          <table:table-cell office:value-type="float" office:value="0" calcext:value-type="float">
            <text:p>0.000</text:p>
          </table:table-cell>
          <table:table-cell office:value-type="float" office:value="2834917" calcext:value-type="float">
            <text:p>2834917.000</text:p>
          </table:table-cell>
          <table:table-cell office:value-type="float" office:value="0" calcext:value-type="float">
            <text:p>0.000</text:p>
          </table:table-cell>
          <table:table-cell office:value-type="float" office:value="2122416" calcext:value-type="float">
            <text:p>2122416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81</text:p>
          </table:table-cell>
          <table:table-cell office:value-type="float" office:value="123571810" calcext:value-type="float">
            <text:p>123571810</text:p>
          </table:table-cell>
          <table:table-cell office:value-type="float" office:value="0" calcext:value-type="float">
            <text:p>0.000</text:p>
          </table:table-cell>
          <table:table-cell office:value-type="float" office:value="2776631" calcext:value-type="float">
            <text:p>2776631.000</text:p>
          </table:table-cell>
          <table:table-cell office:value-type="float" office:value="0" calcext:value-type="float">
            <text:p>0.000</text:p>
          </table:table-cell>
          <table:table-cell office:value-type="float" office:value="2122416" calcext:value-type="float">
            <text:p>2122416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71</text:p>
          </table:table-cell>
          <table:table-cell office:value-type="float" office:value="33070558" calcext:value-type="float">
            <text:p>33070558</text:p>
          </table:table-cell>
          <table:table-cell office:value-type="float" office:value="0" calcext:value-type="float">
            <text:p>0.000</text:p>
          </table:table-cell>
          <table:table-cell office:value-type="float" office:value="2172199" calcext:value-type="float">
            <text:p>2172199.000</text:p>
          </table:table-cell>
          <table:table-cell office:value-type="float" office:value="0" calcext:value-type="float">
            <text:p>0.000</text:p>
          </table:table-cell>
          <table:table-cell office:value-type="float" office:value="10000" calcext:value-type="float">
            <text:p>1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:109</text:p>
          </table:table-cell>
          <table:table-cell office:value-type="float" office:value="1603166" calcext:value-type="float">
            <text:p>1603166</text:p>
          </table:table-cell>
          <table:table-cell office:value-type="float" office:value="0" calcext:value-type="float">
            <text:p>0.000</text:p>
          </table:table-cell>
          <table:table-cell office:value-type="float" office:value="1603166" calcext:value-type="float">
            <text:p>1603166.00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" calcext:value-type="float">
            <text:p>1000000.000</text:p>
          </table:table-cell>
          <table:table-cell office:value-type="string" calcext:value-type="string">
            <text:p>rhs_norm</text:p>
          </table:table-cell>
          <table:table-cell office:value-type="string" calcext:value-type="string">
            <text:p>/home/s1736883/Work/PParMetrics/benchmarks/snu-npb/nauseous-omp/BT/src/error.c:9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263</text:p>
          </table:table-cell>
          <table:table-cell office:value-type="float" office:value="31609035" calcext:value-type="float">
            <text:p>31609035</text:p>
          </table:table-cell>
          <table:table-cell office:value-type="float" office:value="0" calcext:value-type="float">
            <text:p>0.000</text:p>
          </table:table-cell>
          <table:table-cell office:value-type="float" office:value="1573562" calcext:value-type="float">
            <text:p>1573562.000</text:p>
          </table:table-cell>
          <table:table-cell office:value-type="float" office:value="0" calcext:value-type="float">
            <text:p>0.000</text:p>
          </table:table-cell>
          <table:table-cell office:value-type="float" office:value="10000" calcext:value-type="float">
            <text:p>1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:108</text:p>
          </table:table-cell>
          <table:table-cell office:value-type="float" office:value="2893801" calcext:value-type="float">
            <text:p>2893801</text:p>
          </table:table-cell>
          <table:table-cell office:value-type="float" office:value="0" calcext:value-type="float">
            <text:p>0.000</text:p>
          </table:table-cell>
          <table:table-cell office:value-type="float" office:value="1290635" calcext:value-type="float">
            <text:p>1290635.000</text:p>
          </table:table-cell>
          <table:table-cell office:value-type="float" office:value="0" calcext:value-type="float">
            <text:p>0.000</text:p>
          </table:table-cell>
          <table:table-cell office:value-type="float" office:value="10000" calcext:value-type="float">
            <text:p>10000.000</text:p>
          </table:table-cell>
          <table:table-cell office:value-type="string" calcext:value-type="string">
            <text:p>rhs_norm</text:p>
          </table:table-cell>
          <table:table-cell office:value-type="string" calcext:value-type="string">
            <text:p>/home/s1736883/Work/PParMetrics/benchmarks/snu-npb/nauseous-omp/BT/src/error.c:9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177</text:p>
          </table:table-cell>
          <table:table-cell office:value-type="float" office:value="1181350" calcext:value-type="float">
            <text:p>1181350</text:p>
          </table:table-cell>
          <table:table-cell office:value-type="float" office:value="0" calcext:value-type="float">
            <text:p>0.000</text:p>
          </table:table-cell>
          <table:table-cell office:value-type="float" office:value="1181350" calcext:value-type="float">
            <text:p>1181350.000</text:p>
          </table:table-cell>
          <table:table-cell office:value-type="float" office:value="0" calcext:value-type="float">
            <text:p>0.000</text:p>
          </table:table-cell>
          <table:table-cell office:value-type="float" office:value="1020000" calcext:value-type="float">
            <text:p>102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171</text:p>
          </table:table-cell>
          <table:table-cell office:value-type="float" office:value="897433" calcext:value-type="float">
            <text:p>897433</text:p>
          </table:table-cell>
          <table:table-cell office:value-type="float" office:value="0" calcext:value-type="float">
            <text:p>0.000</text:p>
          </table:table-cell>
          <table:table-cell office:value-type="float" office:value="897433" calcext:value-type="float">
            <text:p>897433.000</text:p>
          </table:table-cell>
          <table:table-cell office:value-type="float" office:value="0" calcext:value-type="float">
            <text:p>0.000</text:p>
          </table:table-cell>
          <table:table-cell office:value-type="float" office:value="1020000" calcext:value-type="float">
            <text:p>102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75</text:p>
          </table:table-cell>
          <table:table-cell office:value-type="float" office:value="777722" calcext:value-type="float">
            <text:p>777722</text:p>
          </table:table-cell>
          <table:table-cell office:value-type="float" office:value="0" calcext:value-type="float">
            <text:p>0.000</text:p>
          </table:table-cell>
          <table:table-cell office:value-type="float" office:value="777722" calcext:value-type="float">
            <text:p>777722.000</text:p>
          </table:table-cell>
          <table:table-cell office:value-type="float" office:value="0" calcext:value-type="float">
            <text:p>0.000</text:p>
          </table:table-cell>
          <table:table-cell office:value-type="float" office:value="1020000" calcext:value-type="float">
            <text:p>102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273</text:p>
          </table:table-cell>
          <table:table-cell office:value-type="float" office:value="717409" calcext:value-type="float">
            <text:p>717409</text:p>
          </table:table-cell>
          <table:table-cell office:value-type="float" office:value="0" calcext:value-type="float">
            <text:p>0.000</text:p>
          </table:table-cell>
          <table:table-cell office:value-type="float" office:value="717409" calcext:value-type="float">
            <text:p>717409.000</text:p>
          </table:table-cell>
          <table:table-cell office:value-type="float" office:value="0" calcext:value-type="float">
            <text:p>0.000</text:p>
          </table:table-cell>
          <table:table-cell office:value-type="float" office:value="1020000" calcext:value-type="float">
            <text:p>102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267</text:p>
          </table:table-cell>
          <table:table-cell office:value-type="float" office:value="584722" calcext:value-type="float">
            <text:p>584722</text:p>
          </table:table-cell>
          <table:table-cell office:value-type="float" office:value="0" calcext:value-type="float">
            <text:p>0.000</text:p>
          </table:table-cell>
          <table:table-cell office:value-type="float" office:value="584722" calcext:value-type="float">
            <text:p>584722.000</text:p>
          </table:table-cell>
          <table:table-cell office:value-type="float" office:value="0" calcext:value-type="float">
            <text:p>0.000</text:p>
          </table:table-cell>
          <table:table-cell office:value-type="float" office:value="1020000" calcext:value-type="float">
            <text:p>102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81</text:p>
          </table:table-cell>
          <table:table-cell office:value-type="float" office:value="581970" calcext:value-type="float">
            <text:p>581970</text:p>
          </table:table-cell>
          <table:table-cell office:value-type="float" office:value="0" calcext:value-type="float">
            <text:p>0.000</text:p>
          </table:table-cell>
          <table:table-cell office:value-type="float" office:value="581970" calcext:value-type="float">
            <text:p>581970.000</text:p>
          </table:table-cell>
          <table:table-cell office:value-type="float" office:value="0" calcext:value-type="float">
            <text:p>0.000</text:p>
          </table:table-cell>
          <table:table-cell office:value-type="float" office:value="1020000" calcext:value-type="float">
            <text:p>102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164</text:p>
          </table:table-cell>
          <table:table-cell office:value-type="float" office:value="107938932" calcext:value-type="float">
            <text:p>107938932</text:p>
          </table:table-cell>
          <table:table-cell office:value-type="float" office:value="0" calcext:value-type="float">
            <text:p>0.000</text:p>
          </table:table-cell>
          <table:table-cell office:value-type="float" office:value="511079" calcext:value-type="float">
            <text:p>511079.000</text:p>
          </table:table-cell>
          <table:table-cell office:value-type="float" office:value="0" calcext:value-type="float">
            <text:p>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68</text:p>
          </table:table-cell>
          <table:table-cell office:value-type="float" office:value="88961104" calcext:value-type="float">
            <text:p>88961104</text:p>
          </table:table-cell>
          <table:table-cell office:value-type="float" office:value="0" calcext:value-type="float">
            <text:p>0.000</text:p>
          </table:table-cell>
          <table:table-cell office:value-type="float" office:value="365528" calcext:value-type="float">
            <text:p>365528.000</text:p>
          </table:table-cell>
          <table:table-cell office:value-type="float" office:value="0" calcext:value-type="float">
            <text:p>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114</text:p>
          </table:table-cell>
          <table:table-cell office:value-type="float" office:value="903358" calcext:value-type="float">
            <text:p>903358</text:p>
          </table:table-cell>
          <table:table-cell office:value-type="float" office:value="0" calcext:value-type="float">
            <text:p>0.000</text:p>
          </table:table-cell>
          <table:table-cell office:value-type="float" office:value="344964" calcext:value-type="float">
            <text:p>344964.000</text:p>
          </table:table-cell>
          <table:table-cell office:value-type="float" office:value="0" calcext:value-type="float">
            <text:p>0.000</text:p>
          </table:table-cell>
          <table:table-cell office:value-type="float" office:value="204" calcext:value-type="float">
            <text:p>204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338</text:p>
          </table:table-cell>
          <table:table-cell office:value-type="float" office:value="298281" calcext:value-type="float">
            <text:p>298281</text:p>
          </table:table-cell>
          <table:table-cell office:value-type="float" office:value="0" calcext:value-type="float">
            <text:p>0.000</text:p>
          </table:table-cell>
          <table:table-cell office:value-type="float" office:value="298281" calcext:value-type="float">
            <text:p>298281.000</text:p>
          </table:table-cell>
          <table:table-cell office:value-type="float" office:value="0" calcext:value-type="float">
            <text:p>0.000</text:p>
          </table:table-cell>
          <table:table-cell office:value-type="float" office:value="10000" calcext:value-type="float">
            <text:p>1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131</text:p>
          </table:table-cell>
          <table:table-cell office:value-type="float" office:value="855231" calcext:value-type="float">
            <text:p>855231</text:p>
          </table:table-cell>
          <table:table-cell office:value-type="float" office:value="0" calcext:value-type="float">
            <text:p>0.000</text:p>
          </table:table-cell>
          <table:table-cell office:value-type="float" office:value="295876" calcext:value-type="float">
            <text:p>295876.000</text:p>
          </table:table-cell>
          <table:table-cell office:value-type="float" office:value="0" calcext:value-type="float">
            <text:p>0.000</text:p>
          </table:table-cell>
          <table:table-cell office:value-type="float" office:value="204" calcext:value-type="float">
            <text:p>204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224</text:p>
          </table:table-cell>
          <table:table-cell office:value-type="float" office:value="286791" calcext:value-type="float">
            <text:p>286791</text:p>
          </table:table-cell>
          <table:table-cell office:value-type="float" office:value="0" calcext:value-type="float">
            <text:p>0.000</text:p>
          </table:table-cell>
          <table:table-cell office:value-type="float" office:value="286791" calcext:value-type="float">
            <text:p>286791.000</text:p>
          </table:table-cell>
          <table:table-cell office:value-type="float" office:value="0" calcext:value-type="float">
            <text:p>0.000</text:p>
          </table:table-cell>
          <table:table-cell office:value-type="float" office:value="10000" calcext:value-type="float">
            <text:p>1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260</text:p>
          </table:table-cell>
          <table:table-cell office:value-type="float" office:value="110140058" calcext:value-type="float">
            <text:p>110140058</text:p>
          </table:table-cell>
          <table:table-cell office:value-type="float" office:value="0" calcext:value-type="float">
            <text:p>0.000</text:p>
          </table:table-cell>
          <table:table-cell office:value-type="float" office:value="268872" calcext:value-type="float">
            <text:p>268872.000</text:p>
          </table:table-cell>
          <table:table-cell office:value-type="float" office:value="0" calcext:value-type="float">
            <text:p>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146</text:p>
          </table:table-cell>
          <table:table-cell office:value-type="float" office:value="235592" calcext:value-type="float">
            <text:p>235592</text:p>
          </table:table-cell>
          <table:table-cell office:value-type="float" office:value="0" calcext:value-type="float">
            <text:p>0.000</text:p>
          </table:table-cell>
          <table:table-cell office:value-type="float" office:value="235592" calcext:value-type="float">
            <text:p>235592.000</text:p>
          </table:table-cell>
          <table:table-cell office:value-type="float" office:value="0" calcext:value-type="float">
            <text:p>0.000</text:p>
          </table:table-cell>
          <table:table-cell office:value-type="float" office:value="10000" calcext:value-type="float">
            <text:p>1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242</text:p>
          </table:table-cell>
          <table:table-cell office:value-type="float" office:value="228363" calcext:value-type="float">
            <text:p>228363</text:p>
          </table:table-cell>
          <table:table-cell office:value-type="float" office:value="0" calcext:value-type="float">
            <text:p>0.000</text:p>
          </table:table-cell>
          <table:table-cell office:value-type="float" office:value="228363" calcext:value-type="float">
            <text:p>228363.000</text:p>
          </table:table-cell>
          <table:table-cell office:value-type="float" office:value="0" calcext:value-type="float">
            <text:p>0.000</text:p>
          </table:table-cell>
          <table:table-cell office:value-type="float" office:value="10000" calcext:value-type="float">
            <text:p>1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320</text:p>
          </table:table-cell>
          <table:table-cell office:value-type="float" office:value="219810" calcext:value-type="float">
            <text:p>219810</text:p>
          </table:table-cell>
          <table:table-cell office:value-type="float" office:value="0" calcext:value-type="float">
            <text:p>0.000</text:p>
          </table:table-cell>
          <table:table-cell office:value-type="float" office:value="219810" calcext:value-type="float">
            <text:p>219810.000</text:p>
          </table:table-cell>
          <table:table-cell office:value-type="float" office:value="0" calcext:value-type="float">
            <text:p>0.000</text:p>
          </table:table-cell>
          <table:table-cell office:value-type="float" office:value="10000" calcext:value-type="float">
            <text:p>1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57</text:p>
          </table:table-cell>
          <table:table-cell office:value-type="float" office:value="63720244" calcext:value-type="float">
            <text:p>63720244</text:p>
          </table:table-cell>
          <table:table-cell office:value-type="float" office:value="0" calcext:value-type="float">
            <text:p>0.000</text:p>
          </table:table-cell>
          <table:table-cell office:value-type="float" office:value="194780" calcext:value-type="float">
            <text:p>194780.000</text:p>
          </table:table-cell>
          <table:table-cell office:value-type="float" office:value="0" calcext:value-type="float">
            <text:p>0.000</text:p>
          </table:table-cell>
          <table:table-cell office:value-type="float" office:value="204" calcext:value-type="float">
            <text:p>204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369</text:p>
          </table:table-cell>
          <table:table-cell office:value-type="float" office:value="44790882" calcext:value-type="float">
            <text:p>44790882</text:p>
          </table:table-cell>
          <table:table-cell office:value-type="float" office:value="0" calcext:value-type="float">
            <text:p>0.000</text:p>
          </table:table-cell>
          <table:table-cell office:value-type="float" office:value="194450" calcext:value-type="float">
            <text:p>194450.000</text:p>
          </table:table-cell>
          <table:table-cell office:value-type="float" office:value="0" calcext:value-type="float">
            <text:p>0.000</text:p>
          </table:table-cell>
          <table:table-cell office:value-type="float" office:value="202" calcext:value-type="float">
            <text:p>202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235</text:p>
          </table:table-cell>
          <table:table-cell office:value-type="float" office:value="186171" calcext:value-type="float">
            <text:p>186171</text:p>
          </table:table-cell>
          <table:table-cell office:value-type="float" office:value="0" calcext:value-type="float">
            <text:p>0.000</text:p>
          </table:table-cell>
          <table:table-cell office:value-type="float" office:value="186171" calcext:value-type="float">
            <text:p>186171.000</text:p>
          </table:table-cell>
          <table:table-cell office:value-type="float" office:value="0" calcext:value-type="float">
            <text:p>0.000</text:p>
          </table:table-cell>
          <table:table-cell office:value-type="float" office:value="10000" calcext:value-type="float">
            <text:p>1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128</text:p>
          </table:table-cell>
          <table:table-cell office:value-type="float" office:value="166707" calcext:value-type="float">
            <text:p>166707</text:p>
          </table:table-cell>
          <table:table-cell office:value-type="float" office:value="0" calcext:value-type="float">
            <text:p>0.000</text:p>
          </table:table-cell>
          <table:table-cell office:value-type="float" office:value="166707" calcext:value-type="float">
            <text:p>166707.000</text:p>
          </table:table-cell>
          <table:table-cell office:value-type="float" office:value="0" calcext:value-type="float">
            <text:p>0.000</text:p>
          </table:table-cell>
          <table:table-cell office:value-type="float" office:value="10000" calcext:value-type="float">
            <text:p>1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331</text:p>
          </table:table-cell>
          <table:table-cell office:value-type="float" office:value="156392" calcext:value-type="float">
            <text:p>156392</text:p>
          </table:table-cell>
          <table:table-cell office:value-type="float" office:value="0" calcext:value-type="float">
            <text:p>0.000</text:p>
          </table:table-cell>
          <table:table-cell office:value-type="float" office:value="156392" calcext:value-type="float">
            <text:p>156392.000</text:p>
          </table:table-cell>
          <table:table-cell office:value-type="float" office:value="0" calcext:value-type="float">
            <text:p>0.000</text:p>
          </table:table-cell>
          <table:table-cell office:value-type="float" office:value="10000" calcext:value-type="float">
            <text:p>100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165</text:p>
          </table:table-cell>
          <table:table-cell office:value-type="float" office:value="900066" calcext:value-type="float">
            <text:p>900066</text:p>
          </table:table-cell>
          <table:table-cell office:value-type="float" office:value="0" calcext:value-type="float">
            <text:p>0.000</text:p>
          </table:table-cell>
          <table:table-cell office:value-type="float" office:value="102767" calcext:value-type="float">
            <text:p>102767.000</text:p>
          </table:table-cell>
          <table:table-cell office:value-type="float" office:value="0" calcext:value-type="float">
            <text:p>0.000</text:p>
          </table:table-cell>
          <table:table-cell office:value-type="float" office:value="204" calcext:value-type="float">
            <text:p>204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168</text:p>
          </table:table-cell>
          <table:table-cell office:value-type="float" office:value="57851" calcext:value-type="float">
            <text:p>57851</text:p>
          </table:table-cell>
          <table:table-cell office:value-type="float" office:value="0" calcext:value-type="float">
            <text:p>0.000</text:p>
          </table:table-cell>
          <table:table-cell office:value-type="float" office:value="57851" calcext:value-type="float">
            <text:p>57851.000</text:p>
          </table:table-cell>
          <table:table-cell office:value-type="float" office:value="0" calcext:value-type="float">
            <text:p>0.000</text:p>
          </table:table-cell>
          <table:table-cell office:value-type="float" office:value="20808" calcext:value-type="float">
            <text:p>20808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:304</text:p>
          </table:table-cell>
          <table:table-cell office:value-type="float" office:value="51363" calcext:value-type="float">
            <text:p>51363</text:p>
          </table:table-cell>
          <table:table-cell office:value-type="float" office:value="0" calcext:value-type="float">
            <text:p>0.000</text:p>
          </table:table-cell>
          <table:table-cell office:value-type="float" office:value="51363" calcext:value-type="float">
            <text:p>51363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/home/s1736883/Work/PParMetrics/benchmarks/snu-npb/nauseous-omp/BT/src/verify.c:43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:407</text:p>
          </table:table-cell>
          <table:table-cell office:value-type="float" office:value="35758776" calcext:value-type="float">
            <text:p>35758776</text:p>
          </table:table-cell>
          <table:table-cell office:value-type="float" office:value="0" calcext:value-type="float">
            <text:p>0.000</text:p>
          </table:table-cell>
          <table:table-cell office:value-type="float" office:value="44377" calcext:value-type="float">
            <text:p>44377.000</text:p>
          </table:table-cell>
          <table:table-cell office:value-type="float" office:value="0" calcext:value-type="float">
            <text:p>0.000</text:p>
          </table:table-cell>
          <table:table-cell office:value-type="float" office:value="202" calcext:value-type="float">
            <text:p>202.000</text:p>
          </table:table-cell>
          <table:table-cell office:value-type="string" calcext:value-type="string">
            <text:p>compute_rhs</text:p>
          </table:table-cell>
          <table:table-cell office:value-type="string" calcext:value-type="string">
            <text:p>/home/s1736883/Work/PParMetrics/benchmarks/snu-npb/nauseous-omp/BT/src/rhs.c:3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:323</text:p>
          </table:table-cell>
          <table:table-cell office:value-type="float" office:value="40399" calcext:value-type="float">
            <text:p>40399</text:p>
          </table:table-cell>
          <table:table-cell office:value-type="float" office:value="0" calcext:value-type="float">
            <text:p>0.000</text:p>
          </table:table-cell>
          <table:table-cell office:value-type="float" office:value="40399" calcext:value-type="float">
            <text:p>40399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/home/s1736883/Work/PParMetrics/benchmarks/snu-npb/nauseous-omp/BT/src/verify.c:43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148</text:p>
          </table:table-cell>
          <table:table-cell office:value-type="float" office:value="578025" calcext:value-type="float">
            <text:p>578025</text:p>
          </table:table-cell>
          <table:table-cell office:value-type="float" office:value="0" calcext:value-type="float">
            <text:p>0.000</text:p>
          </table:table-cell>
          <table:table-cell office:value-type="float" office:value="23600" calcext:value-type="float">
            <text:p>23600.000</text:p>
          </table:table-cell>
          <table:table-cell office:value-type="float" office:value="0" calcext:value-type="float">
            <text:p>0.000</text:p>
          </table:table-cell>
          <table:table-cell office:value-type="float" office:value="204" calcext:value-type="float">
            <text:p>204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185</text:p>
          </table:table-cell>
          <table:table-cell office:value-type="float" office:value="15149" calcext:value-type="float">
            <text:p>15149</text:p>
          </table:table-cell>
          <table:table-cell office:value-type="float" office:value="0" calcext:value-type="float">
            <text:p>0.000</text:p>
          </table:table-cell>
          <table:table-cell office:value-type="float" office:value="15149" calcext:value-type="float">
            <text:p>15149.000</text:p>
          </table:table-cell>
          <table:table-cell office:value-type="float" office:value="0" calcext:value-type="float">
            <text:p>0.000</text:p>
          </table:table-cell>
          <table:table-cell office:value-type="float" office:value="20808" calcext:value-type="float">
            <text:p>20808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134</text:p>
          </table:table-cell>
          <table:table-cell office:value-type="float" office:value="10980" calcext:value-type="float">
            <text:p>10980</text:p>
          </table:table-cell>
          <table:table-cell office:value-type="float" office:value="0" calcext:value-type="float">
            <text:p>0.000</text:p>
          </table:table-cell>
          <table:table-cell office:value-type="float" office:value="10980" calcext:value-type="float">
            <text:p>10980.000</text:p>
          </table:table-cell>
          <table:table-cell office:value-type="float" office:value="0" calcext:value-type="float">
            <text:p>0.000</text:p>
          </table:table-cell>
          <table:table-cell office:value-type="float" office:value="20808" calcext:value-type="float">
            <text:p>20808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56</text:p>
          </table:table-cell>
          <table:table-cell office:value-type="float" office:value="63730050" calcext:value-type="float">
            <text:p>63730050</text:p>
          </table:table-cell>
          <table:table-cell office:value-type="float" office:value="0" calcext:value-type="float">
            <text:p>0.000</text:p>
          </table:table-cell>
          <table:table-cell office:value-type="float" office:value="9806" calcext:value-type="float">
            <text:p>9806.000</text:p>
          </table:table-cell>
          <table:table-cell office:value-type="float" office:value="0" calcext:value-type="float">
            <text:p>0.000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:61</text:p>
          </table:table-cell>
          <table:table-cell office:value-type="float" office:value="39726563" calcext:value-type="float">
            <text:p>39726563</text:p>
          </table:table-cell>
          <table:table-cell office:value-type="float" office:value="0" calcext:value-type="float">
            <text:p>0.000</text:p>
          </table:table-cell>
          <table:table-cell office:value-type="float" office:value="9222" calcext:value-type="float">
            <text:p>9222.000</text:p>
          </table:table-cell>
          <table:table-cell office:value-type="float" office:value="0" calcext:value-type="float">
            <text:p>0.000</text:p>
          </table:table-cell>
          <table:table-cell office:value-type="float" office:value="102" calcext:value-type="float">
            <text:p>102.000</text:p>
          </table:table-cell>
          <table:table-cell office:value-type="string" calcext:value-type="string">
            <text:p>error_norm</text:p>
          </table:table-cell>
          <table:table-cell office:value-type="string" calcext:value-type="string">
            <text:p>/home/s1736883/Work/PParMetrics/benchmarks/snu-npb/nauseous-omp/BT/src/error.c:43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151</text:p>
          </table:table-cell>
          <table:table-cell office:value-type="float" office:value="7651" calcext:value-type="float">
            <text:p>7651</text:p>
          </table:table-cell>
          <table:table-cell office:value-type="float" office:value="0" calcext:value-type="float">
            <text:p>0.000</text:p>
          </table:table-cell>
          <table:table-cell office:value-type="float" office:value="7651" calcext:value-type="float">
            <text:p>7651.000</text:p>
          </table:table-cell>
          <table:table-cell office:value-type="float" office:value="0" calcext:value-type="float">
            <text:p>0.000</text:p>
          </table:table-cell>
          <table:table-cell office:value-type="float" office:value="20808" calcext:value-type="float">
            <text:p>20808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182</text:p>
          </table:table-cell>
          <table:table-cell office:value-type="float" office:value="580563" calcext:value-type="float">
            <text:p>580563</text:p>
          </table:table-cell>
          <table:table-cell office:value-type="float" office:value="0" calcext:value-type="float">
            <text:p>0.000</text:p>
          </table:table-cell>
          <table:table-cell office:value-type="float" office:value="6996" calcext:value-type="float">
            <text:p>6996.000</text:p>
          </table:table-cell>
          <table:table-cell office:value-type="float" office:value="0" calcext:value-type="float">
            <text:p>0.000</text:p>
          </table:table-cell>
          <table:table-cell office:value-type="float" office:value="204" calcext:value-type="float">
            <text:p>204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117</text:p>
          </table:table-cell>
          <table:table-cell office:value-type="float" office:value="6439" calcext:value-type="float">
            <text:p>6439</text:p>
          </table:table-cell>
          <table:table-cell office:value-type="float" office:value="0" calcext:value-type="float">
            <text:p>0.000</text:p>
          </table:table-cell>
          <table:table-cell office:value-type="float" office:value="6439" calcext:value-type="float">
            <text:p>6439.000</text:p>
          </table:table-cell>
          <table:table-cell office:value-type="float" office:value="0" calcext:value-type="float">
            <text:p>0.000</text:p>
          </table:table-cell>
          <table:table-cell office:value-type="float" office:value="20808" calcext:value-type="float">
            <text:p>20808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202</text:p>
          </table:table-cell>
          <table:table-cell office:value-type="float" office:value="5263" calcext:value-type="float">
            <text:p>5263</text:p>
          </table:table-cell>
          <table:table-cell office:value-type="float" office:value="0" calcext:value-type="float">
            <text:p>0.000</text:p>
          </table:table-cell>
          <table:table-cell office:value-type="float" office:value="5263" calcext:value-type="float">
            <text:p>5263.000</text:p>
          </table:table-cell>
          <table:table-cell office:value-type="float" office:value="0" calcext:value-type="float">
            <text:p>0.000</text:p>
          </table:table-cell>
          <table:table-cell office:value-type="float" office:value="20808" calcext:value-type="float">
            <text:p>20808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199</text:p>
          </table:table-cell>
          <table:table-cell office:value-type="float" office:value="559598" calcext:value-type="float">
            <text:p>559598</text:p>
          </table:table-cell>
          <table:table-cell office:value-type="float" office:value="0" calcext:value-type="float">
            <text:p>0.000</text:p>
          </table:table-cell>
          <table:table-cell office:value-type="float" office:value="5050" calcext:value-type="float">
            <text:p>5050.000</text:p>
          </table:table-cell>
          <table:table-cell office:value-type="float" office:value="0" calcext:value-type="float">
            <text:p>0.000</text:p>
          </table:table-cell>
          <table:table-cell office:value-type="float" office:value="204" calcext:value-type="float">
            <text:p>204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162</text:p>
          </table:table-cell>
          <table:table-cell office:value-type="float" office:value="107943318" calcext:value-type="float">
            <text:p>107943318</text:p>
          </table:table-cell>
          <table:table-cell office:value-type="float" office:value="0" calcext:value-type="float">
            <text:p>0.000</text:p>
          </table:table-cell>
          <table:table-cell office:value-type="float" office:value="4386" calcext:value-type="float">
            <text:p>4386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356</text:p>
          </table:table-cell>
          <table:table-cell office:value-type="float" office:value="11898830" calcext:value-type="float">
            <text:p>11898830</text:p>
          </table:table-cell>
          <table:table-cell office:value-type="float" office:value="0" calcext:value-type="float">
            <text:p>0.000</text:p>
          </table:table-cell>
          <table:table-cell office:value-type="float" office:value="3796" calcext:value-type="float">
            <text:p>3796.000</text:p>
          </table:table-cell>
          <table:table-cell office:value-type="float" office:value="0" calcext:value-type="float">
            <text:p>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52</text:p>
          </table:table-cell>
          <table:table-cell office:value-type="float" office:value="37549743" calcext:value-type="float">
            <text:p>37549743</text:p>
          </table:table-cell>
          <table:table-cell office:value-type="float" office:value="0" calcext:value-type="float">
            <text:p>0.000</text:p>
          </table:table-cell>
          <table:table-cell office:value-type="float" office:value="3462" calcext:value-type="float">
            <text:p>3462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197</text:p>
          </table:table-cell>
          <table:table-cell office:value-type="float" office:value="563002" calcext:value-type="float">
            <text:p>563002</text:p>
          </table:table-cell>
          <table:table-cell office:value-type="float" office:value="0" calcext:value-type="float">
            <text:p>0.000</text:p>
          </table:table-cell>
          <table:table-cell office:value-type="float" office:value="3404" calcext:value-type="float">
            <text:p>3404.000</text:p>
          </table:table-cell>
          <table:table-cell office:value-type="float" office:value="0" calcext:value-type="float">
            <text:p>0.000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:107</text:p>
          </table:table-cell>
          <table:table-cell office:value-type="float" office:value="2896927" calcext:value-type="float">
            <text:p>2896927</text:p>
          </table:table-cell>
          <table:table-cell office:value-type="float" office:value="0" calcext:value-type="float">
            <text:p>0.000</text:p>
          </table:table-cell>
          <table:table-cell office:value-type="float" office:value="3126" calcext:value-type="float">
            <text:p>3126.000</text:p>
          </table:table-cell>
          <table:table-cell office:value-type="float" office:value="0" calcext:value-type="float">
            <text:p>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>
            <text:p>rhs_norm</text:p>
          </table:table-cell>
          <table:table-cell office:value-type="string" calcext:value-type="string">
            <text:p>/home/s1736883/Work/PParMetrics/benchmarks/snu-npb/nauseous-omp/BT/src/error.c:9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:106</text:p>
          </table:table-cell>
          <table:table-cell office:value-type="float" office:value="2899868" calcext:value-type="float">
            <text:p>2899868</text:p>
          </table:table-cell>
          <table:table-cell office:value-type="float" office:value="0" calcext:value-type="float">
            <text:p>0.000</text:p>
          </table:table-cell>
          <table:table-cell office:value-type="float" office:value="2941" calcext:value-type="float">
            <text:p>2941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rhs_norm</text:p>
          </table:table-cell>
          <table:table-cell office:value-type="string" calcext:value-type="string">
            <text:p>/home/s1736883/Work/PParMetrics/benchmarks/snu-npb/nauseous-omp/BT/src/error.c:9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:59</text:p>
          </table:table-cell>
          <table:table-cell office:value-type="float" office:value="39728126" calcext:value-type="float">
            <text:p>39728126</text:p>
          </table:table-cell>
          <table:table-cell office:value-type="float" office:value="0" calcext:value-type="float">
            <text:p>0.000</text:p>
          </table:table-cell>
          <table:table-cell office:value-type="float" office:value="1563" calcext:value-type="float">
            <text:p>1563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error_norm</text:p>
          </table:table-cell>
          <table:table-cell office:value-type="string" calcext:value-type="string">
            <text:p>/home/s1736883/Work/PParMetrics/benchmarks/snu-npb/nauseous-omp/BT/src/error.c:43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258</text:p>
          </table:table-cell>
          <table:table-cell office:value-type="float" office:value="110141280" calcext:value-type="float">
            <text:p>110141280</text:p>
          </table:table-cell>
          <table:table-cell office:value-type="float" office:value="0" calcext:value-type="float">
            <text:p>0.000</text:p>
          </table:table-cell>
          <table:table-cell office:value-type="float" office:value="1222" calcext:value-type="float">
            <text:p>1222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:182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.000</text:p>
          </table:table-cell>
          <table:table-cell office:value-type="float" office:value="798" calcext:value-type="float">
            <text:p>798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/home/s1736883/Work/PParMetrics/benchmarks/snu-npb/nauseous-omp/BT/src/bt.c:9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:81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.000</text:p>
          </table:table-cell>
          <table:table-cell office:value-type="float" office:value="769" calcext:value-type="float">
            <text:p>769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error_norm</text:p>
          </table:table-cell>
          <table:table-cell office:value-type="string" calcext:value-type="string">
            <text:p>/home/s1736883/Work/PParMetrics/benchmarks/snu-npb/nauseous-omp/BT/src/error.c:43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:146</text:p>
          </table:table-cell>
          <table:table-cell office:value-type="float" office:value="578662" calcext:value-type="float">
            <text:p>578662</text:p>
          </table:table-cell>
          <table:table-cell office:value-type="float" office:value="0" calcext:value-type="float">
            <text:p>0.000</text:p>
          </table:table-cell>
          <table:table-cell office:value-type="float" office:value="637" calcext:value-type="float">
            <text:p>637.000</text:p>
          </table:table-cell>
          <table:table-cell office:value-type="float" office:value="0" calcext:value-type="float">
            <text:p>0.000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/home/s1736883/Work/PParMetrics/benchmarks/snu-npb/nauseous-omp/BT/src/initialize.c:42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:278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.000</text:p>
          </table:table-cell>
          <table:table-cell office:value-type="float" office:value="510" calcext:value-type="float">
            <text:p>51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/home/s1736883/Work/PParMetrics/benchmarks/snu-npb/nauseous-omp/BT/src/verify.c:43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:123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.000</text:p>
          </table:table-cell>
          <table:table-cell office:value-type="float" office:value="411" calcext:value-type="float">
            <text:p>411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rhs_norm</text:p>
          </table:table-cell>
          <table:table-cell office:value-type="string" calcext:value-type="string">
            <text:p>/home/s1736883/Work/PParMetrics/benchmarks/snu-npb/nauseous-omp/BT/src/error.c:9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:168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.000</text:p>
          </table:table-cell>
          <table:table-cell office:value-type="float" office:value="372" calcext:value-type="float">
            <text:p>372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/home/s1736883/Work/PParMetrics/benchmarks/snu-npb/nauseous-omp/BT/src/bt.c:9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:4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.000</text:p>
          </table:table-cell>
          <table:table-cell office:value-type="float" office:value="276" calcext:value-type="float">
            <text:p>276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error_norm</text:p>
          </table:table-cell>
          <table:table-cell office:value-type="string" calcext:value-type="string">
            <text:p>/home/s1736883/Work/PParMetrics/benchmarks/snu-npb/nauseous-omp/BT/src/error.c:43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:74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.000</text:p>
          </table:table-cell>
          <table:table-cell office:value-type="float" office:value="241" calcext:value-type="float">
            <text:p>241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error_norm</text:p>
          </table:table-cell>
          <table:table-cell office:value-type="string" calcext:value-type="string">
            <text:p>/home/s1736883/Work/PParMetrics/benchmarks/snu-npb/nauseous-omp/BT/src/error.c:43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:116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.000</text:p>
          </table:table-cell>
          <table:table-cell office:value-type="float" office:value="231" calcext:value-type="float">
            <text:p>231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rhs_norm</text:p>
          </table:table-cell>
          <table:table-cell office:value-type="string" calcext:value-type="string">
            <text:p>/home/s1736883/Work/PParMetrics/benchmarks/snu-npb/nauseous-omp/BT/src/error.c:9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:61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.000</text:p>
          </table:table-cell>
          <table:table-cell office:value-type="float" office:value="225" calcext:value-type="float">
            <text:p>225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/home/s1736883/Work/PParMetrics/benchmarks/snu-npb/nauseous-omp/BT/src/verify.c:43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:80</text:p>
          </table:table-cell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.000</text:p>
          </table:table-cell>
          <table:table-cell office:value-type="float" office:value="177" calcext:value-type="float">
            <text:p>177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error_norm</text:p>
          </table:table-cell>
          <table:table-cell office:value-type="string" calcext:value-type="string">
            <text:p>/home/s1736883/Work/PParMetrics/benchmarks/snu-npb/nauseous-omp/BT/src/error.c:43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:9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.000</text:p>
          </table:table-cell>
          <table:table-cell office:value-type="float" office:value="170" calcext:value-type="float">
            <text:p>17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rhs_norm</text:p>
          </table:table-cell>
          <table:table-cell office:value-type="string" calcext:value-type="string">
            <text:p>/home/s1736883/Work/PParMetrics/benchmarks/snu-npb/nauseous-omp/BT/src/error.c:9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:122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.000</text:p>
          </table:table-cell>
          <table:table-cell office:value-type="float" office:value="154" calcext:value-type="float">
            <text:p>154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rhs_norm</text:p>
          </table:table-cell>
          <table:table-cell office:value-type="string" calcext:value-type="string">
            <text:p>/home/s1736883/Work/PParMetrics/benchmarks/snu-npb/nauseous-omp/BT/src/error.c:9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:122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.000</text:p>
          </table:table-cell>
          <table:table-cell office:value-type="float" office:value="102" calcext:value-type="float">
            <text:p>102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rhs_norm</text:p>
          </table:table-cell>
          <table:table-cell office:value-type="string" calcext:value-type="string">
            <text:p>/home/s1736883/Work/PParMetrics/benchmarks/snu-npb/nauseous-omp/BT/src/error.c:9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:8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.000</text:p>
          </table:table-cell>
          <table:table-cell office:value-type="float" office:value="94" calcext:value-type="float">
            <text:p>94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error_norm</text:p>
          </table:table-cell>
          <table:table-cell office:value-type="string" calcext:value-type="string">
            <text:p>/home/s1736883/Work/PParMetrics/benchmarks/snu-npb/nauseous-omp/BT/src/error.c:43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:5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string" calcext:value-type="string">
            <text:p>exact_rhs</text:p>
          </table:table-cell>
          <table:table-cell office:value-type="string" calcext:value-type="string">
            <text:p>/home/s1736883/Work/PParMetrics/benchmarks/snu-npb/nauseous-omp/BT/src/exact_rhs.c:4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:22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/home/s1736883/Work/PParMetrics/benchmarks/snu-npb/nauseous-omp/BT/src/bt.c:9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:22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/home/s1736883/Work/PParMetrics/benchmarks/snu-npb/nauseous-omp/BT/src/bt.c:9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:21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/home/s1736883/Work/PParMetrics/benchmarks/snu-npb/nauseous-omp/BT/src/bt.c:9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:13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/home/s1736883/Work/PParMetrics/benchmarks/snu-npb/nauseous-omp/BT/src/bt.c:99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:13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/home/s1736883/Work/PParMetrics/benchmarks/snu-npb/nauseous-omp/BT/src/bt.c:99</text:p>
          </table:table-cell>
          <table:table-cell/>
        </table:table-row>
        <table:table-row table:style-name="ro1" table:number-rows-repeated="104840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T" table:style-name="ta1">
        <table:table-column table:style-name="co9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omp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993790182690675" calcext:value-type="float">
            <text:p>0.9937901826906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993087867363381" calcext:value-type="float">
            <text:p>0.9930878673633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69)</text:p>
          </table:table-cell>
          <table:table-cell office:value-type="float" office:value="0.99243138199885" calcext:value-type="float">
            <text:p>0.992431381998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19)</text:p>
          </table:table-cell>
          <table:table-cell office:value-type="float" office:value="0.99243138199885" calcext:value-type="float">
            <text:p>0.992431381998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81)</text:p>
          </table:table-cell>
          <table:table-cell office:value-type="float" office:value="0.991644234929289" calcext:value-type="float">
            <text:p>0.9916442349292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07)</text:p>
          </table:table-cell>
          <table:table-cell office:value-type="float" office:value="0.991644234929289" calcext:value-type="float">
            <text:p>0.9916442349292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986986442230356" calcext:value-type="float">
            <text:p>0.9869864422303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55)</text:p>
          </table:table-cell>
          <table:table-cell office:value-type="float" office:value="0.986572468276374" calcext:value-type="float">
            <text:p>0.986572468276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985417154384375" calcext:value-type="float">
            <text:p>0.9854171543843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983064747479353" calcext:value-type="float">
            <text:p>0.9830647474793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977706746362934" calcext:value-type="float">
            <text:p>0.977706746362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220)</text:p>
          </table:table-cell>
          <table:table-cell office:value-type="float" office:value="0.975491413979466" calcext:value-type="float">
            <text:p>0.9754914139794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229)</text:p>
          </table:table-cell>
          <table:table-cell office:value-type="float" office:value="0.975491413979466" calcext:value-type="float">
            <text:p>0.9754914139794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58)</text:p>
          </table:table-cell>
          <table:table-cell office:value-type="float" office:value="0.970394484163057" calcext:value-type="float">
            <text:p>0.970394484163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256)</text:p>
          </table:table-cell>
          <table:table-cell office:value-type="float" office:value="0.969926486315602" calcext:value-type="float">
            <text:p>0.969926486315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294)</text:p>
          </table:table-cell>
          <table:table-cell office:value-type="float" office:value="0.969926486315602" calcext:value-type="float">
            <text:p>0.969926486315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370)</text:p>
          </table:table-cell>
          <table:table-cell office:value-type="float" office:value="0.969926486315602" calcext:value-type="float">
            <text:p>0.9699264863156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20)</text:p>
          </table:table-cell>
          <table:table-cell office:value-type="float" office:value="0.969926486315602" calcext:value-type="float">
            <text:p>0.9699264863156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59)</text:p>
          </table:table-cell>
          <table:table-cell office:value-type="float" office:value="0.969475735561102" calcext:value-type="float">
            <text:p>0.969475735561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65)</text:p>
          </table:table-cell>
          <table:table-cell office:value-type="float" office:value="0.969192431012572" calcext:value-type="float">
            <text:p>0.969192431012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285)</text:p>
          </table:table-cell>
          <table:table-cell office:value-type="float" office:value="0.969192431012572" calcext:value-type="float">
            <text:p>0.969192431012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382)</text:p>
          </table:table-cell>
          <table:table-cell office:value-type="float" office:value="0.969192431012572" calcext:value-type="float">
            <text:p>0.9691924310125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08)</text:p>
          </table:table-cell>
          <table:table-cell office:value-type="float" office:value="0.969192431012572" calcext:value-type="float">
            <text:p>0.9691924310125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17)</text:p>
          </table:table-cell>
          <table:table-cell office:value-type="float" office:value="0.968906575368876" calcext:value-type="float">
            <text:p>0.968906575368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34)</text:p>
          </table:table-cell>
          <table:table-cell office:value-type="float" office:value="0.968906575368876" calcext:value-type="float">
            <text:p>0.968906575368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51)</text:p>
          </table:table-cell>
          <table:table-cell office:value-type="float" office:value="0.968906575368876" calcext:value-type="float">
            <text:p>0.968906575368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68)</text:p>
          </table:table-cell>
          <table:table-cell office:value-type="float" office:value="0.968906575368876" calcext:value-type="float">
            <text:p>0.968906575368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85)</text:p>
          </table:table-cell>
          <table:table-cell office:value-type="float" office:value="0.968906575368876" calcext:value-type="float">
            <text:p>0.968906575368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202)</text:p>
          </table:table-cell>
          <table:table-cell office:value-type="float" office:value="0.968906575368876" calcext:value-type="float">
            <text:p>0.968906575368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968825991256417" calcext:value-type="float">
            <text:p>0.968825991256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968162038616408" calcext:value-type="float">
            <text:p>0.968162038616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967797821414906" calcext:value-type="float">
            <text:p>0.967797821414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273)</text:p>
          </table:table-cell>
          <table:table-cell office:value-type="float" office:value="0.967797821414906" calcext:value-type="float">
            <text:p>0.967797821414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967797821414906" calcext:value-type="float">
            <text:p>0.9677978214149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56)</text:p>
          </table:table-cell>
          <table:table-cell office:value-type="float" office:value="0.967068840916497" calcext:value-type="float">
            <text:p>0.967068840916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966312933230697" calcext:value-type="float">
            <text:p>0.9663129332306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230)</text:p>
          </table:table-cell>
          <table:table-cell office:value-type="float" office:value="0.966312933230697" calcext:value-type="float">
            <text:p>0.9663129332306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38)</text:p>
          </table:table-cell>
          <table:table-cell office:value-type="float" office:value="0.965690021390525" calcext:value-type="float">
            <text:p>0.965690021390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234)</text:p>
          </table:table-cell>
          <table:table-cell office:value-type="float" office:value="0.965690021390525" calcext:value-type="float">
            <text:p>0.965690021390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330)</text:p>
          </table:table-cell>
          <table:table-cell office:value-type="float" office:value="0.965690021390525" calcext:value-type="float">
            <text:p>0.965690021390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963892364855138" calcext:value-type="float">
            <text:p>0.963892364855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963081188615853" calcext:value-type="float">
            <text:p>0.963081188615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960054084765859" calcext:value-type="float">
            <text:p>0.960054084765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51)</text:p>
          </table:table-cell>
          <table:table-cell office:value-type="float" office:value="0.959175564083035" calcext:value-type="float">
            <text:p>0.959175564083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85)</text:p>
          </table:table-cell>
          <table:table-cell office:value-type="float" office:value="0.959175564083035" calcext:value-type="float">
            <text:p>0.959175564083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57)</text:p>
          </table:table-cell>
          <table:table-cell office:value-type="float" office:value="0.959175564083035" calcext:value-type="float">
            <text:p>0.959175564083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95)</text:p>
          </table:table-cell>
          <table:table-cell office:value-type="float" office:value="0.959175564083035" calcext:value-type="float">
            <text:p>0.959175564083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71)</text:p>
          </table:table-cell>
          <table:table-cell office:value-type="float" office:value="0.959175564083035" calcext:value-type="float">
            <text:p>0.959175564083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21)</text:p>
          </table:table-cell>
          <table:table-cell office:value-type="float" office:value="0.959175564083035" calcext:value-type="float">
            <text:p>0.959175564083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58)</text:p>
          </table:table-cell>
          <table:table-cell office:value-type="float" office:value="0.958456639183432" calcext:value-type="float">
            <text:p>0.958456639183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78)</text:p>
          </table:table-cell>
          <table:table-cell office:value-type="float" office:value="0.958456639183432" calcext:value-type="float">
            <text:p>0.958456639183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66)</text:p>
          </table:table-cell>
          <table:table-cell office:value-type="float" office:value="0.958456639183432" calcext:value-type="float">
            <text:p>0.958456639183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86)</text:p>
          </table:table-cell>
          <table:table-cell office:value-type="float" office:value="0.958456639183432" calcext:value-type="float">
            <text:p>0.958456639183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83)</text:p>
          </table:table-cell>
          <table:table-cell office:value-type="float" office:value="0.958456639183432" calcext:value-type="float">
            <text:p>0.958456639183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09)</text:p>
          </table:table-cell>
          <table:table-cell office:value-type="float" office:value="0.958456639183432" calcext:value-type="float">
            <text:p>0.958456639183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958357022150322" calcext:value-type="float">
            <text:p>0.958357022150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109)</text:p>
          </table:table-cell>
          <table:table-cell office:value-type="float" office:value="0.955786346863318" calcext:value-type="float">
            <text:p>0.955786346863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955784067213069" calcext:value-type="float">
            <text:p>0.955784067213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89)</text:p>
          </table:table-cell>
          <table:table-cell office:value-type="float" office:value="0.955661653819567" calcext:value-type="float">
            <text:p>0.955661653819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954691281587788" calcext:value-type="float">
            <text:p>0.954691281587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224)</text:p>
          </table:table-cell>
          <table:table-cell office:value-type="float" office:value="0.954182303810588" calcext:value-type="float">
            <text:p>0.95418230381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320)</text:p>
          </table:table-cell>
          <table:table-cell office:value-type="float" office:value="0.954182303810588" calcext:value-type="float">
            <text:p>0.95418230381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954100293777305" calcext:value-type="float">
            <text:p>0.954100293777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139)</text:p>
          </table:table-cell>
          <table:table-cell office:value-type="float" office:value="0.953898091830099" calcext:value-type="float">
            <text:p>0.953898091830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235)</text:p>
          </table:table-cell>
          <table:table-cell office:value-type="float" office:value="0.953898091830099" calcext:value-type="float">
            <text:p>0.953898091830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331)</text:p>
          </table:table-cell>
          <table:table-cell office:value-type="float" office:value="0.953898091830099" calcext:value-type="float">
            <text:p>0.953898091830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128)</text:p>
          </table:table-cell>
          <table:table-cell office:value-type="float" office:value="0.95366726187889" calcext:value-type="float">
            <text:p>0.95366726187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357)</text:p>
          </table:table-cell>
          <table:table-cell office:value-type="float" office:value="0.953615751049386" calcext:value-type="float">
            <text:p>0.953615751049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95258016002377" calcext:value-type="float">
            <text:p>0.95258016002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95258016002377" calcext:value-type="float">
            <text:p>0.95258016002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95258016002377" calcext:value-type="float">
            <text:p>0.95258016002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.95183368658158" calcext:value-type="float">
            <text:p>0.95183368658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102)</text:p>
          </table:table-cell>
          <table:table-cell office:value-type="float" office:value="0.948850290000501" calcext:value-type="float">
            <text:p>0.948850290000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48)</text:p>
          </table:table-cell>
          <table:table-cell office:value-type="float" office:value="0.948850290000501" calcext:value-type="float">
            <text:p>0.948850290000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55)</text:p>
          </table:table-cell>
          <table:table-cell office:value-type="float" office:value="0.948850290000501" calcext:value-type="float">
            <text:p>0.948850290000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95)</text:p>
          </table:table-cell>
          <table:table-cell office:value-type="float" office:value="0.948850290000501" calcext:value-type="float">
            <text:p>0.948850290000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947258408027179" calcext:value-type="float">
            <text:p>0.947258408027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146)</text:p>
          </table:table-cell>
          <table:table-cell office:value-type="float" office:value="0.945685913261348" calcext:value-type="float">
            <text:p>0.945685913261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242)</text:p>
          </table:table-cell>
          <table:table-cell office:value-type="float" office:value="0.945685913261348" calcext:value-type="float">
            <text:p>0.945685913261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338)</text:p>
          </table:table-cell>
          <table:table-cell office:value-type="float" office:value="0.945685913261348" calcext:value-type="float">
            <text:p>0.945685913261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944435152241264" calcext:value-type="float">
            <text:p>0.944435152241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944435152241264" calcext:value-type="float">
            <text:p>0.944435152241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944435152241264" calcext:value-type="float">
            <text:p>0.944435152241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943199642126132" calcext:value-type="float">
            <text:p>0.943199642126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67)</text:p>
          </table:table-cell>
          <table:table-cell office:value-type="float" office:value="0.941223702155127" calcext:value-type="float">
            <text:p>0.941223702155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177)</text:p>
          </table:table-cell>
          <table:table-cell office:value-type="float" office:value="0.939206058168993" calcext:value-type="float">
            <text:p>0.939206058168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273)</text:p>
          </table:table-cell>
          <table:table-cell office:value-type="float" office:value="0.939206058168993" calcext:value-type="float">
            <text:p>0.939206058168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81)</text:p>
          </table:table-cell>
          <table:table-cell office:value-type="float" office:value="0.939206058168993" calcext:value-type="float">
            <text:p>0.939206058168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176)</text:p>
          </table:table-cell>
          <table:table-cell office:value-type="float" office:value="0.938158170765878" calcext:value-type="float">
            <text:p>0.938158170765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929742643152367" calcext:value-type="float">
            <text:p>0.929742643152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52)</text:p>
          </table:table-cell>
          <table:table-cell office:value-type="float" office:value="0.92851940174678" calcext:value-type="float">
            <text:p>0.92851940174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56)</text:p>
          </table:table-cell>
          <table:table-cell office:value-type="float" office:value="0.92851940174678" calcext:value-type="float">
            <text:p>0.92851940174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112)</text:p>
          </table:table-cell>
          <table:table-cell office:value-type="float" office:value="0.927468791444953" calcext:value-type="float">
            <text:p>0.927468791444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129)</text:p>
          </table:table-cell>
          <table:table-cell office:value-type="float" office:value="0.927468791444953" calcext:value-type="float">
            <text:p>0.927468791444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146)</text:p>
          </table:table-cell>
          <table:table-cell office:value-type="float" office:value="0.927468791444953" calcext:value-type="float">
            <text:p>0.927468791444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163)</text:p>
          </table:table-cell>
          <table:table-cell office:value-type="float" office:value="0.927468791444953" calcext:value-type="float">
            <text:p>0.927468791444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180)</text:p>
          </table:table-cell>
          <table:table-cell office:value-type="float" office:value="0.927468791444953" calcext:value-type="float">
            <text:p>0.927468791444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197)</text:p>
          </table:table-cell>
          <table:table-cell office:value-type="float" office:value="0.927468791444953" calcext:value-type="float">
            <text:p>0.927468791444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verify.c(61)</text:p>
          </table:table-cell>
          <table:table-cell office:value-type="float" office:value="0.918189013497448" calcext:value-type="float">
            <text:p>0.918189013497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916908548866014" calcext:value-type="float">
            <text:p>0.916908548866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916908548866014" calcext:value-type="float">
            <text:p>0.916908548866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916908548866014" calcext:value-type="float">
            <text:p>0.916908548866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187)</text:p>
          </table:table-cell>
          <table:table-cell office:value-type="float" office:value="0.916907459793297" calcext:value-type="float">
            <text:p>0.916907459793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283)</text:p>
          </table:table-cell>
          <table:table-cell office:value-type="float" office:value="0.916907459793297" calcext:value-type="float">
            <text:p>0.916907459793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91)</text:p>
          </table:table-cell>
          <table:table-cell office:value-type="float" office:value="0.916907459793297" calcext:value-type="float">
            <text:p>0.916907459793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916841356440312" calcext:value-type="float">
            <text:p>0.916841356440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116)</text:p>
          </table:table-cell>
          <table:table-cell office:value-type="float" office:value="0.916837560278915" calcext:value-type="float">
            <text:p>0.916837560278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74)</text:p>
          </table:table-cell>
          <table:table-cell office:value-type="float" office:value="0.916837560278915" calcext:value-type="float">
            <text:p>0.916837560278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171)</text:p>
          </table:table-cell>
          <table:table-cell office:value-type="float" office:value="0.916823739782108" calcext:value-type="float">
            <text:p>0.916823739782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267)</text:p>
          </table:table-cell>
          <table:table-cell office:value-type="float" office:value="0.916823739782108" calcext:value-type="float">
            <text:p>0.916823739782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75)</text:p>
          </table:table-cell>
          <table:table-cell office:value-type="float" office:value="0.916823739782108" calcext:value-type="float">
            <text:p>0.916823739782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916768913724854" calcext:value-type="float">
            <text:p>0.916768913724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54)</text:p>
          </table:table-cell>
          <table:table-cell office:value-type="float" office:value="0.916747125552055" calcext:value-type="float">
            <text:p>0.916747125552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58)</text:p>
          </table:table-cell>
          <table:table-cell office:value-type="float" office:value="0.916747125552055" calcext:value-type="float">
            <text:p>0.916747125552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123)</text:p>
          </table:table-cell>
          <table:table-cell office:value-type="float" office:value="0.916740196857156" calcext:value-type="float">
            <text:p>0.916740196857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81)</text:p>
          </table:table-cell>
          <table:table-cell office:value-type="float" office:value="0.916740196857156" calcext:value-type="float">
            <text:p>0.916740196857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913529360125809" calcext:value-type="float">
            <text:p>0.913529360125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106)</text:p>
          </table:table-cell>
          <table:table-cell office:value-type="float" office:value="0.910377713660404" calcext:value-type="float">
            <text:p>0.910377713660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902131858450324" calcext:value-type="float">
            <text:p>0.90213185845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902131858450324" calcext:value-type="float">
            <text:p>0.90213185845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902131858450324" calcext:value-type="float">
            <text:p>0.90213185845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53)</text:p>
          </table:table-cell>
          <table:table-cell office:value-type="float" office:value="0.901167191840802" calcext:value-type="float">
            <text:p>0.90116719184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57)</text:p>
          </table:table-cell>
          <table:table-cell office:value-type="float" office:value="0.901167191840802" calcext:value-type="float">
            <text:p>0.90116719184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894705866041256" calcext:value-type="float">
            <text:p>0.894705866041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894705866041256" calcext:value-type="float">
            <text:p>0.894705866041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92)</text:p>
          </table:table-cell>
          <table:table-cell office:value-type="float" office:value="0.894705866041256" calcext:value-type="float">
            <text:p>0.894705866041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59)</text:p>
          </table:table-cell>
          <table:table-cell office:value-type="float" office:value="0.875095883788291" calcext:value-type="float">
            <text:p>0.875095883788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864998802555515" calcext:value-type="float">
            <text:p>0.864998802555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122)</text:p>
          </table:table-cell>
          <table:table-cell office:value-type="float" office:value="0.855669362760191" calcext:value-type="float">
            <text:p>0.855669362760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80)</text:p>
          </table:table-cell>
          <table:table-cell office:value-type="float" office:value="0.855669362760191" calcext:value-type="float">
            <text:p>0.85566936276019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BT/src/exact_rhs.c(258)</text:p>
          </table:table-cell>
          <table:table-cell office:value-type="float" office:value="0.781440836396691" calcext:value-type="float">
            <text:p>0.781440836396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162)</text:p>
          </table:table-cell>
          <table:table-cell office:value-type="float" office:value="0.724232928818911" calcext:value-type="float">
            <text:p>0.724232928818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66)</text:p>
          </table:table-cell>
          <table:table-cell office:value-type="float" office:value="0.724232928818911" calcext:value-type="float">
            <text:p>0.724232928818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646952737659125" calcext:value-type="float">
            <text:p>0.646952737659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6437486404602" calcext:value-type="float">
            <text:p>0.6437486404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641141017594927" calcext:value-type="float">
            <text:p>0.641141017594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verify.c(278)</text:p>
          </table:table-cell>
          <table:table-cell office:value-type="float" office:value="0.624756093357225" calcext:value-type="float">
            <text:p>0.624756093357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107)</text:p>
          </table:table-cell>
          <table:table-cell office:value-type="float" office:value="0.597307558734003" calcext:value-type="float">
            <text:p>0.597307558734003</text:p>
          </table:table-cell>
          <table:table-cell table:number-columns-repeated="2"/>
        </table:table-row>
      </table:table>
      <table:table table:name="BT-loops-prof" table:style-name="ta1"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time(%)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bt.c(188)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bt.c(188)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326" calcext:value-type="float">
            <text:p>0.32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326" calcext:value-type="float">
            <text:p>0.32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solve_subs.c(44)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solve_subs.c(77)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solve_subs.c(152)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solve_subs.c(177)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solve_subs.c(127)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solve_subs.c(102)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92)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222)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232)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231)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7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5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5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8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8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5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5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7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9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8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8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3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3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5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8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3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0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5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7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2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8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7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8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0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6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6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7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2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6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8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8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7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0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6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0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7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7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7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7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6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8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6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6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1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3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3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2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6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4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4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2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5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6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3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2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3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6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6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verify.c(30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0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verify.c(32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4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8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3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5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6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5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8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1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20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9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6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5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5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9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0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0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5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5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bt.c(18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8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4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verify.c(27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2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bt.c(16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4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7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1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verify.c(6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8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9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2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2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8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5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bt.c(22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bt.c(22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bt.c(21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bt.c(13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bt.c(137)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T-pred" table:style-name="ta1">
        <table:shapes>
          <draw:frame draw:z-index="0" draw:style-name="gr1" draw:text-style-name="P1" svg:width="374.2mm" svg:height="213.29mm" svg:x="33.21mm" svg:y="29.22mm">
            <draw:object draw:notify-on-update-of-ranges="'BT-pred'.B1:'BT-pred'.B1 'BT-pred'.B2:'BT-pred'.B153 'BT-pred'.C1:'BT-pred'.C1 'BT-pred'.C2:'BT-pred'.C153 'BT-pred'.D2:'BT-pred'.D1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loop-location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time(%)</text:p>
          </table:table-cell>
          <table:table-cell office:value-type="string" calcext:value-type="string">
            <text:p>mult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63)</text:p>
          </table:table-cell>
          <table:table-cell office:value-type="float" office:value="0.0297986427765364" calcext:value-type="float">
            <text:p>0.029798642776536</text:p>
          </table:table-cell>
          <table:table-cell office:value-type="float" office:value="0" calcext:value-type="float">
            <text:p>0</text:p>
          </table:table-cell>
          <table:table-cell table:formula="of:=[.B2]*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bt.c(225)</text:p>
          </table:table-cell>
          <table:table-cell office:value-type="float" office:value="0.0308970779109106" calcext:value-type="float">
            <text:p>0.030897077910911</text:p>
          </table:table-cell>
          <table:table-cell office:value-type="float" office:value="0" calcext:value-type="float">
            <text:p>0</text:p>
          </table:table-cell>
          <table:table-cell table:formula="of:=[.B3]*[.C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bt.c(139)</text:p>
          </table:table-cell>
          <table:table-cell office:value-type="float" office:value="0.0509290117998464" calcext:value-type="float">
            <text:p>0.050929011799847</text:p>
          </table:table-cell>
          <table:table-cell office:value-type="float" office:value="0" calcext:value-type="float">
            <text:p>0</text:p>
          </table:table-cell>
          <table:table-cell table:formula="of:=[.B4]*[.C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bt.c(137)</text:p>
          </table:table-cell>
          <table:table-cell office:value-type="float" office:value="0.0509290117998464" calcext:value-type="float">
            <text:p>0.050929011799847</text:p>
          </table:table-cell>
          <table:table-cell office:value-type="float" office:value="0" calcext:value-type="float">
            <text:p>0</text:p>
          </table:table-cell>
          <table:table-cell table:formula="of:=[.B5]*[.C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60963052940146" calcext:value-type="float">
            <text:p>0.060963052940146</text:p>
          </table:table-cell>
          <table:table-cell office:value-type="float" office:value="0.001" calcext:value-type="float">
            <text:p>0.001</text:p>
          </table:table-cell>
          <table:table-cell table:formula="of:=[.B6]*[.C6]" office:value-type="float" office:value="0.000060963052940146" calcext:value-type="float">
            <text:p>6.0963052940146E-0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bt.c(219)</text:p>
          </table:table-cell>
          <table:table-cell office:value-type="float" office:value="0.0610084851948743" calcext:value-type="float">
            <text:p>0.061008485194874</text:p>
          </table:table-cell>
          <table:table-cell office:value-type="float" office:value="0" calcext:value-type="float">
            <text:p>0</text:p>
          </table:table-cell>
          <table:table-cell table:formula="of:=[.B7]*[.C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bt.c(168)</text:p>
          </table:table-cell>
          <table:table-cell office:value-type="float" office:value="0.0610099503556897" calcext:value-type="float">
            <text:p>0.06100995035569</text:p>
          </table:table-cell>
          <table:table-cell office:value-type="float" office:value="0" calcext:value-type="float">
            <text:p>0</text:p>
          </table:table-cell>
          <table:table-cell table:formula="of:=[.B8]*[.C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bt.c(182)</text:p>
          </table:table-cell>
          <table:table-cell office:value-type="float" office:value="0.0610099503556897" calcext:value-type="float">
            <text:p>0.06100995035569</text:p>
          </table:table-cell>
          <table:table-cell office:value-type="float" office:value="0" calcext:value-type="float">
            <text:p>0</text:p>
          </table:table-cell>
          <table:table-cell table:formula="of:=[.B9]*[.C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81)</text:p>
          </table:table-cell>
          <table:table-cell office:value-type="float" office:value="0.0610286743892757" calcext:value-type="float">
            <text:p>0.061028674389276</text:p>
          </table:table-cell>
          <table:table-cell office:value-type="float" office:value="0" calcext:value-type="float">
            <text:p>0</text:p>
          </table:table-cell>
          <table:table-cell table:formula="of:=[.B10]*[.C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77)</text:p>
          </table:table-cell>
          <table:table-cell office:value-type="float" office:value="0.0610286743892757" calcext:value-type="float">
            <text:p>0.061028674389276</text:p>
          </table:table-cell>
          <table:table-cell office:value-type="float" office:value="0" calcext:value-type="float">
            <text:p>0</text:p>
          </table:table-cell>
          <table:table-cell table:formula="of:=[.B11]*[.C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85)</text:p>
          </table:table-cell>
          <table:table-cell office:value-type="float" office:value="0.0610286743892757" calcext:value-type="float">
            <text:p>0.061028674389276</text:p>
          </table:table-cell>
          <table:table-cell office:value-type="float" office:value="0" calcext:value-type="float">
            <text:p>0</text:p>
          </table:table-cell>
          <table:table-cell table:formula="of:=[.B12]*[.C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verify.c(323)</text:p>
          </table:table-cell>
          <table:table-cell office:value-type="float" office:value="0.061043387976974" calcext:value-type="float">
            <text:p>0.061043387976974</text:p>
          </table:table-cell>
          <table:table-cell office:value-type="float" office:value="0" calcext:value-type="float">
            <text:p>0</text:p>
          </table:table-cell>
          <table:table-cell table:formula="of:=[.B13]*[.C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verify.c(304)</text:p>
          </table:table-cell>
          <table:table-cell office:value-type="float" office:value="0.061043387976974" calcext:value-type="float">
            <text:p>0.061043387976974</text:p>
          </table:table-cell>
          <table:table-cell office:value-type="float" office:value="0" calcext:value-type="float">
            <text:p>0</text:p>
          </table:table-cell>
          <table:table-cell table:formula="of:=[.B14]*[.C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64)</text:p>
          </table:table-cell>
          <table:table-cell office:value-type="float" office:value="0.113111267512529" calcext:value-type="float">
            <text:p>0.113111267512529</text:p>
          </table:table-cell>
          <table:table-cell office:value-type="float" office:value="0" calcext:value-type="float">
            <text:p>0</text:p>
          </table:table-cell>
          <table:table-cell table:formula="of:=[.B15]*[.C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68)</text:p>
          </table:table-cell>
          <table:table-cell office:value-type="float" office:value="0.113232832279236" calcext:value-type="float">
            <text:p>0.113232832279236</text:p>
          </table:table-cell>
          <table:table-cell office:value-type="float" office:value="0" calcext:value-type="float">
            <text:p>0</text:p>
          </table:table-cell>
          <table:table-cell table:formula="of:=[.B16]*[.C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08)</text:p>
          </table:table-cell>
          <table:table-cell office:value-type="float" office:value="0.118694388419382" calcext:value-type="float">
            <text:p>0.118694388419382</text:p>
          </table:table-cell>
          <table:table-cell office:value-type="float" office:value="0" calcext:value-type="float">
            <text:p>0</text:p>
          </table:table-cell>
          <table:table-cell table:formula="of:=[.B17]*[.C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60)</text:p>
          </table:table-cell>
          <table:table-cell office:value-type="float" office:value="0.150794603227361" calcext:value-type="float">
            <text:p>0.150794603227361</text:p>
          </table:table-cell>
          <table:table-cell office:value-type="float" office:value="0" calcext:value-type="float">
            <text:p>0</text:p>
          </table:table-cell>
          <table:table-cell table:formula="of:=[.B18]*[.C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61)</text:p>
          </table:table-cell>
          <table:table-cell office:value-type="float" office:value="0.28585835689423" calcext:value-type="float">
            <text:p>0.28585835689423</text:p>
          </table:table-cell>
          <table:table-cell office:value-type="float" office:value="0" calcext:value-type="float">
            <text:p>0</text:p>
          </table:table-cell>
          <table:table-cell table:formula="of:=[.B19]*[.C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307518459319486" calcext:value-type="float">
            <text:p>0.307518459319486</text:p>
          </table:table-cell>
          <table:table-cell office:value-type="float" office:value="0.001" calcext:value-type="float">
            <text:p>0.001</text:p>
          </table:table-cell>
          <table:table-cell table:formula="of:=[.B20]*[.C20]" office:value-type="float" office:value="0.000307518459319487" calcext:value-type="float">
            <text:p>0.00030751845931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368670204561423" calcext:value-type="float">
            <text:p>0.368670204561423</text:p>
          </table:table-cell>
          <table:table-cell office:value-type="float" office:value="0.059" calcext:value-type="float">
            <text:p>0.059</text:p>
          </table:table-cell>
          <table:table-cell table:formula="of:=[.B21]*[.C21]" office:value-type="float" office:value="0.021751542069124" calcext:value-type="float">
            <text:p>0.02175154206912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368670204561423" calcext:value-type="float">
            <text:p>0.368670204561423</text:p>
          </table:table-cell>
          <table:table-cell office:value-type="float" office:value="0.059" calcext:value-type="float">
            <text:p>0.059</text:p>
          </table:table-cell>
          <table:table-cell table:formula="of:=[.B22]*[.C22]" office:value-type="float" office:value="0.021751542069124" calcext:value-type="float">
            <text:p>0.02175154206912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368670204561423" calcext:value-type="float">
            <text:p>0.368670204561423</text:p>
          </table:table-cell>
          <table:table-cell office:value-type="float" office:value="0.116" calcext:value-type="float">
            <text:p>0.116</text:p>
          </table:table-cell>
          <table:table-cell table:formula="of:=[.B23]*[.C23]" office:value-type="float" office:value="0.0427657437291251" calcext:value-type="float">
            <text:p>0.04276574372912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40860388026641" calcext:value-type="float">
            <text:p>0.40860388026641</text:p>
          </table:table-cell>
          <table:table-cell office:value-type="float" office:value="0.284" calcext:value-type="float">
            <text:p>0.284</text:p>
          </table:table-cell>
          <table:table-cell table:formula="of:=[.B24]*[.C24]" office:value-type="float" office:value="0.116043501995661" calcext:value-type="float">
            <text:p>0.11604350199566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408815774111216" calcext:value-type="float">
            <text:p>0.408815774111216</text:p>
          </table:table-cell>
          <table:table-cell office:value-type="float" office:value="0.326" calcext:value-type="float">
            <text:p>0.326</text:p>
          </table:table-cell>
          <table:table-cell table:formula="of:=[.B25]*[.C25]" office:value-type="float" office:value="0.133273942360256" calcext:value-type="float">
            <text:p>0.13327394236025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409054807107992" calcext:value-type="float">
            <text:p>0.409054807107992</text:p>
          </table:table-cell>
          <table:table-cell office:value-type="float" office:value="0.292" calcext:value-type="float">
            <text:p>0.292</text:p>
          </table:table-cell>
          <table:table-cell table:formula="of:=[.B26]*[.C26]" office:value-type="float" office:value="0.119444003675534" calcext:value-type="float">
            <text:p>0.11944400367553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410377586090904" calcext:value-type="float">
            <text:p>0.410377586090904</text:p>
          </table:table-cell>
          <table:table-cell office:value-type="float" office:value="0.284" calcext:value-type="float">
            <text:p>0.284</text:p>
          </table:table-cell>
          <table:table-cell table:formula="of:=[.B27]*[.C27]" office:value-type="float" office:value="0.116547234449817" calcext:value-type="float">
            <text:p>0.11654723444981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410574069929223" calcext:value-type="float">
            <text:p>0.410574069929223</text:p>
          </table:table-cell>
          <table:table-cell office:value-type="float" office:value="0.326" calcext:value-type="float">
            <text:p>0.326</text:p>
          </table:table-cell>
          <table:table-cell table:formula="of:=[.B28]*[.C28]" office:value-type="float" office:value="0.133847146796927" calcext:value-type="float">
            <text:p>0.13384714679692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410844643544556" calcext:value-type="float">
            <text:p>0.410844643544556</text:p>
          </table:table-cell>
          <table:table-cell office:value-type="float" office:value="0.292" calcext:value-type="float">
            <text:p>0.292</text:p>
          </table:table-cell>
          <table:table-cell table:formula="of:=[.B29]*[.C29]" office:value-type="float" office:value="0.11996663591501" calcext:value-type="float">
            <text:p>0.1199666359150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14)</text:p>
          </table:table-cell>
          <table:table-cell office:value-type="float" office:value="0.446620999410066" calcext:value-type="float">
            <text:p>0.446620999410066</text:p>
          </table:table-cell>
          <table:table-cell office:value-type="float" office:value="0" calcext:value-type="float">
            <text:p>0</text:p>
          </table:table-cell>
          <table:table-cell table:formula="of:=[.B30]*[.C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65)</text:p>
          </table:table-cell>
          <table:table-cell office:value-type="float" office:value="0.446620999410066" calcext:value-type="float">
            <text:p>0.446620999410066</text:p>
          </table:table-cell>
          <table:table-cell office:value-type="float" office:value="0" calcext:value-type="float">
            <text:p>0</text:p>
          </table:table-cell>
          <table:table-cell table:formula="of:=[.B31]*[.C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31)</text:p>
          </table:table-cell>
          <table:table-cell office:value-type="float" office:value="0.446620999410066" calcext:value-type="float">
            <text:p>0.446620999410066</text:p>
          </table:table-cell>
          <table:table-cell office:value-type="float" office:value="0" calcext:value-type="float">
            <text:p>0</text:p>
          </table:table-cell>
          <table:table-cell table:formula="of:=[.B32]*[.C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82)</text:p>
          </table:table-cell>
          <table:table-cell office:value-type="float" office:value="0.446620999410066" calcext:value-type="float">
            <text:p>0.446620999410066</text:p>
          </table:table-cell>
          <table:table-cell office:value-type="float" office:value="0" calcext:value-type="float">
            <text:p>0</text:p>
          </table:table-cell>
          <table:table-cell table:formula="of:=[.B33]*[.C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99)</text:p>
          </table:table-cell>
          <table:table-cell office:value-type="float" office:value="0.446620999410066" calcext:value-type="float">
            <text:p>0.446620999410066</text:p>
          </table:table-cell>
          <table:table-cell office:value-type="float" office:value="0" calcext:value-type="float">
            <text:p>0</text:p>
          </table:table-cell>
          <table:table-cell table:formula="of:=[.B34]*[.C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48)</text:p>
          </table:table-cell>
          <table:table-cell office:value-type="float" office:value="0.446620999410066" calcext:value-type="float">
            <text:p>0.446620999410066</text:p>
          </table:table-cell>
          <table:table-cell office:value-type="float" office:value="0" calcext:value-type="float">
            <text:p>0</text:p>
          </table:table-cell>
          <table:table-cell table:formula="of:=[.B35]*[.C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533422659960624" calcext:value-type="float">
            <text:p>0.533422659960624</text:p>
          </table:table-cell>
          <table:table-cell office:value-type="float" office:value="0.146" calcext:value-type="float">
            <text:p>0.146</text:p>
          </table:table-cell>
          <table:table-cell table:formula="of:=[.B36]*[.C36]" office:value-type="float" office:value="0.0778797083542512" calcext:value-type="float">
            <text:p>0.07787970835425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533422659960624" calcext:value-type="float">
            <text:p>0.533422659960624</text:p>
          </table:table-cell>
          <table:table-cell office:value-type="float" office:value="0.156" calcext:value-type="float">
            <text:p>0.156</text:p>
          </table:table-cell>
          <table:table-cell table:formula="of:=[.B37]*[.C37]" office:value-type="float" office:value="0.0832139349538574" calcext:value-type="float">
            <text:p>0.08321393495385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533422659960624" calcext:value-type="float">
            <text:p>0.533422659960624</text:p>
          </table:table-cell>
          <table:table-cell office:value-type="float" office:value="0.153" calcext:value-type="float">
            <text:p>0.153</text:p>
          </table:table-cell>
          <table:table-cell table:formula="of:=[.B38]*[.C38]" office:value-type="float" office:value="0.0816136669739755" calcext:value-type="float">
            <text:p>0.08161366697397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07)</text:p>
          </table:table-cell>
          <table:table-cell office:value-type="float" office:value="0.597307558734003" calcext:value-type="float">
            <text:p>0.597307558734003</text:p>
          </table:table-cell>
          <table:table-cell office:value-type="float" office:value="0" calcext:value-type="float">
            <text:p>0</text:p>
          </table:table-cell>
          <table:table-cell table:formula="of:=[.B39]*[.C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verify.c(278)</text:p>
          </table:table-cell>
          <table:table-cell office:value-type="float" office:value="0.624756093357225" calcext:value-type="float">
            <text:p>0.624756093357225</text:p>
          </table:table-cell>
          <table:table-cell office:value-type="float" office:value="0" calcext:value-type="float">
            <text:p>0</text:p>
          </table:table-cell>
          <table:table-cell table:formula="of:=[.B40]*[.C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641141017594927" calcext:value-type="float">
            <text:p>0.641141017594927</text:p>
          </table:table-cell>
          <table:table-cell office:value-type="float" office:value="0.046" calcext:value-type="float">
            <text:p>0.046</text:p>
          </table:table-cell>
          <table:table-cell table:formula="of:=[.B41]*[.C41]" office:value-type="float" office:value="0.0294924868093666" calcext:value-type="float">
            <text:p>0.02949248680936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6437486404602" calcext:value-type="float">
            <text:p>0.6437486404602</text:p>
          </table:table-cell>
          <table:table-cell office:value-type="float" office:value="0.059" calcext:value-type="float">
            <text:p>0.059</text:p>
          </table:table-cell>
          <table:table-cell table:formula="of:=[.B42]*[.C42]" office:value-type="float" office:value="0.0379811697871518" calcext:value-type="float">
            <text:p>0.03798116978715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646952737659125" calcext:value-type="float">
            <text:p>0.646952737659125</text:p>
          </table:table-cell>
          <table:table-cell office:value-type="float" office:value="0.049" calcext:value-type="float">
            <text:p>0.049</text:p>
          </table:table-cell>
          <table:table-cell table:formula="of:=[.B43]*[.C43]" office:value-type="float" office:value="0.0317006841452971" calcext:value-type="float">
            <text:p>0.03170068414529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62)</text:p>
          </table:table-cell>
          <table:table-cell office:value-type="float" office:value="0.724232928818911" calcext:value-type="float">
            <text:p>0.724232928818911</text:p>
          </table:table-cell>
          <table:table-cell office:value-type="float" office:value="0" calcext:value-type="float">
            <text:p>0</text:p>
          </table:table-cell>
          <table:table-cell table:formula="of:=[.B44]*[.C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71)</text:p>
          </table:table-cell>
          <table:table-cell office:value-type="float" office:value="0.740879350543865" calcext:value-type="float">
            <text:p>0.740879350543865</text:p>
          </table:table-cell>
          <table:table-cell office:value-type="float" office:value="0" calcext:value-type="float">
            <text:p>0</text:p>
          </table:table-cell>
          <table:table-cell table:formula="of:=[.B45]*[.C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67)</text:p>
          </table:table-cell>
          <table:table-cell office:value-type="float" office:value="0.740879350543865" calcext:value-type="float">
            <text:p>0.740879350543865</text:p>
          </table:table-cell>
          <table:table-cell office:value-type="float" office:value="0" calcext:value-type="float">
            <text:p>0</text:p>
          </table:table-cell>
          <table:table-cell table:formula="of:=[.B46]*[.C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63)</text:p>
          </table:table-cell>
          <table:table-cell office:value-type="float" office:value="0.740879350543865" calcext:value-type="float">
            <text:p>0.740879350543865</text:p>
          </table:table-cell>
          <table:table-cell office:value-type="float" office:value="0" calcext:value-type="float">
            <text:p>0</text:p>
          </table:table-cell>
          <table:table-cell table:formula="of:=[.B47]*[.C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58)</text:p>
          </table:table-cell>
          <table:table-cell office:value-type="float" office:value="0.781440836396691" calcext:value-type="float">
            <text:p>0.781440836396691</text:p>
          </table:table-cell>
          <table:table-cell office:value-type="float" office:value="0" calcext:value-type="float">
            <text:p>0</text:p>
          </table:table-cell>
          <table:table-cell table:formula="of:=[.B48]*[.C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852239571295857" calcext:value-type="float">
            <text:p>0.852239571295857</text:p>
          </table:table-cell>
          <table:table-cell office:value-type="float" office:value="0.008" calcext:value-type="float">
            <text:p>0.008</text:p>
          </table:table-cell>
          <table:table-cell table:formula="of:=[.B49]*[.C49]" office:value-type="float" office:value="0.00681791657036685" calcext:value-type="float">
            <text:p>0.00681791657036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852239571295857" calcext:value-type="float">
            <text:p>0.852239571295857</text:p>
          </table:table-cell>
          <table:table-cell office:value-type="float" office:value="0.01" calcext:value-type="float">
            <text:p>0.01</text:p>
          </table:table-cell>
          <table:table-cell table:formula="of:=[.B50]*[.C50]" office:value-type="float" office:value="0.00852239571295857" calcext:value-type="float">
            <text:p>0.00852239571295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852239571295857" calcext:value-type="float">
            <text:p>0.852239571295857</text:p>
          </table:table-cell>
          <table:table-cell office:value-type="float" office:value="0.008" calcext:value-type="float">
            <text:p>0.008</text:p>
          </table:table-cell>
          <table:table-cell table:formula="of:=[.B51]*[.C51]" office:value-type="float" office:value="0.00681791657036685" calcext:value-type="float">
            <text:p>0.00681791657036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80)</text:p>
          </table:table-cell>
          <table:table-cell office:value-type="float" office:value="0.855669362760191" calcext:value-type="float">
            <text:p>0.855669362760191</text:p>
          </table:table-cell>
          <table:table-cell office:value-type="float" office:value="0" calcext:value-type="float">
            <text:p>0</text:p>
          </table:table-cell>
          <table:table-cell table:formula="of:=[.B52]*[.C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22)</text:p>
          </table:table-cell>
          <table:table-cell office:value-type="float" office:value="0.855669362760191" calcext:value-type="float">
            <text:p>0.855669362760191</text:p>
          </table:table-cell>
          <table:table-cell office:value-type="float" office:value="0" calcext:value-type="float">
            <text:p>0</text:p>
          </table:table-cell>
          <table:table-cell table:formula="of:=[.B53]*[.C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59)</text:p>
          </table:table-cell>
          <table:table-cell office:value-type="float" office:value="0.875095883788291" calcext:value-type="float">
            <text:p>0.875095883788291</text:p>
          </table:table-cell>
          <table:table-cell office:value-type="float" office:value="0" calcext:value-type="float">
            <text:p>0</text:p>
          </table:table-cell>
          <table:table-cell table:formula="of:=[.B54]*[.C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894705866041256" calcext:value-type="float">
            <text:p>0.894705866041256</text:p>
          </table:table-cell>
          <table:table-cell office:value-type="float" office:value="0.023" calcext:value-type="float">
            <text:p>0.023</text:p>
          </table:table-cell>
          <table:table-cell table:formula="of:=[.B55]*[.C55]" office:value-type="float" office:value="0.0205782349189489" calcext:value-type="float">
            <text:p>0.02057823491894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92)</text:p>
          </table:table-cell>
          <table:table-cell office:value-type="float" office:value="0.894705866041256" calcext:value-type="float">
            <text:p>0.894705866041256</text:p>
          </table:table-cell>
          <table:table-cell office:value-type="float" office:value="0.015" calcext:value-type="float">
            <text:p>0.015</text:p>
          </table:table-cell>
          <table:table-cell table:formula="of:=[.B56]*[.C56]" office:value-type="float" office:value="0.0134205879906188" calcext:value-type="float">
            <text:p>0.01342058799061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894705866041256" calcext:value-type="float">
            <text:p>0.894705866041256</text:p>
          </table:table-cell>
          <table:table-cell office:value-type="float" office:value="0.014" calcext:value-type="float">
            <text:p>0.014</text:p>
          </table:table-cell>
          <table:table-cell table:formula="of:=[.B57]*[.C57]" office:value-type="float" office:value="0.0125258821245776" calcext:value-type="float">
            <text:p>0.01252588212457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53)</text:p>
          </table:table-cell>
          <table:table-cell office:value-type="float" office:value="0.901167191840802" calcext:value-type="float">
            <text:p>0.901167191840802</text:p>
          </table:table-cell>
          <table:table-cell office:value-type="float" office:value="0" calcext:value-type="float">
            <text:p>0</text:p>
          </table:table-cell>
          <table:table-cell table:formula="of:=[.B58]*[.C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57)</text:p>
          </table:table-cell>
          <table:table-cell office:value-type="float" office:value="0.901167191840802" calcext:value-type="float">
            <text:p>0.901167191840802</text:p>
          </table:table-cell>
          <table:table-cell office:value-type="float" office:value="0" calcext:value-type="float">
            <text:p>0</text:p>
          </table:table-cell>
          <table:table-cell table:formula="of:=[.B59]*[.C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902131858450324" calcext:value-type="float">
            <text:p>0.902131858450324</text:p>
          </table:table-cell>
          <table:table-cell office:value-type="float" office:value="0" calcext:value-type="float">
            <text:p>0</text:p>
          </table:table-cell>
          <table:table-cell table:formula="of:=[.B60]*[.C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902131858450324" calcext:value-type="float">
            <text:p>0.902131858450324</text:p>
          </table:table-cell>
          <table:table-cell office:value-type="float" office:value="0" calcext:value-type="float">
            <text:p>0</text:p>
          </table:table-cell>
          <table:table-cell table:formula="of:=[.B61]*[.C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902131858450324" calcext:value-type="float">
            <text:p>0.902131858450324</text:p>
          </table:table-cell>
          <table:table-cell office:value-type="float" office:value="0" calcext:value-type="float">
            <text:p>0</text:p>
          </table:table-cell>
          <table:table-cell table:formula="of:=[.B62]*[.C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06)</text:p>
          </table:table-cell>
          <table:table-cell office:value-type="float" office:value="0.910377713660404" calcext:value-type="float">
            <text:p>0.910377713660404</text:p>
          </table:table-cell>
          <table:table-cell office:value-type="float" office:value="0" calcext:value-type="float">
            <text:p>0</text:p>
          </table:table-cell>
          <table:table-cell table:formula="of:=[.B63]*[.C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913529360125809" calcext:value-type="float">
            <text:p>0.913529360125809</text:p>
          </table:table-cell>
          <table:table-cell office:value-type="float" office:value="0.005" calcext:value-type="float">
            <text:p>0.005</text:p>
          </table:table-cell>
          <table:table-cell table:formula="of:=[.B64]*[.C64]" office:value-type="float" office:value="0.00456764680062904" calcext:value-type="float">
            <text:p>0.00456764680062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23)</text:p>
          </table:table-cell>
          <table:table-cell office:value-type="float" office:value="0.916740196857156" calcext:value-type="float">
            <text:p>0.916740196857156</text:p>
          </table:table-cell>
          <table:table-cell office:value-type="float" office:value="0" calcext:value-type="float">
            <text:p>0</text:p>
          </table:table-cell>
          <table:table-cell table:formula="of:=[.B65]*[.C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81)</text:p>
          </table:table-cell>
          <table:table-cell office:value-type="float" office:value="0.916740196857156" calcext:value-type="float">
            <text:p>0.916740196857156</text:p>
          </table:table-cell>
          <table:table-cell office:value-type="float" office:value="0" calcext:value-type="float">
            <text:p>0</text:p>
          </table:table-cell>
          <table:table-cell table:formula="of:=[.B66]*[.C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58)</text:p>
          </table:table-cell>
          <table:table-cell office:value-type="float" office:value="0.916747125552055" calcext:value-type="float">
            <text:p>0.916747125552055</text:p>
          </table:table-cell>
          <table:table-cell office:value-type="float" office:value="0" calcext:value-type="float">
            <text:p>0</text:p>
          </table:table-cell>
          <table:table-cell table:formula="of:=[.B67]*[.C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54)</text:p>
          </table:table-cell>
          <table:table-cell office:value-type="float" office:value="0.916747125552055" calcext:value-type="float">
            <text:p>0.916747125552055</text:p>
          </table:table-cell>
          <table:table-cell office:value-type="float" office:value="0" calcext:value-type="float">
            <text:p>0</text:p>
          </table:table-cell>
          <table:table-cell table:formula="of:=[.B68]*[.C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916768913724854" calcext:value-type="float">
            <text:p>0.916768913724854</text:p>
          </table:table-cell>
          <table:table-cell office:value-type="float" office:value="0.001" calcext:value-type="float">
            <text:p>0.001</text:p>
          </table:table-cell>
          <table:table-cell table:formula="of:=[.B69]*[.C69]" office:value-type="float" office:value="0.000916768913724854" calcext:value-type="float">
            <text:p>0.00091676891372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67)</text:p>
          </table:table-cell>
          <table:table-cell office:value-type="float" office:value="0.916823739782108" calcext:value-type="float">
            <text:p>0.916823739782108</text:p>
          </table:table-cell>
          <table:table-cell office:value-type="float" office:value="0" calcext:value-type="float">
            <text:p>0</text:p>
          </table:table-cell>
          <table:table-cell table:formula="of:=[.B70]*[.C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75)</text:p>
          </table:table-cell>
          <table:table-cell office:value-type="float" office:value="0.916823739782108" calcext:value-type="float">
            <text:p>0.916823739782108</text:p>
          </table:table-cell>
          <table:table-cell office:value-type="float" office:value="0" calcext:value-type="float">
            <text:p>0</text:p>
          </table:table-cell>
          <table:table-cell table:formula="of:=[.B71]*[.C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71)</text:p>
          </table:table-cell>
          <table:table-cell office:value-type="float" office:value="0.916823739782108" calcext:value-type="float">
            <text:p>0.916823739782108</text:p>
          </table:table-cell>
          <table:table-cell office:value-type="float" office:value="0" calcext:value-type="float">
            <text:p>0</text:p>
          </table:table-cell>
          <table:table-cell table:formula="of:=[.B72]*[.C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74)</text:p>
          </table:table-cell>
          <table:table-cell office:value-type="float" office:value="0.916837560278915" calcext:value-type="float">
            <text:p>0.916837560278915</text:p>
          </table:table-cell>
          <table:table-cell office:value-type="float" office:value="0" calcext:value-type="float">
            <text:p>0</text:p>
          </table:table-cell>
          <table:table-cell table:formula="of:=[.B73]*[.C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16)</text:p>
          </table:table-cell>
          <table:table-cell office:value-type="float" office:value="0.916837560278915" calcext:value-type="float">
            <text:p>0.916837560278915</text:p>
          </table:table-cell>
          <table:table-cell office:value-type="float" office:value="0" calcext:value-type="float">
            <text:p>0</text:p>
          </table:table-cell>
          <table:table-cell table:formula="of:=[.B74]*[.C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916841356440312" calcext:value-type="float">
            <text:p>0.916841356440312</text:p>
          </table:table-cell>
          <table:table-cell office:value-type="float" office:value="0.023" calcext:value-type="float">
            <text:p>0.023</text:p>
          </table:table-cell>
          <table:table-cell table:formula="of:=[.B75]*[.C75]" office:value-type="float" office:value="0.0210873511981272" calcext:value-type="float">
            <text:p>0.02108735119812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87)</text:p>
          </table:table-cell>
          <table:table-cell office:value-type="float" office:value="0.916907459793297" calcext:value-type="float">
            <text:p>0.916907459793297</text:p>
          </table:table-cell>
          <table:table-cell office:value-type="float" office:value="0" calcext:value-type="float">
            <text:p>0</text:p>
          </table:table-cell>
          <table:table-cell table:formula="of:=[.B76]*[.C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91)</text:p>
          </table:table-cell>
          <table:table-cell office:value-type="float" office:value="0.916907459793297" calcext:value-type="float">
            <text:p>0.916907459793297</text:p>
          </table:table-cell>
          <table:table-cell office:value-type="float" office:value="0" calcext:value-type="float">
            <text:p>0</text:p>
          </table:table-cell>
          <table:table-cell table:formula="of:=[.B77]*[.C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83)</text:p>
          </table:table-cell>
          <table:table-cell office:value-type="float" office:value="0.916907459793297" calcext:value-type="float">
            <text:p>0.916907459793297</text:p>
          </table:table-cell>
          <table:table-cell office:value-type="float" office:value="0" calcext:value-type="float">
            <text:p>0</text:p>
          </table:table-cell>
          <table:table-cell table:formula="of:=[.B78]*[.C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916908548866014" calcext:value-type="float">
            <text:p>0.916908548866014</text:p>
          </table:table-cell>
          <table:table-cell office:value-type="float" office:value="0.015" calcext:value-type="float">
            <text:p>0.015</text:p>
          </table:table-cell>
          <table:table-cell table:formula="of:=[.B79]*[.C79]" office:value-type="float" office:value="0.0137536282329902" calcext:value-type="float">
            <text:p>0.0137536282329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916908548866014" calcext:value-type="float">
            <text:p>0.916908548866014</text:p>
          </table:table-cell>
          <table:table-cell office:value-type="float" office:value="0.014" calcext:value-type="float">
            <text:p>0.014</text:p>
          </table:table-cell>
          <table:table-cell table:formula="of:=[.B80]*[.C80]" office:value-type="float" office:value="0.0128367196841242" calcext:value-type="float">
            <text:p>0.01283671968412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916908548866014" calcext:value-type="float">
            <text:p>0.916908548866014</text:p>
          </table:table-cell>
          <table:table-cell office:value-type="float" office:value="0.023" calcext:value-type="float">
            <text:p>0.023</text:p>
          </table:table-cell>
          <table:table-cell table:formula="of:=[.B81]*[.C81]" office:value-type="float" office:value="0.0210888966239183" calcext:value-type="float">
            <text:p>0.02108889662391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verify.c(61)</text:p>
          </table:table-cell>
          <table:table-cell office:value-type="float" office:value="0.918189013497448" calcext:value-type="float">
            <text:p>0.918189013497448</text:p>
          </table:table-cell>
          <table:table-cell office:value-type="float" office:value="0" calcext:value-type="float">
            <text:p>0</text:p>
          </table:table-cell>
          <table:table-cell table:formula="of:=[.B82]*[.C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46)</text:p>
          </table:table-cell>
          <table:table-cell office:value-type="float" office:value="0.927468791444953" calcext:value-type="float">
            <text:p>0.927468791444953</text:p>
          </table:table-cell>
          <table:table-cell office:value-type="float" office:value="0" calcext:value-type="float">
            <text:p>0</text:p>
          </table:table-cell>
          <table:table-cell table:formula="of:=[.B83]*[.C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97)</text:p>
          </table:table-cell>
          <table:table-cell office:value-type="float" office:value="0.927468791444953" calcext:value-type="float">
            <text:p>0.927468791444953</text:p>
          </table:table-cell>
          <table:table-cell office:value-type="float" office:value="0" calcext:value-type="float">
            <text:p>0</text:p>
          </table:table-cell>
          <table:table-cell table:formula="of:=[.B84]*[.C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56)</text:p>
          </table:table-cell>
          <table:table-cell office:value-type="float" office:value="0.92851940174678" calcext:value-type="float">
            <text:p>0.92851940174678</text:p>
          </table:table-cell>
          <table:table-cell office:value-type="float" office:value="0" calcext:value-type="float">
            <text:p>0</text:p>
          </table:table-cell>
          <table:table-cell table:formula="of:=[.B85]*[.C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52)</text:p>
          </table:table-cell>
          <table:table-cell office:value-type="float" office:value="0.92851940174678" calcext:value-type="float">
            <text:p>0.92851940174678</text:p>
          </table:table-cell>
          <table:table-cell office:value-type="float" office:value="0" calcext:value-type="float">
            <text:p>0</text:p>
          </table:table-cell>
          <table:table-cell table:formula="of:=[.B86]*[.C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929742643152367" calcext:value-type="float">
            <text:p>0.929742643152367</text:p>
          </table:table-cell>
          <table:table-cell office:value-type="float" office:value="0.021" calcext:value-type="float">
            <text:p>0.021</text:p>
          </table:table-cell>
          <table:table-cell table:formula="of:=[.B87]*[.C87]" office:value-type="float" office:value="0.0195245955061997" calcext:value-type="float">
            <text:p>0.019524595506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76)</text:p>
          </table:table-cell>
          <table:table-cell office:value-type="float" office:value="0.938158170765878" calcext:value-type="float">
            <text:p>0.938158170765878</text:p>
          </table:table-cell>
          <table:table-cell office:value-type="float" office:value="0" calcext:value-type="float">
            <text:p>0</text:p>
          </table:table-cell>
          <table:table-cell table:formula="of:=[.B88]*[.C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77)</text:p>
          </table:table-cell>
          <table:table-cell office:value-type="float" office:value="0.939206058168993" calcext:value-type="float">
            <text:p>0.939206058168993</text:p>
          </table:table-cell>
          <table:table-cell office:value-type="float" office:value="0" calcext:value-type="float">
            <text:p>0</text:p>
          </table:table-cell>
          <table:table-cell table:formula="of:=[.B89]*[.C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73)</text:p>
          </table:table-cell>
          <table:table-cell office:value-type="float" office:value="0.939206058168993" calcext:value-type="float">
            <text:p>0.939206058168993</text:p>
          </table:table-cell>
          <table:table-cell office:value-type="float" office:value="0" calcext:value-type="float">
            <text:p>0</text:p>
          </table:table-cell>
          <table:table-cell table:formula="of:=[.B90]*[.C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81)</text:p>
          </table:table-cell>
          <table:table-cell office:value-type="float" office:value="0.939206058168993" calcext:value-type="float">
            <text:p>0.939206058168993</text:p>
          </table:table-cell>
          <table:table-cell office:value-type="float" office:value="0" calcext:value-type="float">
            <text:p>0</text:p>
          </table:table-cell>
          <table:table-cell table:formula="of:=[.B91]*[.C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67)</text:p>
          </table:table-cell>
          <table:table-cell office:value-type="float" office:value="0.941223702155127" calcext:value-type="float">
            <text:p>0.941223702155127</text:p>
          </table:table-cell>
          <table:table-cell office:value-type="float" office:value="0" calcext:value-type="float">
            <text:p>0</text:p>
          </table:table-cell>
          <table:table-cell table:formula="of:=[.B92]*[.C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943199642126132" calcext:value-type="float">
            <text:p>0.943199642126132</text:p>
          </table:table-cell>
          <table:table-cell office:value-type="float" office:value="0.022" calcext:value-type="float">
            <text:p>0.022</text:p>
          </table:table-cell>
          <table:table-cell table:formula="of:=[.B93]*[.C93]" office:value-type="float" office:value="0.0207503921267749" calcext:value-type="float">
            <text:p>0.02075039212677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944435152241264" calcext:value-type="float">
            <text:p>0.944435152241264</text:p>
          </table:table-cell>
          <table:table-cell office:value-type="float" office:value="0.009" calcext:value-type="float">
            <text:p>0.009</text:p>
          </table:table-cell>
          <table:table-cell table:formula="of:=[.B94]*[.C94]" office:value-type="float" office:value="0.00849991637017137" calcext:value-type="float">
            <text:p>0.00849991637017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944435152241264" calcext:value-type="float">
            <text:p>0.944435152241264</text:p>
          </table:table-cell>
          <table:table-cell office:value-type="float" office:value="0.006" calcext:value-type="float">
            <text:p>0.006</text:p>
          </table:table-cell>
          <table:table-cell table:formula="of:=[.B95]*[.C95]" office:value-type="float" office:value="0.00566661091344758" calcext:value-type="float">
            <text:p>0.00566661091344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944435152241264" calcext:value-type="float">
            <text:p>0.944435152241264</text:p>
          </table:table-cell>
          <table:table-cell office:value-type="float" office:value="0.008" calcext:value-type="float">
            <text:p>0.008</text:p>
          </table:table-cell>
          <table:table-cell table:formula="of:=[.B96]*[.C96]" office:value-type="float" office:value="0.00755548121793011" calcext:value-type="float">
            <text:p>0.0075554812179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42)</text:p>
          </table:table-cell>
          <table:table-cell office:value-type="float" office:value="0.945685913261348" calcext:value-type="float">
            <text:p>0.945685913261348</text:p>
          </table:table-cell>
          <table:table-cell office:value-type="float" office:value="0" calcext:value-type="float">
            <text:p>0</text:p>
          </table:table-cell>
          <table:table-cell table:formula="of:=[.B97]*[.C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38)</text:p>
          </table:table-cell>
          <table:table-cell office:value-type="float" office:value="0.945685913261348" calcext:value-type="float">
            <text:p>0.945685913261348</text:p>
          </table:table-cell>
          <table:table-cell office:value-type="float" office:value="0" calcext:value-type="float">
            <text:p>0</text:p>
          </table:table-cell>
          <table:table-cell table:formula="of:=[.B98]*[.C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46)</text:p>
          </table:table-cell>
          <table:table-cell office:value-type="float" office:value="0.945685913261348" calcext:value-type="float">
            <text:p>0.945685913261348</text:p>
          </table:table-cell>
          <table:table-cell office:value-type="float" office:value="0" calcext:value-type="float">
            <text:p>0</text:p>
          </table:table-cell>
          <table:table-cell table:formula="of:=[.B99]*[.C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945937255118048" calcext:value-type="float">
            <text:p>0.945937255118048</text:p>
          </table:table-cell>
          <table:table-cell office:value-type="float" office:value="0.017" calcext:value-type="float">
            <text:p>0.017</text:p>
          </table:table-cell>
          <table:table-cell table:formula="of:=[.B100]*[.C100]" office:value-type="float" office:value="0.0160809333370068" calcext:value-type="float">
            <text:p>0.01608093333700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945937255118048" calcext:value-type="float">
            <text:p>0.945937255118048</text:p>
          </table:table-cell>
          <table:table-cell office:value-type="float" office:value="0.015" calcext:value-type="float">
            <text:p>0.015</text:p>
          </table:table-cell>
          <table:table-cell table:formula="of:=[.B101]*[.C101]" office:value-type="float" office:value="0.0141890588267707" calcext:value-type="float">
            <text:p>0.01418905882677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945937255118048" calcext:value-type="float">
            <text:p>0.945937255118048</text:p>
          </table:table-cell>
          <table:table-cell office:value-type="float" office:value="0.016" calcext:value-type="float">
            <text:p>0.016</text:p>
          </table:table-cell>
          <table:table-cell table:formula="of:=[.B102]*[.C102]" office:value-type="float" office:value="0.0151349960818888" calcext:value-type="float">
            <text:p>0.01513499608188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48)</text:p>
          </table:table-cell>
          <table:table-cell office:value-type="float" office:value="0.948850290000501" calcext:value-type="float">
            <text:p>0.948850290000501</text:p>
          </table:table-cell>
          <table:table-cell office:value-type="float" office:value="0" calcext:value-type="float">
            <text:p>0</text:p>
          </table:table-cell>
          <table:table-cell table:formula="of:=[.B103]*[.C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95)</text:p>
          </table:table-cell>
          <table:table-cell office:value-type="float" office:value="0.948850290000501" calcext:value-type="float">
            <text:p>0.948850290000501</text:p>
          </table:table-cell>
          <table:table-cell office:value-type="float" office:value="0" calcext:value-type="float">
            <text:p>0</text:p>
          </table:table-cell>
          <table:table-cell table:formula="of:=[.B104]*[.C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95258016002377" calcext:value-type="float">
            <text:p>0.95258016002377</text:p>
          </table:table-cell>
          <table:table-cell office:value-type="float" office:value="0.005" calcext:value-type="float">
            <text:p>0.005</text:p>
          </table:table-cell>
          <table:table-cell table:formula="of:=[.B105]*[.C105]" office:value-type="float" office:value="0.00476290080011885" calcext:value-type="float">
            <text:p>0.00476290080011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57)</text:p>
          </table:table-cell>
          <table:table-cell office:value-type="float" office:value="0.953615751049386" calcext:value-type="float">
            <text:p>0.953615751049386</text:p>
          </table:table-cell>
          <table:table-cell office:value-type="float" office:value="0" calcext:value-type="float">
            <text:p>0</text:p>
          </table:table-cell>
          <table:table-cell table:formula="of:=[.B106]*[.C1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28)</text:p>
          </table:table-cell>
          <table:table-cell office:value-type="float" office:value="0.95366726187889" calcext:value-type="float">
            <text:p>0.95366726187889</text:p>
          </table:table-cell>
          <table:table-cell office:value-type="float" office:value="0" calcext:value-type="float">
            <text:p>0</text:p>
          </table:table-cell>
          <table:table-cell table:formula="of:=[.B107]*[.C1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31)</text:p>
          </table:table-cell>
          <table:table-cell office:value-type="float" office:value="0.953898091830099" calcext:value-type="float">
            <text:p>0.953898091830099</text:p>
          </table:table-cell>
          <table:table-cell office:value-type="float" office:value="0" calcext:value-type="float">
            <text:p>0</text:p>
          </table:table-cell>
          <table:table-cell table:formula="of:=[.B108]*[.C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35)</text:p>
          </table:table-cell>
          <table:table-cell office:value-type="float" office:value="0.953898091830099" calcext:value-type="float">
            <text:p>0.953898091830099</text:p>
          </table:table-cell>
          <table:table-cell office:value-type="float" office:value="0" calcext:value-type="float">
            <text:p>0</text:p>
          </table:table-cell>
          <table:table-cell table:formula="of:=[.B109]*[.C1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954100293777305" calcext:value-type="float">
            <text:p>0.954100293777305</text:p>
          </table:table-cell>
          <table:table-cell office:value-type="float" office:value="0.005" calcext:value-type="float">
            <text:p>0.005</text:p>
          </table:table-cell>
          <table:table-cell table:formula="of:=[.B110]*[.C110]" office:value-type="float" office:value="0.00477050146888653" calcext:value-type="float">
            <text:p>0.00477050146888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20)</text:p>
          </table:table-cell>
          <table:table-cell office:value-type="float" office:value="0.954182303810588" calcext:value-type="float">
            <text:p>0.954182303810588</text:p>
          </table:table-cell>
          <table:table-cell office:value-type="float" office:value="0" calcext:value-type="float">
            <text:p>0</text:p>
          </table:table-cell>
          <table:table-cell table:formula="of:=[.B111]*[.C1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24)</text:p>
          </table:table-cell>
          <table:table-cell office:value-type="float" office:value="0.954182303810588" calcext:value-type="float">
            <text:p>0.954182303810588</text:p>
          </table:table-cell>
          <table:table-cell office:value-type="float" office:value="0" calcext:value-type="float">
            <text:p>0</text:p>
          </table:table-cell>
          <table:table-cell table:formula="of:=[.B112]*[.C1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954691281587788" calcext:value-type="float">
            <text:p>0.954691281587788</text:p>
          </table:table-cell>
          <table:table-cell office:value-type="float" office:value="0.001" calcext:value-type="float">
            <text:p>0.001</text:p>
          </table:table-cell>
          <table:table-cell table:formula="of:=[.B113]*[.C113]" office:value-type="float" office:value="0.000954691281587788" calcext:value-type="float">
            <text:p>0.00095469128158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89)</text:p>
          </table:table-cell>
          <table:table-cell office:value-type="float" office:value="0.955661653819567" calcext:value-type="float">
            <text:p>0.955661653819567</text:p>
          </table:table-cell>
          <table:table-cell office:value-type="float" office:value="0" calcext:value-type="float">
            <text:p>0</text:p>
          </table:table-cell>
          <table:table-cell table:formula="of:=[.B114]*[.C1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955784067213069" calcext:value-type="float">
            <text:p>0.955784067213069</text:p>
          </table:table-cell>
          <table:table-cell office:value-type="float" office:value="0.008" calcext:value-type="float">
            <text:p>0.008</text:p>
          </table:table-cell>
          <table:table-cell table:formula="of:=[.B115]*[.C115]" office:value-type="float" office:value="0.00764627253770455" calcext:value-type="float">
            <text:p>0.00764627253770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09)</text:p>
          </table:table-cell>
          <table:table-cell office:value-type="float" office:value="0.955786346863318" calcext:value-type="float">
            <text:p>0.955786346863318</text:p>
          </table:table-cell>
          <table:table-cell office:value-type="float" office:value="0" calcext:value-type="float">
            <text:p>0</text:p>
          </table:table-cell>
          <table:table-cell table:formula="of:=[.B116]*[.C1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958357022150322" calcext:value-type="float">
            <text:p>0.958357022150322</text:p>
          </table:table-cell>
          <table:table-cell office:value-type="float" office:value="0.001" calcext:value-type="float">
            <text:p>0.001</text:p>
          </table:table-cell>
          <table:table-cell table:formula="of:=[.B117]*[.C117]" office:value-type="float" office:value="0.000958357022150322" calcext:value-type="float">
            <text:p>0.0009583570221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86)</text:p>
          </table:table-cell>
          <table:table-cell office:value-type="float" office:value="0.958456639183432" calcext:value-type="float">
            <text:p>0.958456639183432</text:p>
          </table:table-cell>
          <table:table-cell office:value-type="float" office:value="0" calcext:value-type="float">
            <text:p>0</text:p>
          </table:table-cell>
          <table:table-cell table:formula="of:=[.B118]*[.C1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78)</text:p>
          </table:table-cell>
          <table:table-cell office:value-type="float" office:value="0.958456639183432" calcext:value-type="float">
            <text:p>0.958456639183432</text:p>
          </table:table-cell>
          <table:table-cell office:value-type="float" office:value="0" calcext:value-type="float">
            <text:p>0</text:p>
          </table:table-cell>
          <table:table-cell table:formula="of:=[.B119]*[.C1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83)</text:p>
          </table:table-cell>
          <table:table-cell office:value-type="float" office:value="0.958456639183432" calcext:value-type="float">
            <text:p>0.958456639183432</text:p>
          </table:table-cell>
          <table:table-cell office:value-type="float" office:value="0" calcext:value-type="float">
            <text:p>0</text:p>
          </table:table-cell>
          <table:table-cell table:formula="of:=[.B120]*[.C1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09)</text:p>
          </table:table-cell>
          <table:table-cell office:value-type="float" office:value="0.958456639183432" calcext:value-type="float">
            <text:p>0.958456639183432</text:p>
          </table:table-cell>
          <table:table-cell office:value-type="float" office:value="0" calcext:value-type="float">
            <text:p>0</text:p>
          </table:table-cell>
          <table:table-cell table:formula="of:=[.B121]*[.C1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51)</text:p>
          </table:table-cell>
          <table:table-cell office:value-type="float" office:value="0.959175564083035" calcext:value-type="float">
            <text:p>0.959175564083035</text:p>
          </table:table-cell>
          <table:table-cell office:value-type="float" office:value="0" calcext:value-type="float">
            <text:p>0</text:p>
          </table:table-cell>
          <table:table-cell table:formula="of:=[.B122]*[.C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71)</text:p>
          </table:table-cell>
          <table:table-cell office:value-type="float" office:value="0.959175564083035" calcext:value-type="float">
            <text:p>0.959175564083035</text:p>
          </table:table-cell>
          <table:table-cell office:value-type="float" office:value="0" calcext:value-type="float">
            <text:p>0</text:p>
          </table:table-cell>
          <table:table-cell table:formula="of:=[.B123]*[.C1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57)</text:p>
          </table:table-cell>
          <table:table-cell office:value-type="float" office:value="0.959175564083035" calcext:value-type="float">
            <text:p>0.959175564083035</text:p>
          </table:table-cell>
          <table:table-cell office:value-type="float" office:value="0" calcext:value-type="float">
            <text:p>0</text:p>
          </table:table-cell>
          <table:table-cell table:formula="of:=[.B124]*[.C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21)</text:p>
          </table:table-cell>
          <table:table-cell office:value-type="float" office:value="0.959175564083035" calcext:value-type="float">
            <text:p>0.959175564083035</text:p>
          </table:table-cell>
          <table:table-cell office:value-type="float" office:value="0" calcext:value-type="float">
            <text:p>0</text:p>
          </table:table-cell>
          <table:table-cell table:formula="of:=[.B125]*[.C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960054084765859" calcext:value-type="float">
            <text:p>0.960054084765859</text:p>
          </table:table-cell>
          <table:table-cell office:value-type="float" office:value="0.007" calcext:value-type="float">
            <text:p>0.007</text:p>
          </table:table-cell>
          <table:table-cell table:formula="of:=[.B126]*[.C126]" office:value-type="float" office:value="0.00672037859336101" calcext:value-type="float">
            <text:p>0.00672037859336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963892364855138" calcext:value-type="float">
            <text:p>0.963892364855138</text:p>
          </table:table-cell>
          <table:table-cell office:value-type="float" office:value="0.008" calcext:value-type="float">
            <text:p>0.008</text:p>
          </table:table-cell>
          <table:table-cell table:formula="of:=[.B127]*[.C127]" office:value-type="float" office:value="0.0077111389188411" calcext:value-type="float">
            <text:p>0.00771113891884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38)</text:p>
          </table:table-cell>
          <table:table-cell office:value-type="float" office:value="0.965690021390525" calcext:value-type="float">
            <text:p>0.965690021390525</text:p>
          </table:table-cell>
          <table:table-cell office:value-type="float" office:value="0" calcext:value-type="float">
            <text:p>0</text:p>
          </table:table-cell>
          <table:table-cell table:formula="of:=[.B128]*[.C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30)</text:p>
          </table:table-cell>
          <table:table-cell office:value-type="float" office:value="0.965690021390525" calcext:value-type="float">
            <text:p>0.965690021390525</text:p>
          </table:table-cell>
          <table:table-cell office:value-type="float" office:value="0" calcext:value-type="float">
            <text:p>0</text:p>
          </table:table-cell>
          <table:table-cell table:formula="of:=[.B129]*[.C1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34)</text:p>
          </table:table-cell>
          <table:table-cell office:value-type="float" office:value="0.965690021390525" calcext:value-type="float">
            <text:p>0.965690021390525</text:p>
          </table:table-cell>
          <table:table-cell office:value-type="float" office:value="0" calcext:value-type="float">
            <text:p>0</text:p>
          </table:table-cell>
          <table:table-cell table:formula="of:=[.B130]*[.C1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966312933230697" calcext:value-type="float">
            <text:p>0.966312933230697</text:p>
          </table:table-cell>
          <table:table-cell office:value-type="float" office:value="0.002" calcext:value-type="float">
            <text:p>0.002</text:p>
          </table:table-cell>
          <table:table-cell table:formula="of:=[.B131]*[.C131]" office:value-type="float" office:value="0.00193262586646139" calcext:value-type="float">
            <text:p>0.00193262586646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56)</text:p>
          </table:table-cell>
          <table:table-cell office:value-type="float" office:value="0.967068840916497" calcext:value-type="float">
            <text:p>0.967068840916497</text:p>
          </table:table-cell>
          <table:table-cell office:value-type="float" office:value="0" calcext:value-type="float">
            <text:p>0</text:p>
          </table:table-cell>
          <table:table-cell table:formula="of:=[.B132]*[.C1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967797821414906" calcext:value-type="float">
            <text:p>0.967797821414906</text:p>
          </table:table-cell>
          <table:table-cell office:value-type="float" office:value="0.006" calcext:value-type="float">
            <text:p>0.006</text:p>
          </table:table-cell>
          <table:table-cell table:formula="of:=[.B133]*[.C133]" office:value-type="float" office:value="0.00580678692848944" calcext:value-type="float">
            <text:p>0.00580678692848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968162038616408" calcext:value-type="float">
            <text:p>0.968162038616408</text:p>
          </table:table-cell>
          <table:table-cell office:value-type="float" office:value="0.001" calcext:value-type="float">
            <text:p>0.001</text:p>
          </table:table-cell>
          <table:table-cell table:formula="of:=[.B134]*[.C134]" office:value-type="float" office:value="0.000968162038616408" calcext:value-type="float">
            <text:p>0.00096816203861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968825991256417" calcext:value-type="float">
            <text:p>0.968825991256417</text:p>
          </table:table-cell>
          <table:table-cell office:value-type="float" office:value="0.001" calcext:value-type="float">
            <text:p>0.001</text:p>
          </table:table-cell>
          <table:table-cell table:formula="of:=[.B135]*[.C135]" office:value-type="float" office:value="0.000968825991256417" calcext:value-type="float">
            <text:p>0.00096882599125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202)</text:p>
          </table:table-cell>
          <table:table-cell office:value-type="float" office:value="0.968906575368876" calcext:value-type="float">
            <text:p>0.968906575368876</text:p>
          </table:table-cell>
          <table:table-cell office:value-type="float" office:value="0" calcext:value-type="float">
            <text:p>0</text:p>
          </table:table-cell>
          <table:table-cell table:formula="of:=[.B136]*[.C1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51)</text:p>
          </table:table-cell>
          <table:table-cell office:value-type="float" office:value="0.968906575368876" calcext:value-type="float">
            <text:p>0.968906575368876</text:p>
          </table:table-cell>
          <table:table-cell office:value-type="float" office:value="0" calcext:value-type="float">
            <text:p>0</text:p>
          </table:table-cell>
          <table:table-cell table:formula="of:=[.B137]*[.C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17)</text:p>
          </table:table-cell>
          <table:table-cell office:value-type="float" office:value="0.968906575368876" calcext:value-type="float">
            <text:p>0.968906575368876</text:p>
          </table:table-cell>
          <table:table-cell office:value-type="float" office:value="0" calcext:value-type="float">
            <text:p>0</text:p>
          </table:table-cell>
          <table:table-cell table:formula="of:=[.B138]*[.C1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85)</text:p>
          </table:table-cell>
          <table:table-cell office:value-type="float" office:value="0.968906575368876" calcext:value-type="float">
            <text:p>0.968906575368876</text:p>
          </table:table-cell>
          <table:table-cell office:value-type="float" office:value="0" calcext:value-type="float">
            <text:p>0</text:p>
          </table:table-cell>
          <table:table-cell table:formula="of:=[.B139]*[.C1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68)</text:p>
          </table:table-cell>
          <table:table-cell office:value-type="float" office:value="0.968906575368876" calcext:value-type="float">
            <text:p>0.968906575368876</text:p>
          </table:table-cell>
          <table:table-cell office:value-type="float" office:value="0" calcext:value-type="float">
            <text:p>0</text:p>
          </table:table-cell>
          <table:table-cell table:formula="of:=[.B140]*[.C1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34)</text:p>
          </table:table-cell>
          <table:table-cell office:value-type="float" office:value="0.968906575368876" calcext:value-type="float">
            <text:p>0.968906575368876</text:p>
          </table:table-cell>
          <table:table-cell office:value-type="float" office:value="0" calcext:value-type="float">
            <text:p>0</text:p>
          </table:table-cell>
          <table:table-cell table:formula="of:=[.B141]*[.C1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85)</text:p>
          </table:table-cell>
          <table:table-cell office:value-type="float" office:value="0.969192431012572" calcext:value-type="float">
            <text:p>0.969192431012572</text:p>
          </table:table-cell>
          <table:table-cell office:value-type="float" office:value="0" calcext:value-type="float">
            <text:p>0</text:p>
          </table:table-cell>
          <table:table-cell table:formula="of:=[.B142]*[.C1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08)</text:p>
          </table:table-cell>
          <table:table-cell office:value-type="float" office:value="0.969192431012572" calcext:value-type="float">
            <text:p>0.969192431012572</text:p>
          </table:table-cell>
          <table:table-cell office:value-type="float" office:value="0" calcext:value-type="float">
            <text:p>0</text:p>
          </table:table-cell>
          <table:table-cell table:formula="of:=[.B143]*[.C1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82)</text:p>
          </table:table-cell>
          <table:table-cell office:value-type="float" office:value="0.969192431012572" calcext:value-type="float">
            <text:p>0.969192431012572</text:p>
          </table:table-cell>
          <table:table-cell office:value-type="float" office:value="0" calcext:value-type="float">
            <text:p>0</text:p>
          </table:table-cell>
          <table:table-cell table:formula="of:=[.B144]*[.C1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56)</text:p>
          </table:table-cell>
          <table:table-cell office:value-type="float" office:value="0.969926486315602" calcext:value-type="float">
            <text:p>0.969926486315602</text:p>
          </table:table-cell>
          <table:table-cell office:value-type="float" office:value="0" calcext:value-type="float">
            <text:p>0</text:p>
          </table:table-cell>
          <table:table-cell table:formula="of:=[.B145]*[.C1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20)</text:p>
          </table:table-cell>
          <table:table-cell office:value-type="float" office:value="0.969926486315602" calcext:value-type="float">
            <text:p>0.969926486315602</text:p>
          </table:table-cell>
          <table:table-cell office:value-type="float" office:value="0" calcext:value-type="float">
            <text:p>0</text:p>
          </table:table-cell>
          <table:table-cell table:formula="of:=[.B146]*[.C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70)</text:p>
          </table:table-cell>
          <table:table-cell office:value-type="float" office:value="0.969926486315602" calcext:value-type="float">
            <text:p>0.969926486315602</text:p>
          </table:table-cell>
          <table:table-cell office:value-type="float" office:value="0" calcext:value-type="float">
            <text:p>0</text:p>
          </table:table-cell>
          <table:table-cell table:formula="of:=[.B147]*[.C1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977706746362934" calcext:value-type="float">
            <text:p>0.977706746362934</text:p>
          </table:table-cell>
          <table:table-cell office:value-type="float" office:value="0.007" calcext:value-type="float">
            <text:p>0.007</text:p>
          </table:table-cell>
          <table:table-cell table:formula="of:=[.B148]*[.C148]" office:value-type="float" office:value="0.00684394722454054" calcext:value-type="float">
            <text:p>0.00684394722454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983064747479353" calcext:value-type="float">
            <text:p>0.983064747479353</text:p>
          </table:table-cell>
          <table:table-cell office:value-type="float" office:value="0.008" calcext:value-type="float">
            <text:p>0.008</text:p>
          </table:table-cell>
          <table:table-cell table:formula="of:=[.B149]*[.C149]" office:value-type="float" office:value="0.00786451797983483" calcext:value-type="float">
            <text:p>0.00786451797983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985417154384375" calcext:value-type="float">
            <text:p>0.985417154384375</text:p>
          </table:table-cell>
          <table:table-cell office:value-type="float" office:value="0.005" calcext:value-type="float">
            <text:p>0.005</text:p>
          </table:table-cell>
          <table:table-cell table:formula="of:=[.B150]*[.C150]" office:value-type="float" office:value="0.00492708577192187" calcext:value-type="float">
            <text:p>0.00492708577192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07)</text:p>
          </table:table-cell>
          <table:table-cell office:value-type="float" office:value="0.991644234929289" calcext:value-type="float">
            <text:p>0.991644234929289</text:p>
          </table:table-cell>
          <table:table-cell office:value-type="float" office:value="0" calcext:value-type="float">
            <text:p>0</text:p>
          </table:table-cell>
          <table:table-cell table:formula="of:=[.B151]*[.C1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69)</text:p>
          </table:table-cell>
          <table:table-cell office:value-type="float" office:value="0.99243138199885" calcext:value-type="float">
            <text:p>0.99243138199885</text:p>
          </table:table-cell>
          <table:table-cell office:value-type="float" office:value="0" calcext:value-type="float">
            <text:p>0</text:p>
          </table:table-cell>
          <table:table-cell table:formula="of:=[.B152]*[.C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993790182690675" calcext:value-type="float">
            <text:p>0.993790182690675</text:p>
          </table:table-cell>
          <table:table-cell office:value-type="float" office:value="0.007" calcext:value-type="float">
            <text:p>0.007</text:p>
          </table:table-cell>
          <table:table-cell table:formula="of:=[.B153]*[.C153]" office:value-type="float" office:value="0.00695653127883473" calcext:value-type="float">
            <text:p>0.006956531278835</text:p>
          </table:table-cell>
        </table:table-row>
      </table:table>
      <table:table table:name="FT-loops-prof" table:style-name="ta1">
        <table:shapes>
          <draw:frame draw:z-index="0" draw:style-name="gr1" draw:text-style-name="P1" svg:width="256.45mm" svg:height="157.78mm" svg:x="77.7mm" svg:y="28.95mm">
            <draw:object draw:notify-on-update-of-ranges="'FT-loops-prof'.B2:'FT-loops-prof'.B44 'FT-loops-prof'.D2:'FT-loops-prof'.D44 'FT-loops-prof'.C2:'FT-loops-prof'.C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loop_file(line)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time(%)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3)</text:p>
          </table:table-cell>
          <table:table-cell table:formula="of:=VLOOKUP([.A2];[$'FT-pred'.$A$1:$'FT-pred'.$B$1048576];2;0)" office:value-type="float" office:value="0.00881704964130234" calcext:value-type="float">
            <text:p>0.008817049641302</text:p>
          </table:table-cell>
          <table:table-cell office:value-type="float" office:value="0.032" calcext:value-type="float">
            <text:p>0.032</text:p>
          </table:table-cell>
          <table:table-cell table:formula="of:=[.B2]*[.C2]" office:value-type="float" office:value="0.000282145588521675" calcext:value-type="float">
            <text:p>0.00028214558852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16)</text:p>
          </table:table-cell>
          <table:table-cell table:formula="of:=VLOOKUP([.A3];[$'FT-pred'.$A$1:$'FT-pred'.$B$1048576];2;0)" office:value-type="float" office:value="0.00881704964130234" calcext:value-type="float">
            <text:p>0.008817049641302</text:p>
          </table:table-cell>
          <table:table-cell office:value-type="float" office:value="0.046" calcext:value-type="float">
            <text:p>0.046</text:p>
          </table:table-cell>
          <table:table-cell table:formula="of:=[.B3]*[.C3]" office:value-type="float" office:value="0.000405584283499907" calcext:value-type="float">
            <text:p>0.000405584283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24)</text:p>
          </table:table-cell>
          <table:table-cell table:formula="of:=VLOOKUP([.A4];[$'FT-pred'.$A$1:$'FT-pred'.$B$1048576];2;0)" office:value-type="float" office:value="0.00881704964130234" calcext:value-type="float">
            <text:p>0.008817049641302</text:p>
          </table:table-cell>
          <table:table-cell office:value-type="float" office:value="0.017" calcext:value-type="float">
            <text:p>0.017</text:p>
          </table:table-cell>
          <table:table-cell table:formula="of:=[.B4]*[.C4]" office:value-type="float" office:value="0.00014988984390214" calcext:value-type="float">
            <text:p>0.00014988984390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91)</text:p>
          </table:table-cell>
          <table:table-cell table:formula="of:=VLOOKUP([.A5];[$'FT-pred'.$A$1:$'FT-pred'.$B$1048576];2;0)" office:value-type="float" office:value="0.00881704964130234" calcext:value-type="float">
            <text:p>0.008817049641302</text:p>
          </table:table-cell>
          <table:table-cell office:value-type="float" office:value="0.016" calcext:value-type="float">
            <text:p>0.016</text:p>
          </table:table-cell>
          <table:table-cell table:formula="of:=[.B5]*[.C5]" office:value-type="float" office:value="0.000141072794260837" calcext:value-type="float">
            <text:p>0.00014107279426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43)</text:p>
          </table:table-cell>
          <table:table-cell table:formula="of:=VLOOKUP([.A6];[$'FT-pred'.$A$1:$'FT-pred'.$B$1048576];2;0)" office:value-type="float" office:value="0.018886034325874" calcext:value-type="float">
            <text:p>0.018886034325874</text:p>
          </table:table-cell>
          <table:table-cell office:value-type="float" office:value="0.598" calcext:value-type="float">
            <text:p>0.598</text:p>
          </table:table-cell>
          <table:table-cell table:formula="of:=[.B6]*[.C6]" office:value-type="float" office:value="0.0112938485268727" calcext:value-type="float">
            <text:p>0.01129384852687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134)</text:p>
          </table:table-cell>
          <table:table-cell table:formula="of:=VLOOKUP([.A7];[$'FT-pred'.$A$1:$'FT-pred'.$B$1048576];2;0)" office:value-type="float" office:value="0.0646330041196013" calcext:value-type="float">
            <text:p>0.064633004119601</text:p>
          </table:table-cell>
          <table:table-cell office:value-type="float" office:value="0" calcext:value-type="float">
            <text:p>0</text:p>
          </table:table-cell>
          <table:table-cell table:formula="of:=[.B7]*[.C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120)</text:p>
          </table:table-cell>
          <table:table-cell table:formula="of:=VLOOKUP([.A8];[$'FT-pred'.$A$1:$'FT-pred'.$B$1048576];2;0)" office:value-type="float" office:value="0.0646330041196013" calcext:value-type="float">
            <text:p>0.064633004119601</text:p>
          </table:table-cell>
          <table:table-cell office:value-type="float" office:value="0" calcext:value-type="float">
            <text:p>0</text:p>
          </table:table-cell>
          <table:table-cell table:formula="of:=[.B8]*[.C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56)</text:p>
          </table:table-cell>
          <table:table-cell table:formula="of:=VLOOKUP([.A9];[$'FT-pred'.$A$1:$'FT-pred'.$B$1048576];2;0)" office:value-type="float" office:value="0.069124112722618" calcext:value-type="float">
            <text:p>0.069124112722618</text:p>
          </table:table-cell>
          <table:table-cell office:value-type="float" office:value="0" calcext:value-type="float">
            <text:p>0</text:p>
          </table:table-cell>
          <table:table-cell table:formula="of:=[.B9]*[.C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56)</text:p>
          </table:table-cell>
          <table:table-cell table:formula="of:=VLOOKUP([.A10];[$'FT-pred'.$A$1:$'FT-pred'.$B$1048576];2;0)" office:value-type="float" office:value="0.069124112722618" calcext:value-type="float">
            <text:p>0.069124112722618</text:p>
          </table:table-cell>
          <table:table-cell office:value-type="float" office:value="0" calcext:value-type="float">
            <text:p>0</text:p>
          </table:table-cell>
          <table:table-cell table:formula="of:=[.B10]*[.C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56)</text:p>
          </table:table-cell>
          <table:table-cell table:formula="of:=VLOOKUP([.A11];[$'FT-pred'.$A$1:$'FT-pred'.$B$1048576];2;0)" office:value-type="float" office:value="0.069124112722618" calcext:value-type="float">
            <text:p>0.069124112722618</text:p>
          </table:table-cell>
          <table:table-cell office:value-type="float" office:value="0" calcext:value-type="float">
            <text:p>0</text:p>
          </table:table-cell>
          <table:table-cell table:formula="of:=[.B11]*[.C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61)</text:p>
          </table:table-cell>
          <table:table-cell table:formula="of:=VLOOKUP([.A12];[$'FT-pred'.$A$1:$'FT-pred'.$B$1048576];2;0)" office:value-type="float" office:value="0.0732203572862928" calcext:value-type="float">
            <text:p>0.073220357286293</text:p>
          </table:table-cell>
          <table:table-cell office:value-type="float" office:value="0" calcext:value-type="float">
            <text:p>0</text:p>
          </table:table-cell>
          <table:table-cell table:formula="of:=[.B12]*[.C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44)</text:p>
          </table:table-cell>
          <table:table-cell table:formula="of:=VLOOKUP([.A13];[$'FT-pred'.$A$1:$'FT-pred'.$B$1048576];2;0)" office:value-type="float" office:value="0.0797299010021833" calcext:value-type="float">
            <text:p>0.079729901002183</text:p>
          </table:table-cell>
          <table:table-cell office:value-type="float" office:value="0.501" calcext:value-type="float">
            <text:p>0.501</text:p>
          </table:table-cell>
          <table:table-cell table:formula="of:=[.B13]*[.C13]" office:value-type="float" office:value="0.0399446804020938" calcext:value-type="float">
            <text:p>0.03994468040209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81)</text:p>
          </table:table-cell>
          <table:table-cell table:formula="of:=VLOOKUP([.A14];[$'FT-pred'.$A$1:$'FT-pred'.$B$1048576];2;0)" office:value-type="float" office:value="0.12036815153742" calcext:value-type="float">
            <text:p>0.12036815153742</text:p>
          </table:table-cell>
          <table:table-cell office:value-type="float" office:value="0.25" calcext:value-type="float">
            <text:p>0.25</text:p>
          </table:table-cell>
          <table:table-cell table:formula="of:=[.B14]*[.C14]" office:value-type="float" office:value="0.0300920378843549" calcext:value-type="float">
            <text:p>0.03009203788435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14)</text:p>
          </table:table-cell>
          <table:table-cell table:formula="of:=VLOOKUP([.A15];[$'FT-pred'.$A$1:$'FT-pred'.$B$1048576];2;0)" office:value-type="float" office:value="0.12036815153742" calcext:value-type="float">
            <text:p>0.12036815153742</text:p>
          </table:table-cell>
          <table:table-cell office:value-type="float" office:value="0.264" calcext:value-type="float">
            <text:p>0.264</text:p>
          </table:table-cell>
          <table:table-cell table:formula="of:=[.B15]*[.C15]" office:value-type="float" office:value="0.0317771920058788" calcext:value-type="float">
            <text:p>0.03177719200587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48)</text:p>
          </table:table-cell>
          <table:table-cell table:formula="of:=VLOOKUP([.A16];[$'FT-pred'.$A$1:$'FT-pred'.$B$1048576];2;0)" office:value-type="float" office:value="0.12036815153742" calcext:value-type="float">
            <text:p>0.12036815153742</text:p>
          </table:table-cell>
          <table:table-cell office:value-type="float" office:value="0.315" calcext:value-type="float">
            <text:p>0.315</text:p>
          </table:table-cell>
          <table:table-cell table:formula="of:=[.B16]*[.C16]" office:value-type="float" office:value="0.0379159677342872" calcext:value-type="float">
            <text:p>0.03791596773428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55)</text:p>
          </table:table-cell>
          <table:table-cell table:formula="of:=VLOOKUP([.A17];[$'FT-pred'.$A$1:$'FT-pred'.$B$1048576];2;0)" office:value-type="float" office:value="0.141383472264934" calcext:value-type="float">
            <text:p>0.141383472264934</text:p>
          </table:table-cell>
          <table:table-cell office:value-type="float" office:value="0" calcext:value-type="float">
            <text:p>0</text:p>
          </table:table-cell>
          <table:table-cell table:formula="of:=[.B17]*[.C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92)</text:p>
          </table:table-cell>
          <table:table-cell table:formula="of:=VLOOKUP([.A18];[$'FT-pred'.$A$1:$'FT-pred'.$B$1048576];2;0)" office:value-type="float" office:value="0.175999713532033" calcext:value-type="float">
            <text:p>0.175999713532033</text:p>
          </table:table-cell>
          <table:table-cell office:value-type="float" office:value="0" calcext:value-type="float">
            <text:p>0</text:p>
          </table:table-cell>
          <table:table-cell table:formula="of:=[.B18]*[.C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29)</text:p>
          </table:table-cell>
          <table:table-cell table:formula="of:=VLOOKUP([.A19];[$'FT-pred'.$A$1:$'FT-pred'.$B$1048576];2;0)" office:value-type="float" office:value="0.182879931519582" calcext:value-type="float">
            <text:p>0.182879931519582</text:p>
          </table:table-cell>
          <table:table-cell office:value-type="float" office:value="0.644" calcext:value-type="float">
            <text:p>0.644</text:p>
          </table:table-cell>
          <table:table-cell table:formula="of:=[.B19]*[.C19]" office:value-type="float" office:value="0.117774675898611" calcext:value-type="float">
            <text:p>0.11777467589861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93)</text:p>
          </table:table-cell>
          <table:table-cell table:formula="of:=VLOOKUP([.A20];[$'FT-pred'.$A$1:$'FT-pred'.$B$1048576];2;0)" office:value-type="float" office:value="0.355224402146468" calcext:value-type="float">
            <text:p>0.355224402146468</text:p>
          </table:table-cell>
          <table:table-cell office:value-type="float" office:value="0.645" calcext:value-type="float">
            <text:p>0.645</text:p>
          </table:table-cell>
          <table:table-cell table:formula="of:=[.B20]*[.C20]" office:value-type="float" office:value="0.229119739384472" calcext:value-type="float">
            <text:p>0.22911973938447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870)</text:p>
          </table:table-cell>
          <table:table-cell table:formula="of:=VLOOKUP([.A21];[$'FT-pred'.$A$1:$'FT-pred'.$B$1048576];2;0)" office:value-type="float" office:value="0.398964285684843" calcext:value-type="float">
            <text:p>0.398964285684843</text:p>
          </table:table-cell>
          <table:table-cell office:value-type="float" office:value="0" calcext:value-type="float">
            <text:p>0</text:p>
          </table:table-cell>
          <table:table-cell table:formula="of:=[.B21]*[.C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6)</text:p>
          </table:table-cell>
          <table:table-cell table:formula="of:=VLOOKUP([.A22];[$'FT-pred'.$A$1:$'FT-pred'.$B$1048576];2;0)" office:value-type="float" office:value="0.432430116609363" calcext:value-type="float">
            <text:p>0.432430116609363</text:p>
          </table:table-cell>
          <table:table-cell office:value-type="float" office:value="0.06" calcext:value-type="float">
            <text:p>0.06</text:p>
          </table:table-cell>
          <table:table-cell table:formula="of:=[.B22]*[.C22]" office:value-type="float" office:value="0.0259458069965618" calcext:value-type="float">
            <text:p>0.02594580699656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377)</text:p>
          </table:table-cell>
          <table:table-cell table:formula="of:=VLOOKUP([.A23];[$'FT-pred'.$A$1:$'FT-pred'.$B$1048576];2;0)" office:value-type="float" office:value="0.457381935528017" calcext:value-type="float">
            <text:p>0.457381935528017</text:p>
          </table:table-cell>
          <table:table-cell office:value-type="float" office:value="0.012" calcext:value-type="float">
            <text:p>0.012</text:p>
          </table:table-cell>
          <table:table-cell table:formula="of:=[.B23]*[.C23]" office:value-type="float" office:value="0.0054885832263362" calcext:value-type="float">
            <text:p>0.00548858322633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99)</text:p>
          </table:table-cell>
          <table:table-cell table:formula="of:=VLOOKUP([.A24];[$'FT-pred'.$A$1:$'FT-pred'.$B$1048576];2;0)" office:value-type="float" office:value="0.476615719071296" calcext:value-type="float">
            <text:p>0.476615719071296</text:p>
          </table:table-cell>
          <table:table-cell office:value-type="float" office:value="0.014" calcext:value-type="float">
            <text:p>0.014</text:p>
          </table:table-cell>
          <table:table-cell table:formula="of:=[.B24]*[.C24]" office:value-type="float" office:value="0.00667262006699814" calcext:value-type="float">
            <text:p>0.00667262006699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02)</text:p>
          </table:table-cell>
          <table:table-cell table:formula="of:=VLOOKUP([.A25];[$'FT-pred'.$A$1:$'FT-pred'.$B$1048576];2;0)" office:value-type="float" office:value="0.486033795211284" calcext:value-type="float">
            <text:p>0.486033795211284</text:p>
          </table:table-cell>
          <table:table-cell office:value-type="float" office:value="0.012" calcext:value-type="float">
            <text:p>0.012</text:p>
          </table:table-cell>
          <table:table-cell table:formula="of:=[.B25]*[.C25]" office:value-type="float" office:value="0.00583240554253541" calcext:value-type="float">
            <text:p>0.00583240554253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5)</text:p>
          </table:table-cell>
          <table:table-cell table:formula="of:=VLOOKUP([.A26];[$'FT-pred'.$A$1:$'FT-pred'.$B$1048576];2;0)" office:value-type="float" office:value="0.5" calcext:value-type="float">
            <text:p>0.5</text:p>
          </table:table-cell>
          <table:table-cell office:value-type="float" office:value="0.061" calcext:value-type="float">
            <text:p>0.061</text:p>
          </table:table-cell>
          <table:table-cell table:formula="of:=[.B26]*[.C26]" office:value-type="float" office:value="0.0305" calcext:value-type="float">
            <text:p>0.030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49)</text:p>
          </table:table-cell>
          <table:table-cell table:formula="of:=VLOOKUP([.A27];[$'FT-pred'.$A$1:$'FT-pred'.$B$1048576];2;0)" office:value-type="float" office:value="0.513827545974563" calcext:value-type="float">
            <text:p>0.513827545974563</text:p>
          </table:table-cell>
          <table:table-cell office:value-type="float" office:value="0.315" calcext:value-type="float">
            <text:p>0.315</text:p>
          </table:table-cell>
          <table:table-cell table:formula="of:=[.B27]*[.C27]" office:value-type="float" office:value="0.161855676981987" calcext:value-type="float">
            <text:p>0.16185567698198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51)</text:p>
          </table:table-cell>
          <table:table-cell table:formula="of:=VLOOKUP([.A28];[$'FT-pred'.$A$1:$'FT-pred'.$B$1048576];2;0)" office:value-type="float" office:value="0.516737426714328" calcext:value-type="float">
            <text:p>0.516737426714328</text:p>
          </table:table-cell>
          <table:table-cell office:value-type="float" office:value="0.036" calcext:value-type="float">
            <text:p>0.036</text:p>
          </table:table-cell>
          <table:table-cell table:formula="of:=[.B28]*[.C28]" office:value-type="float" office:value="0.0186025473617158" calcext:value-type="float">
            <text:p>0.01860254736171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59)</text:p>
          </table:table-cell>
          <table:table-cell table:formula="of:=VLOOKUP([.A29];[$'FT-pred'.$A$1:$'FT-pred'.$B$1048576];2;0)" office:value-type="float" office:value="0.516737426714328" calcext:value-type="float">
            <text:p>0.516737426714328</text:p>
          </table:table-cell>
          <table:table-cell office:value-type="float" office:value="0.022" calcext:value-type="float">
            <text:p>0.022</text:p>
          </table:table-cell>
          <table:table-cell table:formula="of:=[.B29]*[.C29]" office:value-type="float" office:value="0.0113682233877152" calcext:value-type="float">
            <text:p>0.01136822338771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66)</text:p>
          </table:table-cell>
          <table:table-cell table:formula="of:=VLOOKUP([.A30];[$'FT-pred'.$A$1:$'FT-pred'.$B$1048576];2;0)" office:value-type="float" office:value="0.517181417560849" calcext:value-type="float">
            <text:p>0.517181417560849</text:p>
          </table:table-cell>
          <table:table-cell office:value-type="float" office:value="0.086" calcext:value-type="float">
            <text:p>0.086</text:p>
          </table:table-cell>
          <table:table-cell table:formula="of:=[.B30]*[.C30]" office:value-type="float" office:value="0.044477601910233" calcext:value-type="float">
            <text:p>0.04447760191023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01)</text:p>
          </table:table-cell>
          <table:table-cell table:formula="of:=VLOOKUP([.A31];[$'FT-pred'.$A$1:$'FT-pred'.$B$1048576];2;0)" office:value-type="float" office:value="0.788201310145429" calcext:value-type="float">
            <text:p>0.788201310145429</text:p>
          </table:table-cell>
          <table:table-cell office:value-type="float" office:value="0.012" calcext:value-type="float">
            <text:p>0.012</text:p>
          </table:table-cell>
          <table:table-cell table:formula="of:=[.B31]*[.C31]" office:value-type="float" office:value="0.00945841572174515" calcext:value-type="float">
            <text:p>0.00945841572174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4)</text:p>
          </table:table-cell>
          <table:table-cell table:formula="of:=VLOOKUP([.A32];[$'FT-pred'.$A$1:$'FT-pred'.$B$1048576];2;0)" office:value-type="float" office:value="0.804542909335069" calcext:value-type="float">
            <text:p>0.804542909335069</text:p>
          </table:table-cell>
          <table:table-cell office:value-type="float" office:value="0.061" calcext:value-type="float">
            <text:p>0.061</text:p>
          </table:table-cell>
          <table:table-cell table:formula="of:=[.B32]*[.C32]" office:value-type="float" office:value="0.0490771174694392" calcext:value-type="float">
            <text:p>0.04907711746943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17)</text:p>
          </table:table-cell>
          <table:table-cell table:formula="of:=VLOOKUP([.A33];[$'FT-pred'.$A$1:$'FT-pred'.$B$1048576];2;0)" office:value-type="float" office:value="0.839757591223474" calcext:value-type="float">
            <text:p>0.839757591223474</text:p>
          </table:table-cell>
          <table:table-cell office:value-type="float" office:value="0.046" calcext:value-type="float">
            <text:p>0.046</text:p>
          </table:table-cell>
          <table:table-cell table:formula="of:=[.B33]*[.C33]" office:value-type="float" office:value="0.0386288491962798" calcext:value-type="float">
            <text:p>0.0386288491962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84)</text:p>
          </table:table-cell>
          <table:table-cell table:formula="of:=VLOOKUP([.A34];[$'FT-pred'.$A$1:$'FT-pred'.$B$1048576];2;0)" office:value-type="float" office:value="0.839757591223474" calcext:value-type="float">
            <text:p>0.839757591223474</text:p>
          </table:table-cell>
          <table:table-cell office:value-type="float" office:value="0.032" calcext:value-type="float">
            <text:p>0.032</text:p>
          </table:table-cell>
          <table:table-cell table:formula="of:=[.B34]*[.C34]" office:value-type="float" office:value="0.0268722429191512" calcext:value-type="float">
            <text:p>0.02687224291915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25)</text:p>
          </table:table-cell>
          <table:table-cell table:formula="of:=VLOOKUP([.A35];[$'FT-pred'.$A$1:$'FT-pred'.$B$1048576];2;0)" office:value-type="float" office:value="0.839757591223474" calcext:value-type="float">
            <text:p>0.839757591223474</text:p>
          </table:table-cell>
          <table:table-cell office:value-type="float" office:value="0.017" calcext:value-type="float">
            <text:p>0.017</text:p>
          </table:table-cell>
          <table:table-cell table:formula="of:=[.B35]*[.C35]" office:value-type="float" office:value="0.0142758790507991" calcext:value-type="float">
            <text:p>0.01427587905079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92)</text:p>
          </table:table-cell>
          <table:table-cell table:formula="of:=VLOOKUP([.A36];[$'FT-pred'.$A$1:$'FT-pred'.$B$1048576];2;0)" office:value-type="float" office:value="0.839757591223474" calcext:value-type="float">
            <text:p>0.839757591223474</text:p>
          </table:table-cell>
          <table:table-cell office:value-type="float" office:value="0.016" calcext:value-type="float">
            <text:p>0.016</text:p>
          </table:table-cell>
          <table:table-cell table:formula="of:=[.B36]*[.C36]" office:value-type="float" office:value="0.0134361214595756" calcext:value-type="float">
            <text:p>0.01343612145957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380)</text:p>
          </table:table-cell>
          <table:table-cell table:formula="of:=VLOOKUP([.A37];[$'FT-pred'.$A$1:$'FT-pred'.$B$1048576];2;0)" office:value-type="float" office:value="0.876219873743782" calcext:value-type="float">
            <text:p>0.876219873743782</text:p>
          </table:table-cell>
          <table:table-cell office:value-type="float" office:value="0.012" calcext:value-type="float">
            <text:p>0.012</text:p>
          </table:table-cell>
          <table:table-cell table:formula="of:=[.B37]*[.C37]" office:value-type="float" office:value="0.0105146384849254" calcext:value-type="float">
            <text:p>0.01051463848492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00)</text:p>
          </table:table-cell>
          <table:table-cell table:formula="of:=VLOOKUP([.A38];[$'FT-pred'.$A$1:$'FT-pred'.$B$1048576];2;0)" office:value-type="float" office:value="0.885289880905202" calcext:value-type="float">
            <text:p>0.885289880905202</text:p>
          </table:table-cell>
          <table:table-cell office:value-type="float" office:value="0.012" calcext:value-type="float">
            <text:p>0.012</text:p>
          </table:table-cell>
          <table:table-cell table:formula="of:=[.B38]*[.C38]" office:value-type="float" office:value="0.0106234785708624" calcext:value-type="float">
            <text:p>0.01062347857086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64)</text:p>
          </table:table-cell>
          <table:table-cell table:formula="of:=VLOOKUP([.A39];[$'FT-pred'.$A$1:$'FT-pred'.$B$1048576];2;0)" office:value-type="float" office:value="0.890225839549636" calcext:value-type="float">
            <text:p>0.890225839549636</text:p>
          </table:table-cell>
          <table:table-cell office:value-type="float" office:value="0.086" calcext:value-type="float">
            <text:p>0.086</text:p>
          </table:table-cell>
          <table:table-cell table:formula="of:=[.B39]*[.C39]" office:value-type="float" office:value="0.0765594222012687" calcext:value-type="float">
            <text:p>0.07655942220126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81)</text:p>
          </table:table-cell>
          <table:table-cell table:formula="of:=VLOOKUP([.A40];[$'FT-pred'.$A$1:$'FT-pred'.$B$1048576];2;0)" office:value-type="float" office:value="0.906961510872363" calcext:value-type="float">
            <text:p>0.906961510872363</text:p>
          </table:table-cell>
          <table:table-cell office:value-type="float" office:value="0" calcext:value-type="float">
            <text:p>0</text:p>
          </table:table-cell>
          <table:table-cell table:formula="of:=[.B40]*[.C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50)</text:p>
          </table:table-cell>
          <table:table-cell table:formula="of:=VLOOKUP([.A41];[$'FT-pred'.$A$1:$'FT-pred'.$B$1048576];2;0)" office:value-type="float" office:value="0.950776659315484" calcext:value-type="float">
            <text:p>0.950776659315484</text:p>
          </table:table-cell>
          <table:table-cell office:value-type="float" office:value="0.036" calcext:value-type="float">
            <text:p>0.036</text:p>
          </table:table-cell>
          <table:table-cell table:formula="of:=[.B41]*[.C41]" office:value-type="float" office:value="0.0342279597353574" calcext:value-type="float">
            <text:p>0.03422795973535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58)</text:p>
          </table:table-cell>
          <table:table-cell table:formula="of:=VLOOKUP([.A42];[$'FT-pred'.$A$1:$'FT-pred'.$B$1048576];2;0)" office:value-type="float" office:value="0.950776659315484" calcext:value-type="float">
            <text:p>0.950776659315484</text:p>
          </table:table-cell>
          <table:table-cell office:value-type="float" office:value="0.022" calcext:value-type="float">
            <text:p>0.022</text:p>
          </table:table-cell>
          <table:table-cell table:formula="of:=[.B42]*[.C42]" office:value-type="float" office:value="0.0209170865049406" calcext:value-type="float">
            <text:p>0.02091708650494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00)</text:p>
          </table:table-cell>
          <table:table-cell table:formula="of:=VLOOKUP([.A43];[$'FT-pred'.$A$1:$'FT-pred'.$B$1048576];2;0)" office:value-type="float" office:value="0.954427614607573" calcext:value-type="float">
            <text:p>0.954427614607573</text:p>
          </table:table-cell>
          <table:table-cell office:value-type="float" office:value="0.014" calcext:value-type="float">
            <text:p>0.014</text:p>
          </table:table-cell>
          <table:table-cell table:formula="of:=[.B43]*[.C43]" office:value-type="float" office:value="0.013361986604506" calcext:value-type="float">
            <text:p>0.01336198660450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383)</text:p>
          </table:table-cell>
          <table:table-cell table:formula="of:=VLOOKUP([.A44];[$'FT-pred'.$A$1:$'FT-pred'.$B$1048576];2;0)" office:value-type="float" office:value="0.975375398708242" calcext:value-type="float">
            <text:p>0.975375398708242</text:p>
          </table:table-cell>
          <table:table-cell office:value-type="float" office:value="0.012" calcext:value-type="float">
            <text:p>0.012</text:p>
          </table:table-cell>
          <table:table-cell table:formula="of:=[.B44]*[.C44]" office:value-type="float" office:value="0.0117045047844989" calcext:value-type="float">
            <text:p>0.011704504784499</text:p>
          </table:table-cell>
        </table:table-row>
      </table:table>
      <table:table table:name="FT-pred" table:style-name="ta1">
        <table:table-column table:style-name="co1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355224402146468" calcext:value-type="float">
            <text:p>0.35522440214646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870)</text:p>
          </table:table-cell>
          <table:table-cell office:value-type="float" office:value="0.398964285684843" calcext:value-type="float">
            <text:p>0.39896428568484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182879931519582" calcext:value-type="float">
            <text:p>0.18287993151958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134)</text:p>
          </table:table-cell>
          <table:table-cell office:value-type="float" office:value="0.0646330041196013" calcext:value-type="float">
            <text:p>0.06463300411960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08)</text:p>
          </table:table-cell>
          <table:table-cell office:value-type="float" office:value="0.0353586411411975" calcext:value-type="float">
            <text:p>0.03535864114119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0797299010021833" calcext:value-type="float">
            <text:p>0.07972990100218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120)</text:p>
          </table:table-cell>
          <table:table-cell office:value-type="float" office:value="0.0646330041196013" calcext:value-type="float">
            <text:p>0.06463300411960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61)</text:p>
          </table:table-cell>
          <table:table-cell office:value-type="float" office:value="0.0732203572862928" calcext:value-type="float">
            <text:p>0.07322035728629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55)</text:p>
          </table:table-cell>
          <table:table-cell office:value-type="float" office:value="0.141383472264934" calcext:value-type="float">
            <text:p>0.14138347226493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53)</text:p>
          </table:table-cell>
          <table:table-cell office:value-type="float" office:value="0.420399345449597" calcext:value-type="float">
            <text:p>0.42039934544959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92)</text:p>
          </table:table-cell>
          <table:table-cell office:value-type="float" office:value="0.175999713532033" calcext:value-type="float">
            <text:p>0.17599971353203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0911209606216545" calcext:value-type="float">
            <text:p>0.09112096062165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018886034325874" calcext:value-type="float">
            <text:p>0.01888603432587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0881704964130234" calcext:value-type="float">
            <text:p>0.00881704964130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432430116609363" calcext:value-type="float">
            <text:p>0.43243011660936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12036815153742" calcext:value-type="float">
            <text:p>0.1203681515374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457381935528017" calcext:value-type="float">
            <text:p>0.45738193552801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0881704964130234" calcext:value-type="float">
            <text:p>0.00881704964130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12036815153742" calcext:value-type="float">
            <text:p>0.1203681515374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12036815153742" calcext:value-type="float">
            <text:p>0.1203681515374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881704964130234" calcext:value-type="float">
            <text:p>0.00881704964130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56)</text:p>
          </table:table-cell>
          <table:table-cell office:value-type="float" office:value="0.069124112722618" calcext:value-type="float">
            <text:p>0.06912411272261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881704964130234" calcext:value-type="float">
            <text:p>0.00881704964130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517181417560849" calcext:value-type="float">
            <text:p>0.51718141756084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82)</text:p>
          </table:table-cell>
          <table:table-cell office:value-type="float" office:value="0.520471269312986" calcext:value-type="float">
            <text:p>0.52047126931298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513827545974563" calcext:value-type="float">
            <text:p>0.51382754597456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15)</text:p>
          </table:table-cell>
          <table:table-cell office:value-type="float" office:value="0.520471269312986" calcext:value-type="float">
            <text:p>0.52047126931298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839757591223474" calcext:value-type="float">
            <text:p>0.83975759122347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516737426714328" calcext:value-type="float">
            <text:p>0.51673742671432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839757591223474" calcext:value-type="float">
            <text:p>0.83975759122347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885289880905202" calcext:value-type="float">
            <text:p>0.88528988090520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839757591223474" calcext:value-type="float">
            <text:p>0.83975759122347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476615719071296" calcext:value-type="float">
            <text:p>0.47661571907129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950776659315484" calcext:value-type="float">
            <text:p>0.95077665931548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804542909335069" calcext:value-type="float">
            <text:p>0.80454290933506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81)</text:p>
          </table:table-cell>
          <table:table-cell office:value-type="float" office:value="0.906961510872363" calcext:value-type="float">
            <text:p>0.90696151087236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975375398708242" calcext:value-type="float">
            <text:p>0.97537539870824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839757591223474" calcext:value-type="float">
            <text:p>0.83975759122347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890225839549636" calcext:value-type="float">
            <text:p>0.89022583954963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954427614607573" calcext:value-type="float">
            <text:p>0.95442761460757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950776659315484" calcext:value-type="float">
            <text:p>0.95077665931548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486033795211284" calcext:value-type="float">
            <text:p>0.48603379521128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788201310145429" calcext:value-type="float">
            <text:p>0.78820131014542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876219873743782" calcext:value-type="float">
            <text:p>0.87621987374378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516737426714328" calcext:value-type="float">
            <text:p>0.516737426714328</text:p>
          </table:table-cell>
        </table:table-row>
      </table:table>
      <table:table table:name="LU-loops-prof" table:style-name="ta1">
        <table:table-column table:style-name="co1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time(%) 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66)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199)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73)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7)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71)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116)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111)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bv.c(8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1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8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6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35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31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43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24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36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19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27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39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12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12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22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15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34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10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85)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9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9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9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8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70)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11)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bv.c(7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16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l2norm.c(6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iv.c(7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23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ror.c(6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bv.c(5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42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18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44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45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l2norm.c(6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ror.c(6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14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23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bv.c(8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6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9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bv.c(7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bv.c(5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l2norm.c(6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10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8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9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6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ror.c(6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8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verify.c(32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34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22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verify.c(34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44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8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13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17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8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30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8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ror.c(6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bv.c(8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9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7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l2norm.c(6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7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42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35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bv.c(7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10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bv.c(5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6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l2norm.c(7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7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32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43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9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34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22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0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0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ror.c(5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6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31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1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9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9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1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10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14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9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9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ror.c(7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verify.c(30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l2norm.c(5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7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7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17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18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20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10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13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8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6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7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8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8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8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8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8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8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7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7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7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7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7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7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6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6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6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6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6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lu.c(25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lu.c(25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lu.c(246)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U-pred" table:style-name="ta1">
        <table:shapes>
          <draw:frame draw:z-index="0" draw:style-name="gr1" draw:text-style-name="P1" svg:width="226.52mm" svg:height="169.73mm" svg:x="150.47mm" svg:y="13.81mm">
            <draw:object draw:notify-on-update-of-ranges="'LU-pred'.B2:'LU-pred'.B169 'LU-pred'.C2:'LU-pred'.C169 'LU-pred'.D2:'LU-pred'.D16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3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time(%)</text:p>
          </table:table-cell>
          <table:table-cell office:value-type="string" calcext:value-type="string">
            <text:p>product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0343758430640224" calcext:value-type="float">
            <text:p>0.00034375843064</text:p>
          </table:table-cell>
          <table:table-cell office:value-type="float" office:value="0" calcext:value-type="float">
            <text:p>0</text:p>
          </table:table-cell>
          <table:table-cell table:formula="of:=[.B2]*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280204963212934" calcext:value-type="float">
            <text:p>0.002802049632129</text:p>
          </table:table-cell>
          <table:table-cell office:value-type="float" office:value="0" calcext:value-type="float">
            <text:p>0</text:p>
          </table:table-cell>
          <table:table-cell table:formula="of:=[.B3]*[.C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ror.c(66)</text:p>
          </table:table-cell>
          <table:table-cell office:value-type="float" office:value="0.0120015501194713" calcext:value-type="float">
            <text:p>0.012001550119471</text:p>
          </table:table-cell>
          <table:table-cell office:value-type="float" office:value="0" calcext:value-type="float">
            <text:p>0</text:p>
          </table:table-cell>
          <table:table-cell table:formula="of:=[.B4]*[.C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lu.c(253)</text:p>
          </table:table-cell>
          <table:table-cell office:value-type="float" office:value="0.05765413872491" calcext:value-type="float">
            <text:p>0.05765413872491</text:p>
          </table:table-cell>
          <table:table-cell office:value-type="float" office:value="0" calcext:value-type="float">
            <text:p>0</text:p>
          </table:table-cell>
          <table:table-cell table:formula="of:=[.B5]*[.C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ror.c(65)</text:p>
          </table:table-cell>
          <table:table-cell office:value-type="float" office:value="0.0591339677332934" calcext:value-type="float">
            <text:p>0.059133967733294</text:p>
          </table:table-cell>
          <table:table-cell office:value-type="float" office:value="0" calcext:value-type="float">
            <text:p>0</text:p>
          </table:table-cell>
          <table:table-cell table:formula="of:=[.B6]*[.C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verify.c(348)</text:p>
          </table:table-cell>
          <table:table-cell office:value-type="float" office:value="0.073083200663871" calcext:value-type="float">
            <text:p>0.073083200663871</text:p>
          </table:table-cell>
          <table:table-cell office:value-type="float" office:value="0" calcext:value-type="float">
            <text:p>0</text:p>
          </table:table-cell>
          <table:table-cell table:formula="of:=[.B7]*[.C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lu.c(246)</text:p>
          </table:table-cell>
          <table:table-cell office:value-type="float" office:value="0.0790817331393423" calcext:value-type="float">
            <text:p>0.079081733139342</text:p>
          </table:table-cell>
          <table:table-cell office:value-type="float" office:value="0" calcext:value-type="float">
            <text:p>0</text:p>
          </table:table-cell>
          <table:table-cell table:formula="of:=[.B8]*[.C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83)</text:p>
          </table:table-cell>
          <table:table-cell office:value-type="float" office:value="0.0791490868941423" calcext:value-type="float">
            <text:p>0.079149086894142</text:p>
          </table:table-cell>
          <table:table-cell office:value-type="float" office:value="0" calcext:value-type="float">
            <text:p>0</text:p>
          </table:table-cell>
          <table:table-cell table:formula="of:=[.B9]*[.C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74)</text:p>
          </table:table-cell>
          <table:table-cell office:value-type="float" office:value="0.0791490868941423" calcext:value-type="float">
            <text:p>0.079149086894142</text:p>
          </table:table-cell>
          <table:table-cell office:value-type="float" office:value="0" calcext:value-type="float">
            <text:p>0</text:p>
          </table:table-cell>
          <table:table-cell table:formula="of:=[.B10]*[.C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79)</text:p>
          </table:table-cell>
          <table:table-cell office:value-type="float" office:value="0.0791490868941423" calcext:value-type="float">
            <text:p>0.079149086894142</text:p>
          </table:table-cell>
          <table:table-cell office:value-type="float" office:value="0" calcext:value-type="float">
            <text:p>0</text:p>
          </table:table-cell>
          <table:table-cell table:formula="of:=[.B11]*[.C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63)</text:p>
          </table:table-cell>
          <table:table-cell office:value-type="float" office:value="0.0791490868941423" calcext:value-type="float">
            <text:p>0.079149086894142</text:p>
          </table:table-cell>
          <table:table-cell office:value-type="float" office:value="0" calcext:value-type="float">
            <text:p>0</text:p>
          </table:table-cell>
          <table:table-cell table:formula="of:=[.B12]*[.C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64)</text:p>
          </table:table-cell>
          <table:table-cell office:value-type="float" office:value="0.0791490868941423" calcext:value-type="float">
            <text:p>0.079149086894142</text:p>
          </table:table-cell>
          <table:table-cell office:value-type="float" office:value="0" calcext:value-type="float">
            <text:p>0</text:p>
          </table:table-cell>
          <table:table-cell table:formula="of:=[.B13]*[.C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66)</text:p>
          </table:table-cell>
          <table:table-cell office:value-type="float" office:value="0.0791490868941423" calcext:value-type="float">
            <text:p>0.079149086894142</text:p>
          </table:table-cell>
          <table:table-cell office:value-type="float" office:value="0" calcext:value-type="float">
            <text:p>0</text:p>
          </table:table-cell>
          <table:table-cell table:formula="of:=[.B14]*[.C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78)</text:p>
          </table:table-cell>
          <table:table-cell office:value-type="float" office:value="0.0791490868941423" calcext:value-type="float">
            <text:p>0.079149086894142</text:p>
          </table:table-cell>
          <table:table-cell office:value-type="float" office:value="0" calcext:value-type="float">
            <text:p>0</text:p>
          </table:table-cell>
          <table:table-cell table:formula="of:=[.B15]*[.C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73)</text:p>
          </table:table-cell>
          <table:table-cell office:value-type="float" office:value="0.0791490868941423" calcext:value-type="float">
            <text:p>0.079149086894142</text:p>
          </table:table-cell>
          <table:table-cell office:value-type="float" office:value="0" calcext:value-type="float">
            <text:p>0</text:p>
          </table:table-cell>
          <table:table-cell table:formula="of:=[.B16]*[.C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76)</text:p>
          </table:table-cell>
          <table:table-cell office:value-type="float" office:value="0.0791490868941423" calcext:value-type="float">
            <text:p>0.079149086894142</text:p>
          </table:table-cell>
          <table:table-cell office:value-type="float" office:value="0" calcext:value-type="float">
            <text:p>0</text:p>
          </table:table-cell>
          <table:table-cell table:formula="of:=[.B17]*[.C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88)</text:p>
          </table:table-cell>
          <table:table-cell office:value-type="float" office:value="0.0791490868941423" calcext:value-type="float">
            <text:p>0.079149086894142</text:p>
          </table:table-cell>
          <table:table-cell office:value-type="float" office:value="0" calcext:value-type="float">
            <text:p>0</text:p>
          </table:table-cell>
          <table:table-cell table:formula="of:=[.B18]*[.C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71)</text:p>
          </table:table-cell>
          <table:table-cell office:value-type="float" office:value="0.0791490868941423" calcext:value-type="float">
            <text:p>0.079149086894142</text:p>
          </table:table-cell>
          <table:table-cell office:value-type="float" office:value="0" calcext:value-type="float">
            <text:p>0</text:p>
          </table:table-cell>
          <table:table-cell table:formula="of:=[.B19]*[.C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68)</text:p>
          </table:table-cell>
          <table:table-cell office:value-type="float" office:value="0.0791490868941423" calcext:value-type="float">
            <text:p>0.079149086894142</text:p>
          </table:table-cell>
          <table:table-cell office:value-type="float" office:value="0" calcext:value-type="float">
            <text:p>0</text:p>
          </table:table-cell>
          <table:table-cell table:formula="of:=[.B20]*[.C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81)</text:p>
          </table:table-cell>
          <table:table-cell office:value-type="float" office:value="0.0791490868941423" calcext:value-type="float">
            <text:p>0.079149086894142</text:p>
          </table:table-cell>
          <table:table-cell office:value-type="float" office:value="0" calcext:value-type="float">
            <text:p>0</text:p>
          </table:table-cell>
          <table:table-cell table:formula="of:=[.B21]*[.C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84)</text:p>
          </table:table-cell>
          <table:table-cell office:value-type="float" office:value="0.0791490868941423" calcext:value-type="float">
            <text:p>0.079149086894142</text:p>
          </table:table-cell>
          <table:table-cell office:value-type="float" office:value="0" calcext:value-type="float">
            <text:p>0</text:p>
          </table:table-cell>
          <table:table-cell table:formula="of:=[.B22]*[.C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69)</text:p>
          </table:table-cell>
          <table:table-cell office:value-type="float" office:value="0.0791490868941423" calcext:value-type="float">
            <text:p>0.079149086894142</text:p>
          </table:table-cell>
          <table:table-cell office:value-type="float" office:value="0" calcext:value-type="float">
            <text:p>0</text:p>
          </table:table-cell>
          <table:table-cell table:formula="of:=[.B23]*[.C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ead_input.c(87)</text:p>
          </table:table-cell>
          <table:table-cell office:value-type="float" office:value="0.0791490868941423" calcext:value-type="float">
            <text:p>0.079149086894142</text:p>
          </table:table-cell>
          <table:table-cell office:value-type="float" office:value="0" calcext:value-type="float">
            <text:p>0</text:p>
          </table:table-cell>
          <table:table-cell table:formula="of:=[.B24]*[.C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04)</text:p>
          </table:table-cell>
          <table:table-cell office:value-type="float" office:value="0.0791629612947968" calcext:value-type="float">
            <text:p>0.079162961294797</text:p>
          </table:table-cell>
          <table:table-cell office:value-type="float" office:value="0" calcext:value-type="float">
            <text:p>0</text:p>
          </table:table-cell>
          <table:table-cell table:formula="of:=[.B25]*[.C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19)</text:p>
          </table:table-cell>
          <table:table-cell office:value-type="float" office:value="0.0791629612947968" calcext:value-type="float">
            <text:p>0.079162961294797</text:p>
          </table:table-cell>
          <table:table-cell office:value-type="float" office:value="0" calcext:value-type="float">
            <text:p>0</text:p>
          </table:table-cell>
          <table:table-cell table:formula="of:=[.B26]*[.C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922942944664088" calcext:value-type="float">
            <text:p>0.092294294466409</text:p>
          </table:table-cell>
          <table:table-cell office:value-type="float" office:value="0" calcext:value-type="float">
            <text:p>0</text:p>
          </table:table-cell>
          <table:table-cell table:formula="of:=[.B27]*[.C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78)</text:p>
          </table:table-cell>
          <table:table-cell office:value-type="float" office:value="0.0980711318669993" calcext:value-type="float">
            <text:p>0.098071131866999</text:p>
          </table:table-cell>
          <table:table-cell office:value-type="float" office:value="0" calcext:value-type="float">
            <text:p>0</text:p>
          </table:table-cell>
          <table:table-cell table:formula="of:=[.B28]*[.C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106630204940951" calcext:value-type="float">
            <text:p>0.106630204940951</text:p>
          </table:table-cell>
          <table:table-cell office:value-type="float" office:value="0.295" calcext:value-type="float">
            <text:p>0.295</text:p>
          </table:table-cell>
          <table:table-cell table:formula="of:=[.B29]*[.C29]" office:value-type="float" office:value="0.0314559104575804" calcext:value-type="float">
            <text:p>0.03145591045758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64)</text:p>
          </table:table-cell>
          <table:table-cell office:value-type="float" office:value="0.109959291057738" calcext:value-type="float">
            <text:p>0.109959291057738</text:p>
          </table:table-cell>
          <table:table-cell office:value-type="float" office:value="0" calcext:value-type="float">
            <text:p>0</text:p>
          </table:table-cell>
          <table:table-cell table:formula="of:=[.B30]*[.C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bv.c(56)</text:p>
          </table:table-cell>
          <table:table-cell office:value-type="float" office:value="0.136946987465971" calcext:value-type="float">
            <text:p>0.136946987465971</text:p>
          </table:table-cell>
          <table:table-cell office:value-type="float" office:value="0" calcext:value-type="float">
            <text:p>0</text:p>
          </table:table-cell>
          <table:table-cell table:formula="of:=[.B31]*[.C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bv.c(71)</text:p>
          </table:table-cell>
          <table:table-cell office:value-type="float" office:value="0.157164243033564" calcext:value-type="float">
            <text:p>0.157164243033564</text:p>
          </table:table-cell>
          <table:table-cell office:value-type="float" office:value="0" calcext:value-type="float">
            <text:p>0</text:p>
          </table:table-cell>
          <table:table-cell table:formula="of:=[.B32]*[.C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bv.c(86)</text:p>
          </table:table-cell>
          <table:table-cell office:value-type="float" office:value="0.157164243033564" calcext:value-type="float">
            <text:p>0.157164243033564</text:p>
          </table:table-cell>
          <table:table-cell office:value-type="float" office:value="0" calcext:value-type="float">
            <text:p>0</text:p>
          </table:table-cell>
          <table:table-cell table:formula="of:=[.B33]*[.C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80)</text:p>
          </table:table-cell>
          <table:table-cell office:value-type="float" office:value="0.157988355533789" calcext:value-type="float">
            <text:p>0.157988355533789</text:p>
          </table:table-cell>
          <table:table-cell office:value-type="float" office:value="0" calcext:value-type="float">
            <text:p>0</text:p>
          </table:table-cell>
          <table:table-cell table:formula="of:=[.B34]*[.C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229801358582385" calcext:value-type="float">
            <text:p>0.229801358582385</text:p>
          </table:table-cell>
          <table:table-cell office:value-type="float" office:value="0.15" calcext:value-type="float">
            <text:p>0.15</text:p>
          </table:table-cell>
          <table:table-cell table:formula="of:=[.B35]*[.C35]" office:value-type="float" office:value="0.0344702037873578" calcext:value-type="float">
            <text:p>0.03447020378735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318654447450472" calcext:value-type="float">
            <text:p>0.318654447450472</text:p>
          </table:table-cell>
          <table:table-cell office:value-type="float" office:value="0.06" calcext:value-type="float">
            <text:p>0.06</text:p>
          </table:table-cell>
          <table:table-cell table:formula="of:=[.B36]*[.C36]" office:value-type="float" office:value="0.0191192668470283" calcext:value-type="float">
            <text:p>0.01911926684702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31946607192802" calcext:value-type="float">
            <text:p>0.31946607192802</text:p>
          </table:table-cell>
          <table:table-cell office:value-type="float" office:value="0.066" calcext:value-type="float">
            <text:p>0.066</text:p>
          </table:table-cell>
          <table:table-cell table:formula="of:=[.B37]*[.C37]" office:value-type="float" office:value="0.0210847607472493" calcext:value-type="float">
            <text:p>0.02108476074724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65)</text:p>
          </table:table-cell>
          <table:table-cell office:value-type="float" office:value="0.329449457485326" calcext:value-type="float">
            <text:p>0.329449457485326</text:p>
          </table:table-cell>
          <table:table-cell office:value-type="float" office:value="0" calcext:value-type="float">
            <text:p>0</text:p>
          </table:table-cell>
          <table:table-cell table:formula="of:=[.B38]*[.C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106)</text:p>
          </table:table-cell>
          <table:table-cell office:value-type="float" office:value="0.343838082741609" calcext:value-type="float">
            <text:p>0.343838082741609</text:p>
          </table:table-cell>
          <table:table-cell office:value-type="float" office:value="0" calcext:value-type="float">
            <text:p>0</text:p>
          </table:table-cell>
          <table:table-cell table:formula="of:=[.B39]*[.C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224)</text:p>
          </table:table-cell>
          <table:table-cell office:value-type="float" office:value="0.343838082741609" calcext:value-type="float">
            <text:p>0.343838082741609</text:p>
          </table:table-cell>
          <table:table-cell office:value-type="float" office:value="0" calcext:value-type="float">
            <text:p>0</text:p>
          </table:table-cell>
          <table:table-cell table:formula="of:=[.B40]*[.C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347769494056387" calcext:value-type="float">
            <text:p>0.347769494056387</text:p>
          </table:table-cell>
          <table:table-cell office:value-type="float" office:value="0.011" calcext:value-type="float">
            <text:p>0.011</text:p>
          </table:table-cell>
          <table:table-cell table:formula="of:=[.B41]*[.C41]" office:value-type="float" office:value="0.00382546443462025" calcext:value-type="float">
            <text:p>0.0038254644346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343)</text:p>
          </table:table-cell>
          <table:table-cell office:value-type="float" office:value="0.353898915991318" calcext:value-type="float">
            <text:p>0.353898915991318</text:p>
          </table:table-cell>
          <table:table-cell office:value-type="float" office:value="0" calcext:value-type="float">
            <text:p>0</text:p>
          </table:table-cell>
          <table:table-cell table:formula="of:=[.B42]*[.C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l2norm.c(67)</text:p>
          </table:table-cell>
          <table:table-cell office:value-type="float" office:value="0.377393322399211" calcext:value-type="float">
            <text:p>0.377393322399211</text:p>
          </table:table-cell>
          <table:table-cell office:value-type="float" office:value="0" calcext:value-type="float">
            <text:p>0</text:p>
          </table:table-cell>
          <table:table-cell table:formula="of:=[.B43]*[.C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390928646855542" calcext:value-type="float">
            <text:p>0.390928646855542</text:p>
          </table:table-cell>
          <table:table-cell office:value-type="float" office:value="0.003" calcext:value-type="float">
            <text:p>0.003</text:p>
          </table:table-cell>
          <table:table-cell table:formula="of:=[.B44]*[.C44]" office:value-type="float" office:value="0.00117278594056663" calcext:value-type="float">
            <text:p>0.00117278594056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411572430376943" calcext:value-type="float">
            <text:p>0.411572430376943</text:p>
          </table:table-cell>
          <table:table-cell office:value-type="float" office:value="0.991" calcext:value-type="float">
            <text:p>0.991</text:p>
          </table:table-cell>
          <table:table-cell table:formula="of:=[.B45]*[.C45]" office:value-type="float" office:value="0.40786827850355" calcext:value-type="float">
            <text:p>0.4078682785035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424376724634349" calcext:value-type="float">
            <text:p>0.424376724634349</text:p>
          </table:table-cell>
          <table:table-cell office:value-type="float" office:value="0.268" calcext:value-type="float">
            <text:p>0.268</text:p>
          </table:table-cell>
          <table:table-cell table:formula="of:=[.B46]*[.C46]" office:value-type="float" office:value="0.113732962202005" calcext:value-type="float">
            <text:p>0.11373296220200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424620251677186" calcext:value-type="float">
            <text:p>0.424620251677186</text:p>
          </table:table-cell>
          <table:table-cell office:value-type="float" office:value="0.229" calcext:value-type="float">
            <text:p>0.229</text:p>
          </table:table-cell>
          <table:table-cell table:formula="of:=[.B47]*[.C47]" office:value-type="float" office:value="0.0972380376340757" calcext:value-type="float">
            <text:p>0.09723803763407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427660524009633" calcext:value-type="float">
            <text:p>0.427660524009633</text:p>
          </table:table-cell>
          <table:table-cell office:value-type="float" office:value="0.072" calcext:value-type="float">
            <text:p>0.072</text:p>
          </table:table-cell>
          <table:table-cell table:formula="of:=[.B48]*[.C48]" office:value-type="float" office:value="0.0307915577286936" calcext:value-type="float">
            <text:p>0.03079155772869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427660524009633" calcext:value-type="float">
            <text:p>0.427660524009633</text:p>
          </table:table-cell>
          <table:table-cell office:value-type="float" office:value="0.058" calcext:value-type="float">
            <text:p>0.058</text:p>
          </table:table-cell>
          <table:table-cell table:formula="of:=[.B49]*[.C49]" office:value-type="float" office:value="0.0248043103925587" calcext:value-type="float">
            <text:p>0.02480431039255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427660524009633" calcext:value-type="float">
            <text:p>0.427660524009633</text:p>
          </table:table-cell>
          <table:table-cell office:value-type="float" office:value="0.072" calcext:value-type="float">
            <text:p>0.072</text:p>
          </table:table-cell>
          <table:table-cell table:formula="of:=[.B50]*[.C50]" office:value-type="float" office:value="0.0307915577286936" calcext:value-type="float">
            <text:p>0.03079155772869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85)</text:p>
          </table:table-cell>
          <table:table-cell office:value-type="float" office:value="0.427660524009633" calcext:value-type="float">
            <text:p>0.427660524009633</text:p>
          </table:table-cell>
          <table:table-cell office:value-type="float" office:value="0.058" calcext:value-type="float">
            <text:p>0.058</text:p>
          </table:table-cell>
          <table:table-cell table:formula="of:=[.B51]*[.C51]" office:value-type="float" office:value="0.0248043103925587" calcext:value-type="float">
            <text:p>0.02480431039255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43178171780379" calcext:value-type="float">
            <text:p>0.43178171780379</text:p>
          </table:table-cell>
          <table:table-cell office:value-type="float" office:value="0.229" calcext:value-type="float">
            <text:p>0.229</text:p>
          </table:table-cell>
          <table:table-cell table:formula="of:=[.B52]*[.C52]" office:value-type="float" office:value="0.0988780133770679" calcext:value-type="float">
            <text:p>0.09887801337706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432206327880756" calcext:value-type="float">
            <text:p>0.432206327880756</text:p>
          </table:table-cell>
          <table:table-cell office:value-type="float" office:value="0.268" calcext:value-type="float">
            <text:p>0.268</text:p>
          </table:table-cell>
          <table:table-cell table:formula="of:=[.B53]*[.C53]" office:value-type="float" office:value="0.115831295872043" calcext:value-type="float">
            <text:p>0.11583129587204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verify.c(329)</text:p>
          </table:table-cell>
          <table:table-cell office:value-type="float" office:value="0.518315610339084" calcext:value-type="float">
            <text:p>0.518315610339084</text:p>
          </table:table-cell>
          <table:table-cell office:value-type="float" office:value="0" calcext:value-type="float">
            <text:p>0</text:p>
          </table:table-cell>
          <table:table-cell table:formula="of:=[.B54]*[.C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552869265994749" calcext:value-type="float">
            <text:p>0.552869265994749</text:p>
          </table:table-cell>
          <table:table-cell office:value-type="float" office:value="0.015" calcext:value-type="float">
            <text:p>0.015</text:p>
          </table:table-cell>
          <table:table-cell table:formula="of:=[.B55]*[.C55]" office:value-type="float" office:value="0.00829303898992123" calcext:value-type="float">
            <text:p>0.00829303898992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106)</text:p>
          </table:table-cell>
          <table:table-cell office:value-type="float" office:value="0.614473775151361" calcext:value-type="float">
            <text:p>0.614473775151361</text:p>
          </table:table-cell>
          <table:table-cell office:value-type="float" office:value="0" calcext:value-type="float">
            <text:p>0</text:p>
          </table:table-cell>
          <table:table-cell table:formula="of:=[.B56]*[.C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148)</text:p>
          </table:table-cell>
          <table:table-cell office:value-type="float" office:value="0.614473775151361" calcext:value-type="float">
            <text:p>0.614473775151361</text:p>
          </table:table-cell>
          <table:table-cell office:value-type="float" office:value="0" calcext:value-type="float">
            <text:p>0</text:p>
          </table:table-cell>
          <table:table-cell table:formula="of:=[.B57]*[.C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71)</text:p>
          </table:table-cell>
          <table:table-cell office:value-type="float" office:value="0.652418814552824" calcext:value-type="float">
            <text:p>0.652418814552824</text:p>
          </table:table-cell>
          <table:table-cell office:value-type="float" office:value="0.009" calcext:value-type="float">
            <text:p>0.009</text:p>
          </table:table-cell>
          <table:table-cell table:formula="of:=[.B58]*[.C58]" office:value-type="float" office:value="0.00587176933097542" calcext:value-type="float">
            <text:p>0.00587176933097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76)</text:p>
          </table:table-cell>
          <table:table-cell office:value-type="float" office:value="0.664426584596758" calcext:value-type="float">
            <text:p>0.664426584596758</text:p>
          </table:table-cell>
          <table:table-cell office:value-type="float" office:value="0" calcext:value-type="float">
            <text:p>0</text:p>
          </table:table-cell>
          <table:table-cell table:formula="of:=[.B59]*[.C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429)</text:p>
          </table:table-cell>
          <table:table-cell office:value-type="float" office:value="0.675999841781089" calcext:value-type="float">
            <text:p>0.675999841781089</text:p>
          </table:table-cell>
          <table:table-cell office:value-type="float" office:value="0" calcext:value-type="float">
            <text:p>0</text:p>
          </table:table-cell>
          <table:table-cell table:formula="of:=[.B60]*[.C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685269233564353" calcext:value-type="float">
            <text:p>0.685269233564353</text:p>
          </table:table-cell>
          <table:table-cell office:value-type="float" office:value="0.002" calcext:value-type="float">
            <text:p>0.002</text:p>
          </table:table-cell>
          <table:table-cell table:formula="of:=[.B61]*[.C61]" office:value-type="float" office:value="0.00137053846712871" calcext:value-type="float">
            <text:p>0.00137053846712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703661227672243" calcext:value-type="float">
            <text:p>0.703661227672243</text:p>
          </table:table-cell>
          <table:table-cell office:value-type="float" office:value="0.015" calcext:value-type="float">
            <text:p>0.015</text:p>
          </table:table-cell>
          <table:table-cell table:formula="of:=[.B62]*[.C62]" office:value-type="float" office:value="0.0105549184150836" calcext:value-type="float">
            <text:p>0.01055491841508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182)</text:p>
          </table:table-cell>
          <table:table-cell office:value-type="float" office:value="0.758650772347407" calcext:value-type="float">
            <text:p>0.758650772347407</text:p>
          </table:table-cell>
          <table:table-cell office:value-type="float" office:value="0" calcext:value-type="float">
            <text:p>0</text:p>
          </table:table-cell>
          <table:table-cell table:formula="of:=[.B63]*[.C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163)</text:p>
          </table:table-cell>
          <table:table-cell office:value-type="float" office:value="0.758650772347407" calcext:value-type="float">
            <text:p>0.758650772347407</text:p>
          </table:table-cell>
          <table:table-cell office:value-type="float" office:value="0" calcext:value-type="float">
            <text:p>0</text:p>
          </table:table-cell>
          <table:table-cell table:formula="of:=[.B64]*[.C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301)</text:p>
          </table:table-cell>
          <table:table-cell office:value-type="float" office:value="0.758650772347407" calcext:value-type="float">
            <text:p>0.758650772347407</text:p>
          </table:table-cell>
          <table:table-cell office:value-type="float" office:value="0" calcext:value-type="float">
            <text:p>0</text:p>
          </table:table-cell>
          <table:table-cell table:formula="of:=[.B65]*[.C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93)</text:p>
          </table:table-cell>
          <table:table-cell office:value-type="float" office:value="0.758650772347407" calcext:value-type="float">
            <text:p>0.758650772347407</text:p>
          </table:table-cell>
          <table:table-cell office:value-type="float" office:value="0" calcext:value-type="float">
            <text:p>0</text:p>
          </table:table-cell>
          <table:table-cell table:formula="of:=[.B66]*[.C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773335196016997" calcext:value-type="float">
            <text:p>0.773335196016997</text:p>
          </table:table-cell>
          <table:table-cell office:value-type="float" office:value="0.016" calcext:value-type="float">
            <text:p>0.016</text:p>
          </table:table-cell>
          <table:table-cell table:formula="of:=[.B67]*[.C67]" office:value-type="float" office:value="0.012373363136272" calcext:value-type="float">
            <text:p>0.01237336313627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794883370262584" calcext:value-type="float">
            <text:p>0.794883370262584</text:p>
          </table:table-cell>
          <table:table-cell office:value-type="float" office:value="0.047" calcext:value-type="float">
            <text:p>0.047</text:p>
          </table:table-cell>
          <table:table-cell table:formula="of:=[.B68]*[.C68]" office:value-type="float" office:value="0.0373595184023415" calcext:value-type="float">
            <text:p>0.03735951840234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813669861345014" calcext:value-type="float">
            <text:p>0.813669861345014</text:p>
          </table:table-cell>
          <table:table-cell office:value-type="float" office:value="0.002" calcext:value-type="float">
            <text:p>0.002</text:p>
          </table:table-cell>
          <table:table-cell table:formula="of:=[.B69]*[.C69]" office:value-type="float" office:value="0.00162733972269003" calcext:value-type="float">
            <text:p>0.0016273397226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813669861345014" calcext:value-type="float">
            <text:p>0.813669861345014</text:p>
          </table:table-cell>
          <table:table-cell office:value-type="float" office:value="0.001" calcext:value-type="float">
            <text:p>0.001</text:p>
          </table:table-cell>
          <table:table-cell table:formula="of:=[.B70]*[.C70]" office:value-type="float" office:value="0.000813669861345014" calcext:value-type="float">
            <text:p>0.00081366986134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bv.c(55)</text:p>
          </table:table-cell>
          <table:table-cell office:value-type="float" office:value="0.818754753518476" calcext:value-type="float">
            <text:p>0.818754753518476</text:p>
          </table:table-cell>
          <table:table-cell office:value-type="float" office:value="0" calcext:value-type="float">
            <text:p>0</text:p>
          </table:table-cell>
          <table:table-cell table:formula="of:=[.B71]*[.C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826620630652525" calcext:value-type="float">
            <text:p>0.826620630652525</text:p>
          </table:table-cell>
          <table:table-cell office:value-type="float" office:value="0.011" calcext:value-type="float">
            <text:p>0.011</text:p>
          </table:table-cell>
          <table:table-cell table:formula="of:=[.B72]*[.C72]" office:value-type="float" office:value="0.00909282693717778" calcext:value-type="float">
            <text:p>0.00909282693717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838413054553286" calcext:value-type="float">
            <text:p>0.838413054553286</text:p>
          </table:table-cell>
          <table:table-cell office:value-type="float" office:value="0.015" calcext:value-type="float">
            <text:p>0.015</text:p>
          </table:table-cell>
          <table:table-cell table:formula="of:=[.B73]*[.C73]" office:value-type="float" office:value="0.0125761958182993" calcext:value-type="float">
            <text:p>0.01257619581829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bv.c(85)</text:p>
          </table:table-cell>
          <table:table-cell office:value-type="float" office:value="0.840290308727444" calcext:value-type="float">
            <text:p>0.840290308727444</text:p>
          </table:table-cell>
          <table:table-cell office:value-type="float" office:value="0" calcext:value-type="float">
            <text:p>0</text:p>
          </table:table-cell>
          <table:table-cell table:formula="of:=[.B74]*[.C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bv.c(70)</text:p>
          </table:table-cell>
          <table:table-cell office:value-type="float" office:value="0.840290308727444" calcext:value-type="float">
            <text:p>0.840290308727444</text:p>
          </table:table-cell>
          <table:table-cell office:value-type="float" office:value="0" calcext:value-type="float">
            <text:p>0</text:p>
          </table:table-cell>
          <table:table-cell table:formula="of:=[.B75]*[.C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841069064844058" calcext:value-type="float">
            <text:p>0.841069064844058</text:p>
          </table:table-cell>
          <table:table-cell office:value-type="float" office:value="0.021" calcext:value-type="float">
            <text:p>0.021</text:p>
          </table:table-cell>
          <table:table-cell table:formula="of:=[.B76]*[.C76]" office:value-type="float" office:value="0.0176624503617252" calcext:value-type="float">
            <text:p>0.01766245036172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l2norm.c(66)</text:p>
          </table:table-cell>
          <table:table-cell office:value-type="float" office:value="0.842282450941831" calcext:value-type="float">
            <text:p>0.842282450941831</text:p>
          </table:table-cell>
          <table:table-cell office:value-type="float" office:value="0" calcext:value-type="float">
            <text:p>0</text:p>
          </table:table-cell>
          <table:table-cell table:formula="of:=[.B77]*[.C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851272772131211" calcext:value-type="float">
            <text:p>0.851272772131211</text:p>
          </table:table-cell>
          <table:table-cell office:value-type="float" office:value="0.15" calcext:value-type="float">
            <text:p>0.15</text:p>
          </table:table-cell>
          <table:table-cell table:formula="of:=[.B78]*[.C78]" office:value-type="float" office:value="0.127690915819682" calcext:value-type="float">
            <text:p>0.12769091581968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bv.c(89)</text:p>
          </table:table-cell>
          <table:table-cell office:value-type="float" office:value="0.887345101233395" calcext:value-type="float">
            <text:p>0.887345101233395</text:p>
          </table:table-cell>
          <table:table-cell office:value-type="float" office:value="0" calcext:value-type="float">
            <text:p>0</text:p>
          </table:table-cell>
          <table:table-cell table:formula="of:=[.B79]*[.C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bv.c(74)</text:p>
          </table:table-cell>
          <table:table-cell office:value-type="float" office:value="0.887345101233395" calcext:value-type="float">
            <text:p>0.887345101233395</text:p>
          </table:table-cell>
          <table:table-cell office:value-type="float" office:value="0" calcext:value-type="float">
            <text:p>0</text:p>
          </table:table-cell>
          <table:table-cell table:formula="of:=[.B80]*[.C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888871879646584" calcext:value-type="float">
            <text:p>0.888871879646584</text:p>
          </table:table-cell>
          <table:table-cell office:value-type="float" office:value="0" calcext:value-type="float">
            <text:p>0</text:p>
          </table:table-cell>
          <table:table-cell table:formula="of:=[.B81]*[.C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420)</text:p>
          </table:table-cell>
          <table:table-cell office:value-type="float" office:value="0.890565873485539" calcext:value-type="float">
            <text:p>0.890565873485539</text:p>
          </table:table-cell>
          <table:table-cell office:value-type="float" office:value="0" calcext:value-type="float">
            <text:p>0</text:p>
          </table:table-cell>
          <table:table-cell table:formula="of:=[.B82]*[.C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19)</text:p>
          </table:table-cell>
          <table:table-cell office:value-type="float" office:value="0.897287853518197" calcext:value-type="float">
            <text:p>0.897287853518197</text:p>
          </table:table-cell>
          <table:table-cell office:value-type="float" office:value="0" calcext:value-type="float">
            <text:p>0</text:p>
          </table:table-cell>
          <table:table-cell table:formula="of:=[.B83]*[.C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66)</text:p>
          </table:table-cell>
          <table:table-cell office:value-type="float" office:value="0.905141718993142" calcext:value-type="float">
            <text:p>0.905141718993142</text:p>
          </table:table-cell>
          <table:table-cell office:value-type="float" office:value="0" calcext:value-type="float">
            <text:p>0</text:p>
          </table:table-cell>
          <table:table-cell table:formula="of:=[.B84]*[.C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ror.c(64)</text:p>
          </table:table-cell>
          <table:table-cell office:value-type="float" office:value="0.905811959342466" calcext:value-type="float">
            <text:p>0.905811959342466</text:p>
          </table:table-cell>
          <table:table-cell office:value-type="float" office:value="0" calcext:value-type="float">
            <text:p>0</text:p>
          </table:table-cell>
          <table:table-cell table:formula="of:=[.B85]*[.C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bv.c(59)</text:p>
          </table:table-cell>
          <table:table-cell office:value-type="float" office:value="0.910221858100762" calcext:value-type="float">
            <text:p>0.910221858100762</text:p>
          </table:table-cell>
          <table:table-cell office:value-type="float" office:value="0" calcext:value-type="float">
            <text:p>0</text:p>
          </table:table-cell>
          <table:table-cell table:formula="of:=[.B86]*[.C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205)</text:p>
          </table:table-cell>
          <table:table-cell office:value-type="float" office:value="0.91289383653503" calcext:value-type="float">
            <text:p>0.91289383653503</text:p>
          </table:table-cell>
          <table:table-cell office:value-type="float" office:value="0" calcext:value-type="float">
            <text:p>0</text:p>
          </table:table-cell>
          <table:table-cell table:formula="of:=[.B87]*[.C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443)</text:p>
          </table:table-cell>
          <table:table-cell office:value-type="float" office:value="0.91289383653503" calcext:value-type="float">
            <text:p>0.91289383653503</text:p>
          </table:table-cell>
          <table:table-cell office:value-type="float" office:value="0" calcext:value-type="float">
            <text:p>0</text:p>
          </table:table-cell>
          <table:table-cell table:formula="of:=[.B88]*[.C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324)</text:p>
          </table:table-cell>
          <table:table-cell office:value-type="float" office:value="0.91289383653503" calcext:value-type="float">
            <text:p>0.91289383653503</text:p>
          </table:table-cell>
          <table:table-cell office:value-type="float" office:value="0" calcext:value-type="float">
            <text:p>0</text:p>
          </table:table-cell>
          <table:table-cell table:formula="of:=[.B89]*[.C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187)</text:p>
          </table:table-cell>
          <table:table-cell office:value-type="float" office:value="0.91289383653503" calcext:value-type="float">
            <text:p>0.91289383653503</text:p>
          </table:table-cell>
          <table:table-cell office:value-type="float" office:value="0" calcext:value-type="float">
            <text:p>0</text:p>
          </table:table-cell>
          <table:table-cell table:formula="of:=[.B90]*[.C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342)</text:p>
          </table:table-cell>
          <table:table-cell office:value-type="float" office:value="0.913444519234488" calcext:value-type="float">
            <text:p>0.913444519234488</text:p>
          </table:table-cell>
          <table:table-cell office:value-type="float" office:value="0" calcext:value-type="float">
            <text:p>0</text:p>
          </table:table-cell>
          <table:table-cell table:formula="of:=[.B91]*[.C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105)</text:p>
          </table:table-cell>
          <table:table-cell office:value-type="float" office:value="0.914636406464199" calcext:value-type="float">
            <text:p>0.914636406464199</text:p>
          </table:table-cell>
          <table:table-cell office:value-type="float" office:value="0" calcext:value-type="float">
            <text:p>0</text:p>
          </table:table-cell>
          <table:table-cell table:formula="of:=[.B92]*[.C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223)</text:p>
          </table:table-cell>
          <table:table-cell office:value-type="float" office:value="0.914636406464199" calcext:value-type="float">
            <text:p>0.914636406464199</text:p>
          </table:table-cell>
          <table:table-cell office:value-type="float" office:value="0" calcext:value-type="float">
            <text:p>0</text:p>
          </table:table-cell>
          <table:table-cell table:formula="of:=[.B93]*[.C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verify.c(301)</text:p>
          </table:table-cell>
          <table:table-cell office:value-type="float" office:value="0.915122884205786" calcext:value-type="float">
            <text:p>0.915122884205786</text:p>
          </table:table-cell>
          <table:table-cell office:value-type="float" office:value="0" calcext:value-type="float">
            <text:p>0</text:p>
          </table:table-cell>
          <table:table-cell table:formula="of:=[.B94]*[.C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l2norm.c(74)</text:p>
          </table:table-cell>
          <table:table-cell office:value-type="float" office:value="0.915124122225731" calcext:value-type="float">
            <text:p>0.915124122225731</text:p>
          </table:table-cell>
          <table:table-cell office:value-type="float" office:value="0" calcext:value-type="float">
            <text:p>0</text:p>
          </table:table-cell>
          <table:table-cell table:formula="of:=[.B95]*[.C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ror.c(75)</text:p>
          </table:table-cell>
          <table:table-cell office:value-type="float" office:value="0.915124122225731" calcext:value-type="float">
            <text:p>0.915124122225731</text:p>
          </table:table-cell>
          <table:table-cell office:value-type="float" office:value="0" calcext:value-type="float">
            <text:p>0</text:p>
          </table:table-cell>
          <table:table-cell table:formula="of:=[.B96]*[.C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82)</text:p>
          </table:table-cell>
          <table:table-cell office:value-type="float" office:value="0.916652445810767" calcext:value-type="float">
            <text:p>0.916652445810767</text:p>
          </table:table-cell>
          <table:table-cell office:value-type="float" office:value="0" calcext:value-type="float">
            <text:p>0</text:p>
          </table:table-cell>
          <table:table-cell table:formula="of:=[.B97]*[.C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88)</text:p>
          </table:table-cell>
          <table:table-cell office:value-type="float" office:value="0.926647198265922" calcext:value-type="float">
            <text:p>0.926647198265922</text:p>
          </table:table-cell>
          <table:table-cell office:value-type="float" office:value="0" calcext:value-type="float">
            <text:p>0</text:p>
          </table:table-cell>
          <table:table-cell table:formula="of:=[.B98]*[.C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452)</text:p>
          </table:table-cell>
          <table:table-cell office:value-type="float" office:value="0.92733790631198" calcext:value-type="float">
            <text:p>0.92733790631198</text:p>
          </table:table-cell>
          <table:table-cell office:value-type="float" office:value="0" calcext:value-type="float">
            <text:p>0</text:p>
          </table:table-cell>
          <table:table-cell table:formula="of:=[.B99]*[.C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935132495502165" calcext:value-type="float">
            <text:p>0.935132495502165</text:p>
          </table:table-cell>
          <table:table-cell office:value-type="float" office:value="0.066" calcext:value-type="float">
            <text:p>0.066</text:p>
          </table:table-cell>
          <table:table-cell table:formula="of:=[.B100]*[.C100]" office:value-type="float" office:value="0.0617187447031429" calcext:value-type="float">
            <text:p>0.06171874470314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390)</text:p>
          </table:table-cell>
          <table:table-cell office:value-type="float" office:value="0.938108320930309" calcext:value-type="float">
            <text:p>0.938108320930309</text:p>
          </table:table-cell>
          <table:table-cell office:value-type="float" office:value="0" calcext:value-type="float">
            <text:p>0</text:p>
          </table:table-cell>
          <table:table-cell table:formula="of:=[.B101]*[.C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131)</text:p>
          </table:table-cell>
          <table:table-cell office:value-type="float" office:value="0.944452805070658" calcext:value-type="float">
            <text:p>0.944452805070658</text:p>
          </table:table-cell>
          <table:table-cell office:value-type="float" office:value="0" calcext:value-type="float">
            <text:p>0</text:p>
          </table:table-cell>
          <table:table-cell table:formula="of:=[.B102]*[.C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173)</text:p>
          </table:table-cell>
          <table:table-cell office:value-type="float" office:value="0.944452805070658" calcext:value-type="float">
            <text:p>0.944452805070658</text:p>
          </table:table-cell>
          <table:table-cell office:value-type="float" office:value="0" calcext:value-type="float">
            <text:p>0</text:p>
          </table:table-cell>
          <table:table-cell table:formula="of:=[.B103]*[.C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89)</text:p>
          </table:table-cell>
          <table:table-cell office:value-type="float" office:value="0.944452805070658" calcext:value-type="float">
            <text:p>0.944452805070658</text:p>
          </table:table-cell>
          <table:table-cell office:value-type="float" office:value="0" calcext:value-type="float">
            <text:p>0</text:p>
          </table:table-cell>
          <table:table-cell table:formula="of:=[.B104]*[.C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ror.c(68)</text:p>
          </table:table-cell>
          <table:table-cell office:value-type="float" office:value="0.950076660492456" calcext:value-type="float">
            <text:p>0.950076660492456</text:p>
          </table:table-cell>
          <table:table-cell office:value-type="float" office:value="0" calcext:value-type="float">
            <text:p>0</text:p>
          </table:table-cell>
          <table:table-cell table:formula="of:=[.B105]*[.C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66)</text:p>
          </table:table-cell>
          <table:table-cell office:value-type="float" office:value="0.951934612697539" calcext:value-type="float">
            <text:p>0.951934612697539</text:p>
          </table:table-cell>
          <table:table-cell office:value-type="float" office:value="0.042" calcext:value-type="float">
            <text:p>0.042</text:p>
          </table:table-cell>
          <table:table-cell table:formula="of:=[.B106]*[.C106]" office:value-type="float" office:value="0.0399812537332967" calcext:value-type="float">
            <text:p>0.03998125373329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11)</text:p>
          </table:table-cell>
          <table:table-cell office:value-type="float" office:value="0.953816933586077" calcext:value-type="float">
            <text:p>0.953816933586077</text:p>
          </table:table-cell>
          <table:table-cell office:value-type="float" office:value="0.077" calcext:value-type="float">
            <text:p>0.077</text:p>
          </table:table-cell>
          <table:table-cell table:formula="of:=[.B107]*[.C107]" office:value-type="float" office:value="0.0734439038861279" calcext:value-type="float">
            <text:p>0.07344390388612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957892935735843" calcext:value-type="float">
            <text:p>0.957892935735843</text:p>
          </table:table-cell>
          <table:table-cell office:value-type="float" office:value="0.002" calcext:value-type="float">
            <text:p>0.002</text:p>
          </table:table-cell>
          <table:table-cell table:formula="of:=[.B108]*[.C108]" office:value-type="float" office:value="0.00191578587147169" calcext:value-type="float">
            <text:p>0.00191578587147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239)</text:p>
          </table:table-cell>
          <table:table-cell office:value-type="float" office:value="0.957892935735843" calcext:value-type="float">
            <text:p>0.957892935735843</text:p>
          </table:table-cell>
          <table:table-cell office:value-type="float" office:value="0" calcext:value-type="float">
            <text:p>0</text:p>
          </table:table-cell>
          <table:table-cell table:formula="of:=[.B109]*[.C1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358)</text:p>
          </table:table-cell>
          <table:table-cell office:value-type="float" office:value="0.957892935735843" calcext:value-type="float">
            <text:p>0.957892935735843</text:p>
          </table:table-cell>
          <table:table-cell office:value-type="float" office:value="0" calcext:value-type="float">
            <text:p>0</text:p>
          </table:table-cell>
          <table:table-cell table:formula="of:=[.B110]*[.C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958136374667933" calcext:value-type="float">
            <text:p>0.958136374667933</text:p>
          </table:table-cell>
          <table:table-cell office:value-type="float" office:value="0" calcext:value-type="float">
            <text:p>0</text:p>
          </table:table-cell>
          <table:table-cell table:formula="of:=[.B111]*[.C1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67)</text:p>
          </table:table-cell>
          <table:table-cell office:value-type="float" office:value="0.95893989897862" calcext:value-type="float">
            <text:p>0.95893989897862</text:p>
          </table:table-cell>
          <table:table-cell office:value-type="float" office:value="0" calcext:value-type="float">
            <text:p>0</text:p>
          </table:table-cell>
          <table:table-cell table:formula="of:=[.B112]*[.C1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314)</text:p>
          </table:table-cell>
          <table:table-cell office:value-type="float" office:value="0.960494381863979" calcext:value-type="float">
            <text:p>0.960494381863979</text:p>
          </table:table-cell>
          <table:table-cell office:value-type="float" office:value="0" calcext:value-type="float">
            <text:p>0</text:p>
          </table:table-cell>
          <table:table-cell table:formula="of:=[.B113]*[.C1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433)</text:p>
          </table:table-cell>
          <table:table-cell office:value-type="float" office:value="0.960494381863979" calcext:value-type="float">
            <text:p>0.960494381863979</text:p>
          </table:table-cell>
          <table:table-cell office:value-type="float" office:value="0" calcext:value-type="float">
            <text:p>0</text:p>
          </table:table-cell>
          <table:table-cell table:formula="of:=[.B114]*[.C1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l2norm.c(55)</text:p>
          </table:table-cell>
          <table:table-cell office:value-type="float" office:value="0.962263833748503" calcext:value-type="float">
            <text:p>0.962263833748503</text:p>
          </table:table-cell>
          <table:table-cell office:value-type="float" office:value="0" calcext:value-type="float">
            <text:p>0</text:p>
          </table:table-cell>
          <table:table-cell table:formula="of:=[.B115]*[.C1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ror.c(54)</text:p>
          </table:table-cell>
          <table:table-cell office:value-type="float" office:value="0.962263833748503" calcext:value-type="float">
            <text:p>0.962263833748503</text:p>
          </table:table-cell>
          <table:table-cell office:value-type="float" office:value="0" calcext:value-type="float">
            <text:p>0</text:p>
          </table:table-cell>
          <table:table-cell table:formula="of:=[.B116]*[.C1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357)</text:p>
          </table:table-cell>
          <table:table-cell office:value-type="float" office:value="0.962648593356357" calcext:value-type="float">
            <text:p>0.962648593356357</text:p>
          </table:table-cell>
          <table:table-cell office:value-type="float" office:value="0" calcext:value-type="float">
            <text:p>0</text:p>
          </table:table-cell>
          <table:table-cell table:formula="of:=[.B117]*[.C1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965981759205364" calcext:value-type="float">
            <text:p>0.965981759205364</text:p>
          </table:table-cell>
          <table:table-cell office:value-type="float" office:value="0.027" calcext:value-type="float">
            <text:p>0.027</text:p>
          </table:table-cell>
          <table:table-cell table:formula="of:=[.B118]*[.C118]" office:value-type="float" office:value="0.0260815074985448" calcext:value-type="float">
            <text:p>0.02608150749854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68)</text:p>
          </table:table-cell>
          <table:table-cell office:value-type="float" office:value="0.968602517675243" calcext:value-type="float">
            <text:p>0.968602517675243</text:p>
          </table:table-cell>
          <table:table-cell office:value-type="float" office:value="0" calcext:value-type="float">
            <text:p>0</text:p>
          </table:table-cell>
          <table:table-cell table:formula="of:=[.B119]*[.C1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271)</text:p>
          </table:table-cell>
          <table:table-cell office:value-type="float" office:value="0.969474420574553" calcext:value-type="float">
            <text:p>0.969474420574553</text:p>
          </table:table-cell>
          <table:table-cell office:value-type="float" office:value="0" calcext:value-type="float">
            <text:p>0</text:p>
          </table:table-cell>
          <table:table-cell table:formula="of:=[.B120]*[.C1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152)</text:p>
          </table:table-cell>
          <table:table-cell office:value-type="float" office:value="0.969474420574553" calcext:value-type="float">
            <text:p>0.969474420574553</text:p>
          </table:table-cell>
          <table:table-cell office:value-type="float" office:value="0" calcext:value-type="float">
            <text:p>0</text:p>
          </table:table-cell>
          <table:table-cell table:formula="of:=[.B121]*[.C1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971505112700349" calcext:value-type="float">
            <text:p>0.971505112700349</text:p>
          </table:table-cell>
          <table:table-cell office:value-type="float" office:value="0.016" calcext:value-type="float">
            <text:p>0.016</text:p>
          </table:table-cell>
          <table:table-cell table:formula="of:=[.B122]*[.C122]" office:value-type="float" office:value="0.0155440818032056" calcext:value-type="float">
            <text:p>0.01554408180320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432)</text:p>
          </table:table-cell>
          <table:table-cell office:value-type="float" office:value="0.971505112700349" calcext:value-type="float">
            <text:p>0.971505112700349</text:p>
          </table:table-cell>
          <table:table-cell office:value-type="float" office:value="0" calcext:value-type="float">
            <text:p>0</text:p>
          </table:table-cell>
          <table:table-cell table:formula="of:=[.B123]*[.C1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313)</text:p>
          </table:table-cell>
          <table:table-cell office:value-type="float" office:value="0.971505112700349" calcext:value-type="float">
            <text:p>0.971505112700349</text:p>
          </table:table-cell>
          <table:table-cell office:value-type="float" office:value="0" calcext:value-type="float">
            <text:p>0</text:p>
          </table:table-cell>
          <table:table-cell table:formula="of:=[.B124]*[.C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194)</text:p>
          </table:table-cell>
          <table:table-cell office:value-type="float" office:value="0.971505112700349" calcext:value-type="float">
            <text:p>0.971505112700349</text:p>
          </table:table-cell>
          <table:table-cell office:value-type="float" office:value="0" calcext:value-type="float">
            <text:p>0</text:p>
          </table:table-cell>
          <table:table-cell table:formula="of:=[.B125]*[.C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442)</text:p>
          </table:table-cell>
          <table:table-cell office:value-type="float" office:value="0.973172593708915" calcext:value-type="float">
            <text:p>0.973172593708915</text:p>
          </table:table-cell>
          <table:table-cell office:value-type="float" office:value="0" calcext:value-type="float">
            <text:p>0</text:p>
          </table:table-cell>
          <table:table-cell table:formula="of:=[.B126]*[.C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974053900371759" calcext:value-type="float">
            <text:p>0.974053900371759</text:p>
          </table:table-cell>
          <table:table-cell office:value-type="float" office:value="0.019" calcext:value-type="float">
            <text:p>0.019</text:p>
          </table:table-cell>
          <table:table-cell table:formula="of:=[.B127]*[.C127]" office:value-type="float" office:value="0.0185070241070634" calcext:value-type="float">
            <text:p>0.01850702410706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976053755502722" calcext:value-type="float">
            <text:p>0.976053755502722</text:p>
          </table:table-cell>
          <table:table-cell office:value-type="float" office:value="0.011" calcext:value-type="float">
            <text:p>0.011</text:p>
          </table:table-cell>
          <table:table-cell table:formula="of:=[.B128]*[.C128]" office:value-type="float" office:value="0.0107365913105299" calcext:value-type="float">
            <text:p>0.0107365913105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etiv.c(70)</text:p>
          </table:table-cell>
          <table:table-cell office:value-type="float" office:value="0.977209921678737" calcext:value-type="float">
            <text:p>0.977209921678737</text:p>
          </table:table-cell>
          <table:table-cell office:value-type="float" office:value="0" calcext:value-type="float">
            <text:p>0</text:p>
          </table:table-cell>
          <table:table-cell table:formula="of:=[.B129]*[.C1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l2norm.c(68)</text:p>
          </table:table-cell>
          <table:table-cell office:value-type="float" office:value="0.978710979741045" calcext:value-type="float">
            <text:p>0.978710979741045</text:p>
          </table:table-cell>
          <table:table-cell office:value-type="float" office:value="0" calcext:value-type="float">
            <text:p>0</text:p>
          </table:table-cell>
          <table:table-cell table:formula="of:=[.B130]*[.C1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65)</text:p>
          </table:table-cell>
          <table:table-cell office:value-type="float" office:value="0.980785975316055" calcext:value-type="float">
            <text:p>0.980785975316055</text:p>
          </table:table-cell>
          <table:table-cell office:value-type="float" office:value="0" calcext:value-type="float">
            <text:p>0</text:p>
          </table:table-cell>
          <table:table-cell table:formula="of:=[.B131]*[.C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981863649038232" calcext:value-type="float">
            <text:p>0.981863649038232</text:p>
          </table:table-cell>
          <table:table-cell office:value-type="float" office:value="0.015" calcext:value-type="float">
            <text:p>0.015</text:p>
          </table:table-cell>
          <table:table-cell table:formula="of:=[.B132]*[.C132]" office:value-type="float" office:value="0.0147279547355735" calcext:value-type="float">
            <text:p>0.01472795473557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982078500345942" calcext:value-type="float">
            <text:p>0.982078500345942</text:p>
          </table:table-cell>
          <table:table-cell office:value-type="float" office:value="0.011" calcext:value-type="float">
            <text:p>0.011</text:p>
          </table:table-cell>
          <table:table-cell table:formula="of:=[.B133]*[.C133]" office:value-type="float" office:value="0.0108028635038054" calcext:value-type="float">
            <text:p>0.01080286350380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80)</text:p>
          </table:table-cell>
          <table:table-cell office:value-type="float" office:value="0.982897116293908" calcext:value-type="float">
            <text:p>0.982897116293908</text:p>
          </table:table-cell>
          <table:table-cell office:value-type="float" office:value="0" calcext:value-type="float">
            <text:p>0</text:p>
          </table:table-cell>
          <table:table-cell table:formula="of:=[.B134]*[.C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93)</text:p>
          </table:table-cell>
          <table:table-cell office:value-type="float" office:value="0.982897116293908" calcext:value-type="float">
            <text:p>0.982897116293908</text:p>
          </table:table-cell>
          <table:table-cell office:value-type="float" office:value="0" calcext:value-type="float">
            <text:p>0</text:p>
          </table:table-cell>
          <table:table-cell table:formula="of:=[.B135]*[.C1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126)</text:p>
          </table:table-cell>
          <table:table-cell office:value-type="float" office:value="0.985556735394379" calcext:value-type="float">
            <text:p>0.985556735394379</text:p>
          </table:table-cell>
          <table:table-cell office:value-type="float" office:value="0" calcext:value-type="float">
            <text:p>0</text:p>
          </table:table-cell>
          <table:table-cell table:formula="of:=[.B136]*[.C1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245)</text:p>
          </table:table-cell>
          <table:table-cell office:value-type="float" office:value="0.985556735394379" calcext:value-type="float">
            <text:p>0.985556735394379</text:p>
          </table:table-cell>
          <table:table-cell office:value-type="float" office:value="0" calcext:value-type="float">
            <text:p>0</text:p>
          </table:table-cell>
          <table:table-cell table:formula="of:=[.B137]*[.C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986386584968516" calcext:value-type="float">
            <text:p>0.986386584968516</text:p>
          </table:table-cell>
          <table:table-cell office:value-type="float" office:value="0.015" calcext:value-type="float">
            <text:p>0.015</text:p>
          </table:table-cell>
          <table:table-cell table:formula="of:=[.B138]*[.C138]" office:value-type="float" office:value="0.0147957987745277" calcext:value-type="float">
            <text:p>0.01479579877452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986386584968516" calcext:value-type="float">
            <text:p>0.986386584968516</text:p>
          </table:table-cell>
          <table:table-cell office:value-type="float" office:value="0.013" calcext:value-type="float">
            <text:p>0.013</text:p>
          </table:table-cell>
          <table:table-cell table:formula="of:=[.B139]*[.C139]" office:value-type="float" office:value="0.0128230256045907" calcext:value-type="float">
            <text:p>0.01282302560459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364)</text:p>
          </table:table-cell>
          <table:table-cell office:value-type="float" office:value="0.986596048066178" calcext:value-type="float">
            <text:p>0.986596048066178</text:p>
          </table:table-cell>
          <table:table-cell office:value-type="float" office:value="0" calcext:value-type="float">
            <text:p>0</text:p>
          </table:table-cell>
          <table:table-cell table:formula="of:=[.B140]*[.C1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73)</text:p>
          </table:table-cell>
          <table:table-cell office:value-type="float" office:value="0.986792990907431" calcext:value-type="float">
            <text:p>0.986792990907431</text:p>
          </table:table-cell>
          <table:table-cell office:value-type="float" office:value="0.013" calcext:value-type="float">
            <text:p>0.013</text:p>
          </table:table-cell>
          <table:table-cell table:formula="of:=[.B141]*[.C141]" office:value-type="float" office:value="0.0128283088817966" calcext:value-type="float">
            <text:p>0.01282830888179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92)</text:p>
          </table:table-cell>
          <table:table-cell office:value-type="float" office:value="0.987275651028334" calcext:value-type="float">
            <text:p>0.987275651028334</text:p>
          </table:table-cell>
          <table:table-cell office:value-type="float" office:value="0" calcext:value-type="float">
            <text:p>0</text:p>
          </table:table-cell>
          <table:table-cell table:formula="of:=[.B142]*[.C1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l2norm.c(65)</text:p>
          </table:table-cell>
          <table:table-cell office:value-type="float" office:value="0.987793051664264" calcext:value-type="float">
            <text:p>0.987793051664264</text:p>
          </table:table-cell>
          <table:table-cell office:value-type="float" office:value="0" calcext:value-type="float">
            <text:p>0</text:p>
          </table:table-cell>
          <table:table-cell table:formula="of:=[.B143]*[.C1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344)</text:p>
          </table:table-cell>
          <table:table-cell office:value-type="float" office:value="0.988410906384401" calcext:value-type="float">
            <text:p>0.988410906384401</text:p>
          </table:table-cell>
          <table:table-cell office:value-type="float" office:value="0" calcext:value-type="float">
            <text:p>0</text:p>
          </table:table-cell>
          <table:table-cell table:formula="of:=[.B144]*[.C1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107)</text:p>
          </table:table-cell>
          <table:table-cell office:value-type="float" office:value="0.988410906384401" calcext:value-type="float">
            <text:p>0.988410906384401</text:p>
          </table:table-cell>
          <table:table-cell office:value-type="float" office:value="0" calcext:value-type="float">
            <text:p>0</text:p>
          </table:table-cell>
          <table:table-cell table:formula="of:=[.B145]*[.C1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225)</text:p>
          </table:table-cell>
          <table:table-cell office:value-type="float" office:value="0.988410906384401" calcext:value-type="float">
            <text:p>0.988410906384401</text:p>
          </table:table-cell>
          <table:table-cell office:value-type="float" office:value="0" calcext:value-type="float">
            <text:p>0</text:p>
          </table:table-cell>
          <table:table-cell table:formula="of:=[.B146]*[.C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70)</text:p>
          </table:table-cell>
          <table:table-cell office:value-type="float" office:value="0.989001773385273" calcext:value-type="float">
            <text:p>0.989001773385273</text:p>
          </table:table-cell>
          <table:table-cell office:value-type="float" office:value="0.009" calcext:value-type="float">
            <text:p>0.009</text:p>
          </table:table-cell>
          <table:table-cell table:formula="of:=[.B147]*[.C147]" office:value-type="float" office:value="0.00890101596046746" calcext:value-type="float">
            <text:p>0.00890101596046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989098740534092" calcext:value-type="float">
            <text:p>0.989098740534092</text:p>
          </table:table-cell>
          <table:table-cell office:value-type="float" office:value="0.015" calcext:value-type="float">
            <text:p>0.015</text:p>
          </table:table-cell>
          <table:table-cell table:formula="of:=[.B148]*[.C148]" office:value-type="float" office:value="0.0148364811080114" calcext:value-type="float">
            <text:p>0.01483648110801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94)</text:p>
          </table:table-cell>
          <table:table-cell office:value-type="float" office:value="0.989638435846334" calcext:value-type="float">
            <text:p>0.989638435846334</text:p>
          </table:table-cell>
          <table:table-cell office:value-type="float" office:value="0" calcext:value-type="float">
            <text:p>0</text:p>
          </table:table-cell>
          <table:table-cell table:formula="of:=[.B149]*[.C1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81)</text:p>
          </table:table-cell>
          <table:table-cell office:value-type="float" office:value="0.989638435846334" calcext:value-type="float">
            <text:p>0.989638435846334</text:p>
          </table:table-cell>
          <table:table-cell office:value-type="float" office:value="0" calcext:value-type="float">
            <text:p>0</text:p>
          </table:table-cell>
          <table:table-cell table:formula="of:=[.B150]*[.C1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989757062084408" calcext:value-type="float">
            <text:p>0.989757062084408</text:p>
          </table:table-cell>
          <table:table-cell office:value-type="float" office:value="0.025" calcext:value-type="float">
            <text:p>0.025</text:p>
          </table:table-cell>
          <table:table-cell table:formula="of:=[.B151]*[.C151]" office:value-type="float" office:value="0.0247439265521102" calcext:value-type="float">
            <text:p>0.0247439265521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990139361415736" calcext:value-type="float">
            <text:p>0.990139361415736</text:p>
          </table:table-cell>
          <table:table-cell office:value-type="float" office:value="0.014" calcext:value-type="float">
            <text:p>0.014</text:p>
          </table:table-cell>
          <table:table-cell table:formula="of:=[.B152]*[.C152]" office:value-type="float" office:value="0.0138619510598203" calcext:value-type="float">
            <text:p>0.0138619510598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120)</text:p>
          </table:table-cell>
          <table:table-cell office:value-type="float" office:value="0.990139361415736" calcext:value-type="float">
            <text:p>0.990139361415736</text:p>
          </table:table-cell>
          <table:table-cell office:value-type="float" office:value="0" calcext:value-type="float">
            <text:p>0</text:p>
          </table:table-cell>
          <table:table-cell table:formula="of:=[.B153]*[.C1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990139361415736" calcext:value-type="float">
            <text:p>0.990139361415736</text:p>
          </table:table-cell>
          <table:table-cell office:value-type="float" office:value="0.004" calcext:value-type="float">
            <text:p>0.004</text:p>
          </table:table-cell>
          <table:table-cell table:formula="of:=[.B154]*[.C154]" office:value-type="float" office:value="0.00396055744566294" calcext:value-type="float">
            <text:p>0.00396055744566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erhs.c(238)</text:p>
          </table:table-cell>
          <table:table-cell office:value-type="float" office:value="0.990139361415736" calcext:value-type="float">
            <text:p>0.990139361415736</text:p>
          </table:table-cell>
          <table:table-cell office:value-type="float" office:value="0" calcext:value-type="float">
            <text:p>0</text:p>
          </table:table-cell>
          <table:table-cell table:formula="of:=[.B155]*[.C1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991141262637979" calcext:value-type="float">
            <text:p>0.991141262637979</text:p>
          </table:table-cell>
          <table:table-cell office:value-type="float" office:value="0.033" calcext:value-type="float">
            <text:p>0.033</text:p>
          </table:table-cell>
          <table:table-cell table:formula="of:=[.B156]*[.C156]" office:value-type="float" office:value="0.0327076616670533" calcext:value-type="float">
            <text:p>0.03270766166705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991794475049822" calcext:value-type="float">
            <text:p>0.991794475049822</text:p>
          </table:table-cell>
          <table:table-cell office:value-type="float" office:value="0.018" calcext:value-type="float">
            <text:p>0.018</text:p>
          </table:table-cell>
          <table:table-cell table:formula="of:=[.B157]*[.C157]" office:value-type="float" office:value="0.0178523005508968" calcext:value-type="float">
            <text:p>0.01785230055089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992592809886521" calcext:value-type="float">
            <text:p>0.992592809886521</text:p>
          </table:table-cell>
          <table:table-cell office:value-type="float" office:value="0.015" calcext:value-type="float">
            <text:p>0.015</text:p>
          </table:table-cell>
          <table:table-cell table:formula="of:=[.B158]*[.C158]" office:value-type="float" office:value="0.0148888921482978" calcext:value-type="float">
            <text:p>0.01488889214829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147)</text:p>
          </table:table-cell>
          <table:table-cell office:value-type="float" office:value="0.992776422469308" calcext:value-type="float">
            <text:p>0.992776422469308</text:p>
          </table:table-cell>
          <table:table-cell office:value-type="float" office:value="0" calcext:value-type="float">
            <text:p>0</text:p>
          </table:table-cell>
          <table:table-cell table:formula="of:=[.B159]*[.C1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105)</text:p>
          </table:table-cell>
          <table:table-cell office:value-type="float" office:value="0.992776422469308" calcext:value-type="float">
            <text:p>0.992776422469308</text:p>
          </table:table-cell>
          <table:table-cell office:value-type="float" office:value="0" calcext:value-type="float">
            <text:p>0</text:p>
          </table:table-cell>
          <table:table-cell table:formula="of:=[.B160]*[.C1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172)</text:p>
          </table:table-cell>
          <table:table-cell office:value-type="float" office:value="0.992909574544639" calcext:value-type="float">
            <text:p>0.992909574544639</text:p>
          </table:table-cell>
          <table:table-cell office:value-type="float" office:value="0" calcext:value-type="float">
            <text:p>0</text:p>
          </table:table-cell>
          <table:table-cell table:formula="of:=[.B161]*[.C1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pintgr.c(130)</text:p>
          </table:table-cell>
          <table:table-cell office:value-type="float" office:value="0.992909574544639" calcext:value-type="float">
            <text:p>0.992909574544639</text:p>
          </table:table-cell>
          <table:table-cell office:value-type="float" office:value="0" calcext:value-type="float">
            <text:p>0</text:p>
          </table:table-cell>
          <table:table-cell table:formula="of:=[.B162]*[.C1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993399768359332" calcext:value-type="float">
            <text:p>0.993399768359332</text:p>
          </table:table-cell>
          <table:table-cell office:value-type="float" office:value="0.01" calcext:value-type="float">
            <text:p>0.01</text:p>
          </table:table-cell>
          <table:table-cell table:formula="of:=[.B163]*[.C163]" office:value-type="float" office:value="0.00993399768359332" calcext:value-type="float">
            <text:p>0.00993399768359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993399768359332" calcext:value-type="float">
            <text:p>0.993399768359332</text:p>
          </table:table-cell>
          <table:table-cell office:value-type="float" office:value="0.017" calcext:value-type="float">
            <text:p>0.017</text:p>
          </table:table-cell>
          <table:table-cell table:formula="of:=[.B164]*[.C164]" office:value-type="float" office:value="0.0168877960621087" calcext:value-type="float">
            <text:p>0.01688779606210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.994529970686184" calcext:value-type="float">
            <text:p>0.994529970686184</text:p>
          </table:table-cell>
          <table:table-cell office:value-type="float" office:value="0" calcext:value-type="float">
            <text:p>0</text:p>
          </table:table-cell>
          <table:table-cell table:formula="of:=[.B165]*[.C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91)</text:p>
          </table:table-cell>
          <table:table-cell office:value-type="float" office:value="0.99467998860199" calcext:value-type="float">
            <text:p>0.99467998860199</text:p>
          </table:table-cell>
          <table:table-cell office:value-type="float" office:value="0" calcext:value-type="float">
            <text:p>0</text:p>
          </table:table-cell>
          <table:table-cell table:formula="of:=[.B166]*[.C1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78)</text:p>
          </table:table-cell>
          <table:table-cell office:value-type="float" office:value="0.995086008996561" calcext:value-type="float">
            <text:p>0.995086008996561</text:p>
          </table:table-cell>
          <table:table-cell office:value-type="float" office:value="0" calcext:value-type="float">
            <text:p>0</text:p>
          </table:table-cell>
          <table:table-cell table:formula="of:=[.B167]*[.C1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79)</text:p>
          </table:table-cell>
          <table:table-cell office:value-type="float" office:value="0.995505596579762" calcext:value-type="float">
            <text:p>0.995505596579762</text:p>
          </table:table-cell>
          <table:table-cell office:value-type="float" office:value="0" calcext:value-type="float">
            <text:p>0</text:p>
          </table:table-cell>
          <table:table-cell table:formula="of:=[.B168]*[.C1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92)</text:p>
          </table:table-cell>
          <table:table-cell office:value-type="float" office:value="0.995505596579762" calcext:value-type="float">
            <text:p>0.995505596579762</text:p>
          </table:table-cell>
          <table:table-cell office:value-type="float" office:value="0" calcext:value-type="float">
            <text:p>0</text:p>
          </table:table-cell>
          <table:table-cell table:formula="of:=[.B169]*[.C169]" office:value-type="float" office:value="0" calcext:value-type="float">
            <text:p>0</text:p>
          </table:table-cell>
        </table:table-row>
      </table:table>
      <table:table table:name="CG-prob" table:style-name="ta1">
        <table:shapes>
          <draw:frame draw:z-index="0" draw:style-name="gr1" draw:text-style-name="P1" svg:width="159.99mm" svg:height="89.99mm" svg:x="220.75mm" svg:y="15.6mm">
            <draw:object draw:notify-on-update-of-ranges="'CG-prob'.B2:'CG-prob'.B23 'CG-prob'.D2:'CG-prob'.D23 'CG-prob'.C2:'CG-prob'.C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4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3910779521289" calcext:value-type="float">
            <text:p>0.03910779521289</text:p>
          </table:table-cell>
          <table:table-cell office:value-type="float" office:value="0.036" calcext:value-type="float">
            <text:p>0.036</text:p>
          </table:table-cell>
          <table:table-cell table:formula="of:=[.B2]*[.C2]" office:value-type="float" office:value="0.00140788062766404" calcext:value-type="float">
            <text:p>0.00140788062766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0521025388622732" calcext:value-type="float">
            <text:p>0.052102538862273</text:p>
          </table:table-cell>
          <table:table-cell office:value-type="float" office:value="0.918" calcext:value-type="float">
            <text:p>0.918</text:p>
          </table:table-cell>
          <table:table-cell table:formula="of:=[.B3]*[.C3]" office:value-type="float" office:value="0.0478301306755668" calcext:value-type="float">
            <text:p>0.04783013067556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605949272032615" calcext:value-type="float">
            <text:p>0.060594927203262</text:p>
          </table:table-cell>
          <table:table-cell office:value-type="float" office:value="0.001" calcext:value-type="float">
            <text:p>0.001</text:p>
          </table:table-cell>
          <table:table-cell table:formula="of:=[.B4]*[.C4]" office:value-type="float" office:value="0.0000605949272032615" calcext:value-type="float">
            <text:p>6.05949272032615E-0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157)</text:p>
          </table:table-cell>
          <table:table-cell office:value-type="float" office:value="0.0607892170768672" calcext:value-type="float">
            <text:p>0.060789217076867</text:p>
          </table:table-cell>
          <table:table-cell office:value-type="float" office:value="0" calcext:value-type="float">
            <text:p>0</text:p>
          </table:table-cell>
          <table:table-cell table:formula="of:=[.B5]*[.C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0823589363579638" calcext:value-type="float">
            <text:p>0.082358936357964</text:p>
          </table:table-cell>
          <table:table-cell office:value-type="float" office:value="0.953" calcext:value-type="float">
            <text:p>0.953</text:p>
          </table:table-cell>
          <table:table-cell table:formula="of:=[.B6]*[.C6]" office:value-type="float" office:value="0.0784880663491395" calcext:value-type="float">
            <text:p>0.0784880663491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.108553377526208" calcext:value-type="float">
            <text:p>0.108553377526208</text:p>
          </table:table-cell>
          <table:table-cell office:value-type="float" office:value="0" calcext:value-type="float">
            <text:p>0</text:p>
          </table:table-cell>
          <table:table-cell table:formula="of:=[.B7]*[.C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.148820395819816" calcext:value-type="float">
            <text:p>0.148820395819816</text:p>
          </table:table-cell>
          <table:table-cell office:value-type="float" office:value="0" calcext:value-type="float">
            <text:p>0</text:p>
          </table:table-cell>
          <table:table-cell table:formula="of:=[.B8]*[.C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.148820395819816" calcext:value-type="float">
            <text:p>0.148820395819816</text:p>
          </table:table-cell>
          <table:table-cell office:value-type="float" office:value="0" calcext:value-type="float">
            <text:p>0</text:p>
          </table:table-cell>
          <table:table-cell table:formula="of:=[.B9]*[.C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154625767538102" calcext:value-type="float">
            <text:p>0.154625767538102</text:p>
          </table:table-cell>
          <table:table-cell office:value-type="float" office:value="0.033" calcext:value-type="float">
            <text:p>0.033</text:p>
          </table:table-cell>
          <table:table-cell table:formula="of:=[.B10]*[.C10]" office:value-type="float" office:value="0.00510265032875736" calcext:value-type="float">
            <text:p>0.00510265032875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199774173493242" calcext:value-type="float">
            <text:p>0.199774173493242</text:p>
          </table:table-cell>
          <table:table-cell office:value-type="float" office:value="0.002" calcext:value-type="float">
            <text:p>0.002</text:p>
          </table:table-cell>
          <table:table-cell table:formula="of:=[.B11]*[.C11]" office:value-type="float" office:value="0.000399548346986484" calcext:value-type="float">
            <text:p>0.00039954834698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344955039091991" calcext:value-type="float">
            <text:p>0.344955039091991</text:p>
          </table:table-cell>
          <table:table-cell office:value-type="float" office:value="0.003" calcext:value-type="float">
            <text:p>0.003</text:p>
          </table:table-cell>
          <table:table-cell table:formula="of:=[.B12]*[.C12]" office:value-type="float" office:value="0.00103486511727597" calcext:value-type="float">
            <text:p>0.00103486511727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.455627488836303" calcext:value-type="float">
            <text:p>0.455627488836303</text:p>
          </table:table-cell>
          <table:table-cell office:value-type="float" office:value="0" calcext:value-type="float">
            <text:p>0</text:p>
          </table:table-cell>
          <table:table-cell table:formula="of:=[.B13]*[.C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544115039172194" calcext:value-type="float">
            <text:p>0.544115039172194</text:p>
          </table:table-cell>
          <table:table-cell office:value-type="float" office:value="0.003" calcext:value-type="float">
            <text:p>0.003</text:p>
          </table:table-cell>
          <table:table-cell table:formula="of:=[.B14]*[.C14]" office:value-type="float" office:value="0.00163234511751658" calcext:value-type="float">
            <text:p>0.00163234511751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.656087420688057" calcext:value-type="float">
            <text:p>0.656087420688057</text:p>
          </table:table-cell>
          <table:table-cell office:value-type="float" office:value="0.036" calcext:value-type="float">
            <text:p>0.036</text:p>
          </table:table-cell>
          <table:table-cell table:formula="of:=[.B15]*[.C15]" office:value-type="float" office:value="0.0236191471447701" calcext:value-type="float">
            <text:p>0.0236191471447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.723581538356638" calcext:value-type="float">
            <text:p>0.723581538356638</text:p>
          </table:table-cell>
          <table:table-cell office:value-type="float" office:value="0" calcext:value-type="float">
            <text:p>0</text:p>
          </table:table-cell>
          <table:table-cell table:formula="of:=[.B16]*[.C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.745317876460935" calcext:value-type="float">
            <text:p>0.745317876460935</text:p>
          </table:table-cell>
          <table:table-cell office:value-type="float" office:value="0" calcext:value-type="float">
            <text:p>0</text:p>
          </table:table-cell>
          <table:table-cell table:formula="of:=[.B17]*[.C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.745317876460935" calcext:value-type="float">
            <text:p>0.745317876460935</text:p>
          </table:table-cell>
          <table:table-cell office:value-type="float" office:value="0" calcext:value-type="float">
            <text:p>0</text:p>
          </table:table-cell>
          <table:table-cell table:formula="of:=[.B18]*[.C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846862050988508" calcext:value-type="float">
            <text:p>0.846862050988508</text:p>
          </table:table-cell>
          <table:table-cell office:value-type="float" office:value="0.001" calcext:value-type="float">
            <text:p>0.001</text:p>
          </table:table-cell>
          <table:table-cell table:formula="of:=[.B19]*[.C19]" office:value-type="float" office:value="0.000846862050988508" calcext:value-type="float">
            <text:p>0.00084686205098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.946321401752354" calcext:value-type="float">
            <text:p>0.946321401752354</text:p>
          </table:table-cell>
          <table:table-cell office:value-type="float" office:value="0" calcext:value-type="float">
            <text:p>0</text:p>
          </table:table-cell>
          <table:table-cell table:formula="of:=[.B20]*[.C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.959980281256369" calcext:value-type="float">
            <text:p>0.959980281256369</text:p>
          </table:table-cell>
          <table:table-cell office:value-type="float" office:value="0" calcext:value-type="float">
            <text:p>0</text:p>
          </table:table-cell>
          <table:table-cell table:formula="of:=[.B21]*[.C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.959980281256369" calcext:value-type="float">
            <text:p>0.959980281256369</text:p>
          </table:table-cell>
          <table:table-cell office:value-type="float" office:value="0" calcext:value-type="float">
            <text:p>0</text:p>
          </table:table-cell>
          <table:table-cell table:formula="of:=[.B22]*[.C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.999999018565335" calcext:value-type="float">
            <text:p>0.999999018565335</text:p>
          </table:table-cell>
          <table:table-cell office:value-type="float" office:value="0" calcext:value-type="float">
            <text:p>0</text:p>
          </table:table-cell>
          <table:table-cell table:formula="of:=[.B23]*[.C23]" office:value-type="float" office:value="0" calcext:value-type="float">
            <text:p>0</text:p>
          </table:table-cell>
        </table:table-row>
      </table:table>
      <table:table table:name="CG-prof" table:style-name="ta1">
        <table:table-column table:style-name="co1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time(%)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918" calcext:value-type="float">
            <text:p>0.91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862)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857)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957)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844)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92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82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92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82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97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838)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953" calcext:value-type="float">
            <text:p>0.95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77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100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920)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93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78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89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15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68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92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91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90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79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79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76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41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423)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H1048576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BT.A2:BT.B131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BT-pred'.A1:'BT-pred'.D1048576">
          <table:sort>
            <table:sort-by table:field-number="1" table:data-type="automatic"/>
          </table:sort>
        </table:database-range>
        <table:database-range table:name="__Anonymous_Sheet_DB__4" table:target-range-address="'FT-loops-prof'.A1:'FT-loops-prof'.B1048576"/>
        <table:database-range table:name="__Anonymous_Sheet_DB__7" table:target-range-address="'LU-pred'.A1:'LU-pred'.B1048576">
          <table:sort>
            <table:sort-by table:field-number="1" table:data-type="automatic"/>
          </table:sort>
        </table:database-range>
        <table:database-range table:name="__Anonymous_Sheet_DB__8" table:target-range-address="'CG-prob'.A1:'CG-prob'.C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6:26:48.803767137</meta:creation-date>
    <dc:date>2019-03-12T11:36:59.517554415</dc:date>
    <meta:editing-duration>PT17H34M4S</meta:editing-duration>
    <meta:editing-cycles>3</meta:editing-cycles>
    <meta:generator>LibreOffice/6.1.4.2$Linux_X86_64 LibreOffice_project/10$Build-2</meta:generator>
    <meta:document-statistic meta:table-count="10" meta:cell-count="420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421cm" svg:height="21.33cm" xlink:href=".." xlink:type="simple" chart:class="chart:bar" chart:style-name="ch1">
        <chart:legend chart:legend-position="end" svg:x="35.475cm" svg:y="9.868cm" style:legend-expansion="high" chart:style-name="ch2"/>
        <chart:plot-area chart:style-name="ch3" table:cell-range-address="'BT-pred'.B1:'BT-pred'.C153 'BT-pred'.D2:'BT-pred'.D153" chart:data-source-has-labels="row" svg:x="0.748cm" svg:y="0.426cm" svg:width="33.979cm" svg:height="20.478cm">
          <chartooo:coordinate-region svg:x="1.475cm" svg:y="0.547cm" svg:width="33.252cm" svg:height="19.3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T-pred'.B2:'BT-pred'.B153" chart:label-cell-address="'BT-pred'.B1:'BT-pred'.B1" chart:class="chart:bar">
            <chart:data-point chart:repeated="99"/>
            <chart:data-point chart:style-name="ch8"/>
            <chart:data-point chart:repeated="52"/>
          </chart:series>
          <chart:series chart:style-name="ch9" chart:values-cell-range-address="'BT-pred'.C2:'BT-pred'.C153" chart:label-cell-address="'BT-pred'.C1:'BT-pred'.C1" chart:class="chart:bar">
            <chart:data-point chart:repeated="152"/>
          </chart:series>
          <chart:series chart:style-name="ch10" chart:values-cell-range-address="'BT-pred'.D2:'BT-pred'.D153" loext:label-string="product" chart:class="chart:bar">
            <chart:data-point chart:repeated="15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</text:p>
                <draw:g>
                  <svg:desc>'BT-pred'.B1:'BT-pred'.B1</svg:desc>
                </draw:g>
              </table:table-cell>
              <table:table-cell office:value-type="string">
                <text:p>time(%)</text:p>
                <draw:g>
                  <svg:desc>'BT-pred'.C1:'BT-pred'.C1</svg:desc>
                </draw:g>
              </table:table-cell>
              <table:table-cell office:value-type="string">
                <text:p>produc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97986427765364">
                <text:p>0.0297986427765364</text:p>
                <draw:g>
                  <svg:desc>'BT-pred'.B2:'BT-pred'.B153</svg:desc>
                </draw:g>
              </table:table-cell>
              <table:table-cell office:value-type="float" office:value="0">
                <text:p>0</text:p>
                <draw:g>
                  <svg:desc>'BT-pred'.C2:'BT-pred'.C153</svg:desc>
                </draw:g>
              </table:table-cell>
              <table:table-cell office:value-type="float" office:value="0">
                <text:p>0</text:p>
                <draw:g>
                  <svg:desc>'BT-pred'.D2:'BT-pred'.D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08970779109106">
                <text:p>0.0308970779109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9290117998464">
                <text:p>0.0509290117998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09290117998464">
                <text:p>0.0509290117998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0963052940146">
                <text:p>0.060963052940146</text:p>
              </table:table-cell>
              <table:table-cell office:value-type="float" office:value="0.001">
                <text:p>0.001</text:p>
              </table:table-cell>
              <table:table-cell office:value-type="float" office:value="0.000060963052940146">
                <text:p>0.000060963052940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10084851948743">
                <text:p>0.0610084851948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10099503556897">
                <text:p>0.0610099503556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10099503556897">
                <text:p>0.0610099503556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10286743892757">
                <text:p>0.0610286743892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10286743892757">
                <text:p>0.0610286743892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10286743892757">
                <text:p>0.0610286743892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1043387976974">
                <text:p>0.061043387976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1043387976974">
                <text:p>0.061043387976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3111267512529">
                <text:p>0.113111267512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3232832279236">
                <text:p>0.113232832279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8694388419382">
                <text:p>0.118694388419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0794603227361">
                <text:p>0.150794603227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585835689423">
                <text:p>0.28585835689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7518459319486">
                <text:p>0.307518459319486</text:p>
              </table:table-cell>
              <table:table-cell office:value-type="float" office:value="0.001">
                <text:p>0.001</text:p>
              </table:table-cell>
              <table:table-cell office:value-type="float" office:value="0.000307518459319487">
                <text:p>0.0003075184593194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8670204561423">
                <text:p>0.368670204561423</text:p>
              </table:table-cell>
              <table:table-cell office:value-type="float" office:value="0.059">
                <text:p>0.059</text:p>
              </table:table-cell>
              <table:table-cell office:value-type="float" office:value="0.021751542069124">
                <text:p>0.021751542069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8670204561423">
                <text:p>0.368670204561423</text:p>
              </table:table-cell>
              <table:table-cell office:value-type="float" office:value="0.059">
                <text:p>0.059</text:p>
              </table:table-cell>
              <table:table-cell office:value-type="float" office:value="0.021751542069124">
                <text:p>0.0217515420691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670204561423">
                <text:p>0.368670204561423</text:p>
              </table:table-cell>
              <table:table-cell office:value-type="float" office:value="0.116">
                <text:p>0.116</text:p>
              </table:table-cell>
              <table:table-cell office:value-type="float" office:value="0.0427657437291251">
                <text:p>0.04276574372912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860388026641">
                <text:p>0.40860388026641</text:p>
              </table:table-cell>
              <table:table-cell office:value-type="float" office:value="0.284">
                <text:p>0.284</text:p>
              </table:table-cell>
              <table:table-cell office:value-type="float" office:value="0.116043501995661">
                <text:p>0.1160435019956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08815774111216">
                <text:p>0.408815774111216</text:p>
              </table:table-cell>
              <table:table-cell office:value-type="float" office:value="0.326">
                <text:p>0.326</text:p>
              </table:table-cell>
              <table:table-cell office:value-type="float" office:value="0.133273942360256">
                <text:p>0.133273942360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9054807107992">
                <text:p>0.409054807107992</text:p>
              </table:table-cell>
              <table:table-cell office:value-type="float" office:value="0.292">
                <text:p>0.292</text:p>
              </table:table-cell>
              <table:table-cell office:value-type="float" office:value="0.119444003675534">
                <text:p>0.1194440036755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0377586090904">
                <text:p>0.410377586090904</text:p>
              </table:table-cell>
              <table:table-cell office:value-type="float" office:value="0.284">
                <text:p>0.284</text:p>
              </table:table-cell>
              <table:table-cell office:value-type="float" office:value="0.116547234449817">
                <text:p>0.1165472344498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0574069929223">
                <text:p>0.410574069929223</text:p>
              </table:table-cell>
              <table:table-cell office:value-type="float" office:value="0.326">
                <text:p>0.326</text:p>
              </table:table-cell>
              <table:table-cell office:value-type="float" office:value="0.133847146796927">
                <text:p>0.133847146796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0844643544556">
                <text:p>0.410844643544556</text:p>
              </table:table-cell>
              <table:table-cell office:value-type="float" office:value="0.292">
                <text:p>0.292</text:p>
              </table:table-cell>
              <table:table-cell office:value-type="float" office:value="0.11996663591501">
                <text:p>0.11996663591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6620999410066">
                <text:p>0.446620999410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6620999410066">
                <text:p>0.446620999410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46620999410066">
                <text:p>0.446620999410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46620999410066">
                <text:p>0.446620999410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46620999410066">
                <text:p>0.446620999410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46620999410066">
                <text:p>0.446620999410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3422659960624">
                <text:p>0.533422659960624</text:p>
              </table:table-cell>
              <table:table-cell office:value-type="float" office:value="0.146">
                <text:p>0.146</text:p>
              </table:table-cell>
              <table:table-cell office:value-type="float" office:value="0.0778797083542512">
                <text:p>0.07787970835425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3422659960624">
                <text:p>0.533422659960624</text:p>
              </table:table-cell>
              <table:table-cell office:value-type="float" office:value="0.156">
                <text:p>0.156</text:p>
              </table:table-cell>
              <table:table-cell office:value-type="float" office:value="0.0832139349538574">
                <text:p>0.08321393495385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3422659960624">
                <text:p>0.533422659960624</text:p>
              </table:table-cell>
              <table:table-cell office:value-type="float" office:value="0.153">
                <text:p>0.153</text:p>
              </table:table-cell>
              <table:table-cell office:value-type="float" office:value="0.0816136669739755">
                <text:p>0.08161366697397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97307558734003">
                <text:p>0.597307558734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24756093357225">
                <text:p>0.624756093357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1141017594927">
                <text:p>0.641141017594927</text:p>
              </table:table-cell>
              <table:table-cell office:value-type="float" office:value="0.046">
                <text:p>0.046</text:p>
              </table:table-cell>
              <table:table-cell office:value-type="float" office:value="0.0294924868093666">
                <text:p>0.02949248680936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437486404602">
                <text:p>0.6437486404602</text:p>
              </table:table-cell>
              <table:table-cell office:value-type="float" office:value="0.059">
                <text:p>0.059</text:p>
              </table:table-cell>
              <table:table-cell office:value-type="float" office:value="0.0379811697871518">
                <text:p>0.03798116978715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46952737659125">
                <text:p>0.646952737659125</text:p>
              </table:table-cell>
              <table:table-cell office:value-type="float" office:value="0.049">
                <text:p>0.049</text:p>
              </table:table-cell>
              <table:table-cell office:value-type="float" office:value="0.0317006841452971">
                <text:p>0.03170068414529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24232928818911">
                <text:p>0.724232928818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40879350543865">
                <text:p>0.740879350543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40879350543865">
                <text:p>0.740879350543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0879350543865">
                <text:p>0.740879350543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81440836396691">
                <text:p>0.781440836396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52239571295857">
                <text:p>0.852239571295857</text:p>
              </table:table-cell>
              <table:table-cell office:value-type="float" office:value="0.008">
                <text:p>0.008</text:p>
              </table:table-cell>
              <table:table-cell office:value-type="float" office:value="0.00681791657036685">
                <text:p>0.006817916570366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52239571295857">
                <text:p>0.852239571295857</text:p>
              </table:table-cell>
              <table:table-cell office:value-type="float" office:value="0.01">
                <text:p>0.01</text:p>
              </table:table-cell>
              <table:table-cell office:value-type="float" office:value="0.00852239571295857">
                <text:p>0.008522395712958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52239571295857">
                <text:p>0.852239571295857</text:p>
              </table:table-cell>
              <table:table-cell office:value-type="float" office:value="0.008">
                <text:p>0.008</text:p>
              </table:table-cell>
              <table:table-cell office:value-type="float" office:value="0.00681791657036685">
                <text:p>0.006817916570366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5669362760191">
                <text:p>0.855669362760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5669362760191">
                <text:p>0.855669362760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75095883788291">
                <text:p>0.875095883788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94705866041256">
                <text:p>0.894705866041256</text:p>
              </table:table-cell>
              <table:table-cell office:value-type="float" office:value="0.023">
                <text:p>0.023</text:p>
              </table:table-cell>
              <table:table-cell office:value-type="float" office:value="0.0205782349189489">
                <text:p>0.02057823491894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94705866041256">
                <text:p>0.894705866041256</text:p>
              </table:table-cell>
              <table:table-cell office:value-type="float" office:value="0.015">
                <text:p>0.015</text:p>
              </table:table-cell>
              <table:table-cell office:value-type="float" office:value="0.0134205879906188">
                <text:p>0.0134205879906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94705866041256">
                <text:p>0.894705866041256</text:p>
              </table:table-cell>
              <table:table-cell office:value-type="float" office:value="0.014">
                <text:p>0.014</text:p>
              </table:table-cell>
              <table:table-cell office:value-type="float" office:value="0.0125258821245776">
                <text:p>0.01252588212457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01167191840802">
                <text:p>0.901167191840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01167191840802">
                <text:p>0.901167191840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02131858450324">
                <text:p>0.902131858450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02131858450324">
                <text:p>0.902131858450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02131858450324">
                <text:p>0.902131858450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0377713660404">
                <text:p>0.910377713660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13529360125809">
                <text:p>0.913529360125809</text:p>
              </table:table-cell>
              <table:table-cell office:value-type="float" office:value="0.005">
                <text:p>0.005</text:p>
              </table:table-cell>
              <table:table-cell office:value-type="float" office:value="0.00456764680062904">
                <text:p>0.004567646800629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16740196857156">
                <text:p>0.916740196857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6740196857156">
                <text:p>0.916740196857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16747125552055">
                <text:p>0.916747125552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16747125552055">
                <text:p>0.916747125552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16768913724854">
                <text:p>0.916768913724854</text:p>
              </table:table-cell>
              <table:table-cell office:value-type="float" office:value="0.001">
                <text:p>0.001</text:p>
              </table:table-cell>
              <table:table-cell office:value-type="float" office:value="0.000916768913724854">
                <text:p>0.0009167689137248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16823739782108">
                <text:p>0.916823739782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16823739782108">
                <text:p>0.916823739782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16823739782108">
                <text:p>0.916823739782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16837560278915">
                <text:p>0.916837560278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16837560278915">
                <text:p>0.916837560278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16841356440312">
                <text:p>0.916841356440312</text:p>
              </table:table-cell>
              <table:table-cell office:value-type="float" office:value="0.023">
                <text:p>0.023</text:p>
              </table:table-cell>
              <table:table-cell office:value-type="float" office:value="0.0210873511981272">
                <text:p>0.02108735119812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16907459793297">
                <text:p>0.916907459793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16907459793297">
                <text:p>0.916907459793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16907459793297">
                <text:p>0.916907459793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16908548866014">
                <text:p>0.916908548866014</text:p>
              </table:table-cell>
              <table:table-cell office:value-type="float" office:value="0.015">
                <text:p>0.015</text:p>
              </table:table-cell>
              <table:table-cell office:value-type="float" office:value="0.0137536282329902">
                <text:p>0.01375362823299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16908548866014">
                <text:p>0.916908548866014</text:p>
              </table:table-cell>
              <table:table-cell office:value-type="float" office:value="0.014">
                <text:p>0.014</text:p>
              </table:table-cell>
              <table:table-cell office:value-type="float" office:value="0.0128367196841242">
                <text:p>0.01283671968412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16908548866014">
                <text:p>0.916908548866014</text:p>
              </table:table-cell>
              <table:table-cell office:value-type="float" office:value="0.023">
                <text:p>0.023</text:p>
              </table:table-cell>
              <table:table-cell office:value-type="float" office:value="0.0210888966239183">
                <text:p>0.02108889662391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18189013497448">
                <text:p>0.918189013497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27468791444953">
                <text:p>0.927468791444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7468791444953">
                <text:p>0.927468791444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2851940174678">
                <text:p>0.92851940174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2851940174678">
                <text:p>0.92851940174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29742643152367">
                <text:p>0.929742643152367</text:p>
              </table:table-cell>
              <table:table-cell office:value-type="float" office:value="0.021">
                <text:p>0.021</text:p>
              </table:table-cell>
              <table:table-cell office:value-type="float" office:value="0.0195245955061997">
                <text:p>0.01952459550619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8158170765878">
                <text:p>0.938158170765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9206058168993">
                <text:p>0.939206058168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9206058168993">
                <text:p>0.939206058168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9206058168993">
                <text:p>0.939206058168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41223702155127">
                <text:p>0.941223702155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43199642126132">
                <text:p>0.943199642126132</text:p>
              </table:table-cell>
              <table:table-cell office:value-type="float" office:value="0.022">
                <text:p>0.022</text:p>
              </table:table-cell>
              <table:table-cell office:value-type="float" office:value="0.0207503921267749">
                <text:p>0.02075039212677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44435152241264">
                <text:p>0.944435152241264</text:p>
              </table:table-cell>
              <table:table-cell office:value-type="float" office:value="0.009">
                <text:p>0.009</text:p>
              </table:table-cell>
              <table:table-cell office:value-type="float" office:value="0.00849991637017137">
                <text:p>0.008499916370171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4435152241264">
                <text:p>0.944435152241264</text:p>
              </table:table-cell>
              <table:table-cell office:value-type="float" office:value="0.006">
                <text:p>0.006</text:p>
              </table:table-cell>
              <table:table-cell office:value-type="float" office:value="0.00566661091344758">
                <text:p>0.005666610913447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4435152241264">
                <text:p>0.944435152241264</text:p>
              </table:table-cell>
              <table:table-cell office:value-type="float" office:value="0.008">
                <text:p>0.008</text:p>
              </table:table-cell>
              <table:table-cell office:value-type="float" office:value="0.00755548121793011">
                <text:p>0.007555481217930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5685913261348">
                <text:p>0.94568591326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45685913261348">
                <text:p>0.94568591326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5685913261348">
                <text:p>0.94568591326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45937255118048">
                <text:p>0.945937255118048</text:p>
              </table:table-cell>
              <table:table-cell office:value-type="float" office:value="0.017">
                <text:p>0.017</text:p>
              </table:table-cell>
              <table:table-cell office:value-type="float" office:value="0.0160809333370068">
                <text:p>0.01608093333700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45937255118048">
                <text:p>0.945937255118048</text:p>
              </table:table-cell>
              <table:table-cell office:value-type="float" office:value="0.015">
                <text:p>0.015</text:p>
              </table:table-cell>
              <table:table-cell office:value-type="float" office:value="0.0141890588267707">
                <text:p>0.01418905882677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45937255118048">
                <text:p>0.945937255118048</text:p>
              </table:table-cell>
              <table:table-cell office:value-type="float" office:value="0.016">
                <text:p>0.016</text:p>
              </table:table-cell>
              <table:table-cell office:value-type="float" office:value="0.0151349960818888">
                <text:p>0.01513499608188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48850290000501">
                <text:p>0.948850290000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48850290000501">
                <text:p>0.948850290000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5258016002377">
                <text:p>0.95258016002377</text:p>
              </table:table-cell>
              <table:table-cell office:value-type="float" office:value="0.005">
                <text:p>0.005</text:p>
              </table:table-cell>
              <table:table-cell office:value-type="float" office:value="0.00476290080011885">
                <text:p>0.004762900800118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53615751049386">
                <text:p>0.953615751049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5366726187889">
                <text:p>0.95366726187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53898091830099">
                <text:p>0.953898091830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53898091830099">
                <text:p>0.953898091830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54100293777305">
                <text:p>0.954100293777305</text:p>
              </table:table-cell>
              <table:table-cell office:value-type="float" office:value="0.005">
                <text:p>0.005</text:p>
              </table:table-cell>
              <table:table-cell office:value-type="float" office:value="0.00477050146888653">
                <text:p>0.004770501468886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54182303810588">
                <text:p>0.954182303810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54182303810588">
                <text:p>0.954182303810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54691281587788">
                <text:p>0.954691281587788</text:p>
              </table:table-cell>
              <table:table-cell office:value-type="float" office:value="0.001">
                <text:p>0.001</text:p>
              </table:table-cell>
              <table:table-cell office:value-type="float" office:value="0.000954691281587788">
                <text:p>0.0009546912815877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55661653819567">
                <text:p>0.955661653819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55784067213069">
                <text:p>0.955784067213069</text:p>
              </table:table-cell>
              <table:table-cell office:value-type="float" office:value="0.008">
                <text:p>0.008</text:p>
              </table:table-cell>
              <table:table-cell office:value-type="float" office:value="0.00764627253770455">
                <text:p>0.007646272537704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55786346863318">
                <text:p>0.955786346863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58357022150322">
                <text:p>0.958357022150322</text:p>
              </table:table-cell>
              <table:table-cell office:value-type="float" office:value="0.001">
                <text:p>0.001</text:p>
              </table:table-cell>
              <table:table-cell office:value-type="float" office:value="0.000958357022150322">
                <text:p>0.0009583570221503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58456639183432">
                <text:p>0.958456639183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58456639183432">
                <text:p>0.958456639183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58456639183432">
                <text:p>0.958456639183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58456639183432">
                <text:p>0.958456639183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59175564083035">
                <text:p>0.959175564083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59175564083035">
                <text:p>0.959175564083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59175564083035">
                <text:p>0.959175564083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59175564083035">
                <text:p>0.959175564083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60054084765859">
                <text:p>0.960054084765859</text:p>
              </table:table-cell>
              <table:table-cell office:value-type="float" office:value="0.007">
                <text:p>0.007</text:p>
              </table:table-cell>
              <table:table-cell office:value-type="float" office:value="0.00672037859336101">
                <text:p>0.006720378593361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63892364855138">
                <text:p>0.963892364855138</text:p>
              </table:table-cell>
              <table:table-cell office:value-type="float" office:value="0.008">
                <text:p>0.008</text:p>
              </table:table-cell>
              <table:table-cell office:value-type="float" office:value="0.0077111389188411">
                <text:p>0.00771113891884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65690021390525">
                <text:p>0.965690021390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65690021390525">
                <text:p>0.965690021390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65690021390525">
                <text:p>0.965690021390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6312933230697">
                <text:p>0.966312933230697</text:p>
              </table:table-cell>
              <table:table-cell office:value-type="float" office:value="0.002">
                <text:p>0.002</text:p>
              </table:table-cell>
              <table:table-cell office:value-type="float" office:value="0.00193262586646139">
                <text:p>0.001932625866461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67068840916497">
                <text:p>0.967068840916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67797821414906">
                <text:p>0.967797821414906</text:p>
              </table:table-cell>
              <table:table-cell office:value-type="float" office:value="0.006">
                <text:p>0.006</text:p>
              </table:table-cell>
              <table:table-cell office:value-type="float" office:value="0.00580678692848944">
                <text:p>0.005806786928489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8162038616408">
                <text:p>0.968162038616408</text:p>
              </table:table-cell>
              <table:table-cell office:value-type="float" office:value="0.001">
                <text:p>0.001</text:p>
              </table:table-cell>
              <table:table-cell office:value-type="float" office:value="0.000968162038616408">
                <text:p>0.0009681620386164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68825991256417">
                <text:p>0.968825991256417</text:p>
              </table:table-cell>
              <table:table-cell office:value-type="float" office:value="0.001">
                <text:p>0.001</text:p>
              </table:table-cell>
              <table:table-cell office:value-type="float" office:value="0.000968825991256417">
                <text:p>0.0009688259912564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68906575368876">
                <text:p>0.968906575368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68906575368876">
                <text:p>0.968906575368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8906575368876">
                <text:p>0.968906575368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68906575368876">
                <text:p>0.968906575368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8906575368876">
                <text:p>0.968906575368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68906575368876">
                <text:p>0.968906575368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69192431012572">
                <text:p>0.969192431012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69192431012572">
                <text:p>0.969192431012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69192431012572">
                <text:p>0.969192431012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69926486315602">
                <text:p>0.969926486315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69926486315602">
                <text:p>0.969926486315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69926486315602">
                <text:p>0.969926486315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77706746362934">
                <text:p>0.977706746362934</text:p>
              </table:table-cell>
              <table:table-cell office:value-type="float" office:value="0.007">
                <text:p>0.007</text:p>
              </table:table-cell>
              <table:table-cell office:value-type="float" office:value="0.00684394722454054">
                <text:p>0.00684394722454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83064747479353">
                <text:p>0.983064747479353</text:p>
              </table:table-cell>
              <table:table-cell office:value-type="float" office:value="0.008">
                <text:p>0.008</text:p>
              </table:table-cell>
              <table:table-cell office:value-type="float" office:value="0.00786451797983483">
                <text:p>0.007864517979834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85417154384375">
                <text:p>0.985417154384375</text:p>
              </table:table-cell>
              <table:table-cell office:value-type="float" office:value="0.005">
                <text:p>0.005</text:p>
              </table:table-cell>
              <table:table-cell office:value-type="float" office:value="0.00492708577192187">
                <text:p>0.004927085771921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91644234929289">
                <text:p>0.991644234929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9243138199885">
                <text:p>0.99243138199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93790182690675">
                <text:p>0.993790182690675</text:p>
              </table:table-cell>
              <table:table-cell office:value-type="float" office:value="0.007">
                <text:p>0.007</text:p>
              </table:table-cell>
              <table:table-cell office:value-type="float" office:value="0.00695653127883473">
                <text:p>0.00695653127883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46cm" svg:height="15.779cm" xlink:href=".." xlink:type="simple" chart:class="chart:bar" chart:style-name="ch1">
        <chart:legend chart:legend-position="end" svg:x="23.753cm" svg:y="7.092cm" style:legend-expansion="high" chart:style-name="ch2"/>
        <chart:plot-area chart:style-name="ch3" table:cell-range-address="'FT-loops-prof'.B2:'FT-loops-prof'.D44" chart:data-source-has-labels="row" svg:x="0.512cm" svg:y="0.315cm" svg:width="22.729cm" svg:height="15.149cm">
          <chartooo:coordinate-region svg:x="1.239cm" svg:y="0.515cm" svg:width="22.002cm" svg:height="14.3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T-loops-prof'.B2:'FT-loops-prof'.B44" loext:label-string="prob" chart:class="chart:bar">
            <chart:data-point chart:repeated="43"/>
          </chart:series>
          <chart:series chart:style-name="ch8" chart:values-cell-range-address="'FT-loops-prof'.D2:'FT-loops-prof'.D44" loext:label-string="product" chart:class="chart:bar">
            <chart:data-point chart:repeated="43"/>
          </chart:series>
          <chart:series chart:style-name="ch9" chart:values-cell-range-address="'FT-loops-prof'.C2:'FT-loops-prof'.C44" loext:label-string="time" chart:class="chart:bar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</text:p>
              </table:table-cell>
              <table:table-cell office:value-type="string">
                <text:p>product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81704964130234">
                <text:p>0.00881704964130234</text:p>
                <draw:g>
                  <svg:desc>'FT-loops-prof'.B2:'FT-loops-prof'.B44</svg:desc>
                </draw:g>
              </table:table-cell>
              <table:table-cell office:value-type="float" office:value="0.000282145588521675">
                <text:p>0.000282145588521675</text:p>
                <draw:g>
                  <svg:desc>'FT-loops-prof'.D2:'FT-loops-prof'.D44</svg:desc>
                </draw:g>
              </table:table-cell>
              <table:table-cell office:value-type="float" office:value="0.032">
                <text:p>0.032</text:p>
                <draw:g>
                  <svg:desc>'FT-loops-prof'.C2:'FT-loops-prof'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81704964130234">
                <text:p>0.00881704964130234</text:p>
              </table:table-cell>
              <table:table-cell office:value-type="float" office:value="0.000405584283499907">
                <text:p>0.000405584283499907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81704964130234">
                <text:p>0.00881704964130234</text:p>
              </table:table-cell>
              <table:table-cell office:value-type="float" office:value="0.00014988984390214">
                <text:p>0.0001498898439021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81704964130234">
                <text:p>0.00881704964130234</text:p>
              </table:table-cell>
              <table:table-cell office:value-type="float" office:value="0.000141072794260837">
                <text:p>0.00014107279426083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886034325874">
                <text:p>0.018886034325874</text:p>
              </table:table-cell>
              <table:table-cell office:value-type="float" office:value="0.0112938485268727">
                <text:p>0.0112938485268727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46330041196013">
                <text:p>0.0646330041196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46330041196013">
                <text:p>0.0646330041196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9124112722618">
                <text:p>0.069124112722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9124112722618">
                <text:p>0.069124112722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9124112722618">
                <text:p>0.069124112722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32203572862928">
                <text:p>0.0732203572862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97299010021833">
                <text:p>0.0797299010021833</text:p>
              </table:table-cell>
              <table:table-cell office:value-type="float" office:value="0.0399446804020938">
                <text:p>0.0399446804020938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036815153742">
                <text:p>0.12036815153742</text:p>
              </table:table-cell>
              <table:table-cell office:value-type="float" office:value="0.0300920378843549">
                <text:p>0.030092037884354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036815153742">
                <text:p>0.12036815153742</text:p>
              </table:table-cell>
              <table:table-cell office:value-type="float" office:value="0.0317771920058788">
                <text:p>0.0317771920058788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036815153742">
                <text:p>0.12036815153742</text:p>
              </table:table-cell>
              <table:table-cell office:value-type="float" office:value="0.0379159677342872">
                <text:p>0.0379159677342872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1383472264934">
                <text:p>0.141383472264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5999713532033">
                <text:p>0.175999713532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2879931519582">
                <text:p>0.182879931519582</text:p>
              </table:table-cell>
              <table:table-cell office:value-type="float" office:value="0.117774675898611">
                <text:p>0.117774675898611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5224402146468">
                <text:p>0.355224402146468</text:p>
              </table:table-cell>
              <table:table-cell office:value-type="float" office:value="0.229119739384472">
                <text:p>0.229119739384472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8964285684843">
                <text:p>0.398964285684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2430116609363">
                <text:p>0.432430116609363</text:p>
              </table:table-cell>
              <table:table-cell office:value-type="float" office:value="0.0259458069965618">
                <text:p>0.025945806996561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7381935528017">
                <text:p>0.457381935528017</text:p>
              </table:table-cell>
              <table:table-cell office:value-type="float" office:value="0.0054885832263362">
                <text:p>0.005488583226336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6615719071296">
                <text:p>0.476615719071296</text:p>
              </table:table-cell>
              <table:table-cell office:value-type="float" office:value="0.00667262006699814">
                <text:p>0.0066726200669981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6033795211284">
                <text:p>0.486033795211284</text:p>
              </table:table-cell>
              <table:table-cell office:value-type="float" office:value="0.00583240554253541">
                <text:p>0.0058324055425354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  <table:table-cell office:value-type="float" office:value="0.0305">
                <text:p>0.0305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3827545974563">
                <text:p>0.513827545974563</text:p>
              </table:table-cell>
              <table:table-cell office:value-type="float" office:value="0.161855676981987">
                <text:p>0.161855676981987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6737426714328">
                <text:p>0.516737426714328</text:p>
              </table:table-cell>
              <table:table-cell office:value-type="float" office:value="0.0186025473617158">
                <text:p>0.0186025473617158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16737426714328">
                <text:p>0.516737426714328</text:p>
              </table:table-cell>
              <table:table-cell office:value-type="float" office:value="0.0113682233877152">
                <text:p>0.011368223387715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7181417560849">
                <text:p>0.517181417560849</text:p>
              </table:table-cell>
              <table:table-cell office:value-type="float" office:value="0.044477601910233">
                <text:p>0.044477601910233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8201310145429">
                <text:p>0.788201310145429</text:p>
              </table:table-cell>
              <table:table-cell office:value-type="float" office:value="0.00945841572174515">
                <text:p>0.0094584157217451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04542909335069">
                <text:p>0.804542909335069</text:p>
              </table:table-cell>
              <table:table-cell office:value-type="float" office:value="0.0490771174694392">
                <text:p>0.049077117469439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39757591223474">
                <text:p>0.839757591223474</text:p>
              </table:table-cell>
              <table:table-cell office:value-type="float" office:value="0.0386288491962798">
                <text:p>0.038628849196279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39757591223474">
                <text:p>0.839757591223474</text:p>
              </table:table-cell>
              <table:table-cell office:value-type="float" office:value="0.0268722429191512">
                <text:p>0.026872242919151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39757591223474">
                <text:p>0.839757591223474</text:p>
              </table:table-cell>
              <table:table-cell office:value-type="float" office:value="0.0142758790507991">
                <text:p>0.014275879050799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39757591223474">
                <text:p>0.839757591223474</text:p>
              </table:table-cell>
              <table:table-cell office:value-type="float" office:value="0.0134361214595756">
                <text:p>0.013436121459575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6219873743782">
                <text:p>0.876219873743782</text:p>
              </table:table-cell>
              <table:table-cell office:value-type="float" office:value="0.0105146384849254">
                <text:p>0.010514638484925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85289880905202">
                <text:p>0.885289880905202</text:p>
              </table:table-cell>
              <table:table-cell office:value-type="float" office:value="0.0106234785708624">
                <text:p>0.010623478570862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90225839549636">
                <text:p>0.890225839549636</text:p>
              </table:table-cell>
              <table:table-cell office:value-type="float" office:value="0.0765594222012687">
                <text:p>0.0765594222012687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06961510872363">
                <text:p>0.906961510872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50776659315484">
                <text:p>0.950776659315484</text:p>
              </table:table-cell>
              <table:table-cell office:value-type="float" office:value="0.0342279597353574">
                <text:p>0.034227959735357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50776659315484">
                <text:p>0.950776659315484</text:p>
              </table:table-cell>
              <table:table-cell office:value-type="float" office:value="0.0209170865049406">
                <text:p>0.0209170865049406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54427614607573">
                <text:p>0.954427614607573</text:p>
              </table:table-cell>
              <table:table-cell office:value-type="float" office:value="0.013361986604506">
                <text:p>0.01336198660450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75375398708242">
                <text:p>0.975375398708242</text:p>
              </table:table-cell>
              <table:table-cell office:value-type="float" office:value="0.0117045047844989">
                <text:p>0.0117045047844989</text:p>
              </table:table-cell>
              <table:table-cell office:value-type="float" office:value="0.012">
                <text:p>0.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53cm" svg:height="16.974cm" xlink:href=".." xlink:type="simple" chart:class="chart:bar" chart:style-name="ch1">
        <chart:legend chart:legend-position="end" svg:x="20.76cm" svg:y="7.69cm" style:legend-expansion="high" chart:style-name="ch2"/>
        <chart:plot-area chart:style-name="ch3" table:cell-range-address="'LU-pred'.B2:'LU-pred'.D169" chart:data-source-has-labels="row" svg:x="0.453cm" svg:y="0.339cm" svg:width="19.854cm" svg:height="16.296cm">
          <chartooo:coordinate-region svg:x="1.18cm" svg:y="0.46cm" svg:width="19.127cm" svg:height="15.1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U-pred'.B2:'LU-pred'.B169" loext:label-string="prob" chart:class="chart:bar">
            <chart:data-point chart:repeated="168"/>
          </chart:series>
          <chart:series chart:style-name="ch8" chart:values-cell-range-address="'LU-pred'.C2:'LU-pred'.C169" loext:label-string="time" chart:class="chart:bar">
            <chart:data-point chart:repeated="168"/>
          </chart:series>
          <chart:series chart:style-name="ch9" chart:values-cell-range-address="'LU-pred'.D2:'LU-pred'.D169" loext:label-string="product" chart:class="chart:bar">
            <chart:data-point chart:repeated="16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</text:p>
              </table:table-cell>
              <table:table-cell office:value-type="string">
                <text:p>time</text:p>
              </table:table-cell>
              <table:table-cell office:value-type="string">
                <text:p>produc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43758430640224">
                <text:p>0.000343758430640224</text:p>
                <draw:g>
                  <svg:desc>'LU-pred'.B2:'LU-pred'.B169</svg:desc>
                </draw:g>
              </table:table-cell>
              <table:table-cell office:value-type="float" office:value="0">
                <text:p>0</text:p>
                <draw:g>
                  <svg:desc>'LU-pred'.C2:'LU-pred'.C169</svg:desc>
                </draw:g>
              </table:table-cell>
              <table:table-cell office:value-type="float" office:value="0">
                <text:p>0</text:p>
                <draw:g>
                  <svg:desc>'LU-pred'.D2:'LU-pred'.D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80204963212934">
                <text:p>0.00280204963212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0015501194713">
                <text:p>0.0120015501194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765413872491">
                <text:p>0.05765413872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91339677332934">
                <text:p>0.0591339677332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3083200663871">
                <text:p>0.073083200663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90817331393423">
                <text:p>0.0790817331393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91629612947968">
                <text:p>0.0791629612947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91629612947968">
                <text:p>0.0791629612947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22942944664088">
                <text:p>0.0922942944664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80711318669993">
                <text:p>0.0980711318669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6630204940951">
                <text:p>0.106630204940951</text:p>
              </table:table-cell>
              <table:table-cell office:value-type="float" office:value="0.295">
                <text:p>0.295</text:p>
              </table:table-cell>
              <table:table-cell office:value-type="float" office:value="0.0314559104575804">
                <text:p>0.0314559104575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9959291057738">
                <text:p>0.109959291057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6946987465971">
                <text:p>0.136946987465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7164243033564">
                <text:p>0.157164243033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7164243033564">
                <text:p>0.157164243033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7988355533789">
                <text:p>0.157988355533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29801358582385">
                <text:p>0.229801358582385</text:p>
              </table:table-cell>
              <table:table-cell office:value-type="float" office:value="0.15">
                <text:p>0.15</text:p>
              </table:table-cell>
              <table:table-cell office:value-type="float" office:value="0.0344702037873578">
                <text:p>0.03447020378735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8654447450472">
                <text:p>0.318654447450472</text:p>
              </table:table-cell>
              <table:table-cell office:value-type="float" office:value="0.06">
                <text:p>0.06</text:p>
              </table:table-cell>
              <table:table-cell office:value-type="float" office:value="0.0191192668470283">
                <text:p>0.01911926684702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1946607192802">
                <text:p>0.31946607192802</text:p>
              </table:table-cell>
              <table:table-cell office:value-type="float" office:value="0.066">
                <text:p>0.066</text:p>
              </table:table-cell>
              <table:table-cell office:value-type="float" office:value="0.0210847607472493">
                <text:p>0.02108476074724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9449457485326">
                <text:p>0.329449457485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3838082741609">
                <text:p>0.343838082741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3838082741609">
                <text:p>0.343838082741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47769494056387">
                <text:p>0.347769494056387</text:p>
              </table:table-cell>
              <table:table-cell office:value-type="float" office:value="0.011">
                <text:p>0.011</text:p>
              </table:table-cell>
              <table:table-cell office:value-type="float" office:value="0.00382546443462025">
                <text:p>0.00382546443462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53898915991318">
                <text:p>0.353898915991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7393322399211">
                <text:p>0.377393322399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0928646855542">
                <text:p>0.390928646855542</text:p>
              </table:table-cell>
              <table:table-cell office:value-type="float" office:value="0.003">
                <text:p>0.003</text:p>
              </table:table-cell>
              <table:table-cell office:value-type="float" office:value="0.00117278594056663">
                <text:p>0.001172785940566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11572430376943">
                <text:p>0.411572430376943</text:p>
              </table:table-cell>
              <table:table-cell office:value-type="float" office:value="0.991">
                <text:p>0.991</text:p>
              </table:table-cell>
              <table:table-cell office:value-type="float" office:value="0.40786827850355">
                <text:p>0.407868278503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24376724634349">
                <text:p>0.424376724634349</text:p>
              </table:table-cell>
              <table:table-cell office:value-type="float" office:value="0.268">
                <text:p>0.268</text:p>
              </table:table-cell>
              <table:table-cell office:value-type="float" office:value="0.113732962202005">
                <text:p>0.113732962202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24620251677186">
                <text:p>0.424620251677186</text:p>
              </table:table-cell>
              <table:table-cell office:value-type="float" office:value="0.229">
                <text:p>0.229</text:p>
              </table:table-cell>
              <table:table-cell office:value-type="float" office:value="0.0972380376340757">
                <text:p>0.0972380376340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27660524009633">
                <text:p>0.427660524009633</text:p>
              </table:table-cell>
              <table:table-cell office:value-type="float" office:value="0.072">
                <text:p>0.072</text:p>
              </table:table-cell>
              <table:table-cell office:value-type="float" office:value="0.0307915577286936">
                <text:p>0.0307915577286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27660524009633">
                <text:p>0.427660524009633</text:p>
              </table:table-cell>
              <table:table-cell office:value-type="float" office:value="0.058">
                <text:p>0.058</text:p>
              </table:table-cell>
              <table:table-cell office:value-type="float" office:value="0.0248043103925587">
                <text:p>0.0248043103925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7660524009633">
                <text:p>0.427660524009633</text:p>
              </table:table-cell>
              <table:table-cell office:value-type="float" office:value="0.072">
                <text:p>0.072</text:p>
              </table:table-cell>
              <table:table-cell office:value-type="float" office:value="0.0307915577286936">
                <text:p>0.03079155772869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7660524009633">
                <text:p>0.427660524009633</text:p>
              </table:table-cell>
              <table:table-cell office:value-type="float" office:value="0.058">
                <text:p>0.058</text:p>
              </table:table-cell>
              <table:table-cell office:value-type="float" office:value="0.0248043103925587">
                <text:p>0.02480431039255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3178171780379">
                <text:p>0.43178171780379</text:p>
              </table:table-cell>
              <table:table-cell office:value-type="float" office:value="0.229">
                <text:p>0.229</text:p>
              </table:table-cell>
              <table:table-cell office:value-type="float" office:value="0.0988780133770679">
                <text:p>0.09887801337706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32206327880756">
                <text:p>0.432206327880756</text:p>
              </table:table-cell>
              <table:table-cell office:value-type="float" office:value="0.268">
                <text:p>0.268</text:p>
              </table:table-cell>
              <table:table-cell office:value-type="float" office:value="0.115831295872043">
                <text:p>0.1158312958720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18315610339084">
                <text:p>0.518315610339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2869265994749">
                <text:p>0.552869265994749</text:p>
              </table:table-cell>
              <table:table-cell office:value-type="float" office:value="0.015">
                <text:p>0.015</text:p>
              </table:table-cell>
              <table:table-cell office:value-type="float" office:value="0.00829303898992123">
                <text:p>0.008293038989921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14473775151361">
                <text:p>0.614473775151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14473775151361">
                <text:p>0.614473775151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52418814552824">
                <text:p>0.652418814552824</text:p>
              </table:table-cell>
              <table:table-cell office:value-type="float" office:value="0.009">
                <text:p>0.009</text:p>
              </table:table-cell>
              <table:table-cell office:value-type="float" office:value="0.00587176933097542">
                <text:p>0.005871769330975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4426584596758">
                <text:p>0.664426584596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5999841781089">
                <text:p>0.675999841781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5269233564353">
                <text:p>0.685269233564353</text:p>
              </table:table-cell>
              <table:table-cell office:value-type="float" office:value="0.002">
                <text:p>0.002</text:p>
              </table:table-cell>
              <table:table-cell office:value-type="float" office:value="0.00137053846712871">
                <text:p>0.001370538467128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03661227672243">
                <text:p>0.703661227672243</text:p>
              </table:table-cell>
              <table:table-cell office:value-type="float" office:value="0.015">
                <text:p>0.015</text:p>
              </table:table-cell>
              <table:table-cell office:value-type="float" office:value="0.0105549184150836">
                <text:p>0.01055491841508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58650772347407">
                <text:p>0.758650772347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58650772347407">
                <text:p>0.758650772347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58650772347407">
                <text:p>0.758650772347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58650772347407">
                <text:p>0.758650772347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73335196016997">
                <text:p>0.773335196016997</text:p>
              </table:table-cell>
              <table:table-cell office:value-type="float" office:value="0.016">
                <text:p>0.016</text:p>
              </table:table-cell>
              <table:table-cell office:value-type="float" office:value="0.012373363136272">
                <text:p>0.0123733631362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94883370262584">
                <text:p>0.794883370262584</text:p>
              </table:table-cell>
              <table:table-cell office:value-type="float" office:value="0.047">
                <text:p>0.047</text:p>
              </table:table-cell>
              <table:table-cell office:value-type="float" office:value="0.0373595184023415">
                <text:p>0.03735951840234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13669861345014">
                <text:p>0.813669861345014</text:p>
              </table:table-cell>
              <table:table-cell office:value-type="float" office:value="0.002">
                <text:p>0.002</text:p>
              </table:table-cell>
              <table:table-cell office:value-type="float" office:value="0.00162733972269003">
                <text:p>0.00162733972269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13669861345014">
                <text:p>0.813669861345014</text:p>
              </table:table-cell>
              <table:table-cell office:value-type="float" office:value="0.001">
                <text:p>0.001</text:p>
              </table:table-cell>
              <table:table-cell office:value-type="float" office:value="0.000813669861345014">
                <text:p>0.0008136698613450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18754753518476">
                <text:p>0.818754753518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26620630652525">
                <text:p>0.826620630652525</text:p>
              </table:table-cell>
              <table:table-cell office:value-type="float" office:value="0.011">
                <text:p>0.011</text:p>
              </table:table-cell>
              <table:table-cell office:value-type="float" office:value="0.00909282693717778">
                <text:p>0.009092826937177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38413054553286">
                <text:p>0.838413054553286</text:p>
              </table:table-cell>
              <table:table-cell office:value-type="float" office:value="0.015">
                <text:p>0.015</text:p>
              </table:table-cell>
              <table:table-cell office:value-type="float" office:value="0.0125761958182993">
                <text:p>0.01257619581829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40290308727444">
                <text:p>0.840290308727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40290308727444">
                <text:p>0.840290308727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1069064844058">
                <text:p>0.841069064844058</text:p>
              </table:table-cell>
              <table:table-cell office:value-type="float" office:value="0.021">
                <text:p>0.021</text:p>
              </table:table-cell>
              <table:table-cell office:value-type="float" office:value="0.0176624503617252">
                <text:p>0.01766245036172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42282450941831">
                <text:p>0.842282450941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51272772131211">
                <text:p>0.851272772131211</text:p>
              </table:table-cell>
              <table:table-cell office:value-type="float" office:value="0.15">
                <text:p>0.15</text:p>
              </table:table-cell>
              <table:table-cell office:value-type="float" office:value="0.127690915819682">
                <text:p>0.127690915819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87345101233395">
                <text:p>0.887345101233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7345101233395">
                <text:p>0.887345101233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88871879646584">
                <text:p>0.888871879646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90565873485539">
                <text:p>0.890565873485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97287853518197">
                <text:p>0.897287853518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05141718993142">
                <text:p>0.905141718993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05811959342466">
                <text:p>0.905811959342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10221858100762">
                <text:p>0.910221858100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1289383653503">
                <text:p>0.91289383653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1289383653503">
                <text:p>0.91289383653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1289383653503">
                <text:p>0.91289383653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1289383653503">
                <text:p>0.91289383653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13444519234488">
                <text:p>0.913444519234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4636406464199">
                <text:p>0.914636406464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4636406464199">
                <text:p>0.914636406464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15122884205786">
                <text:p>0.915122884205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15124122225731">
                <text:p>0.915124122225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15124122225731">
                <text:p>0.915124122225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16652445810767">
                <text:p>0.9166524458107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26647198265922">
                <text:p>0.926647198265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2733790631198">
                <text:p>0.92733790631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35132495502165">
                <text:p>0.935132495502165</text:p>
              </table:table-cell>
              <table:table-cell office:value-type="float" office:value="0.066">
                <text:p>0.066</text:p>
              </table:table-cell>
              <table:table-cell office:value-type="float" office:value="0.0617187447031429">
                <text:p>0.06171874470314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38108320930309">
                <text:p>0.938108320930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44452805070658">
                <text:p>0.944452805070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44452805070658">
                <text:p>0.944452805070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44452805070658">
                <text:p>0.944452805070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50076660492456">
                <text:p>0.950076660492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51934612697539">
                <text:p>0.951934612697539</text:p>
              </table:table-cell>
              <table:table-cell office:value-type="float" office:value="0.042">
                <text:p>0.042</text:p>
              </table:table-cell>
              <table:table-cell office:value-type="float" office:value="0.0399812537332967">
                <text:p>0.03998125373329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53816933586077">
                <text:p>0.953816933586077</text:p>
              </table:table-cell>
              <table:table-cell office:value-type="float" office:value="0.077">
                <text:p>0.077</text:p>
              </table:table-cell>
              <table:table-cell office:value-type="float" office:value="0.0734439038861279">
                <text:p>0.07344390388612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57892935735843">
                <text:p>0.957892935735843</text:p>
              </table:table-cell>
              <table:table-cell office:value-type="float" office:value="0.002">
                <text:p>0.002</text:p>
              </table:table-cell>
              <table:table-cell office:value-type="float" office:value="0.00191578587147169">
                <text:p>0.001915785871471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57892935735843">
                <text:p>0.957892935735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57892935735843">
                <text:p>0.957892935735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58136374667933">
                <text:p>0.958136374667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5893989897862">
                <text:p>0.95893989897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60494381863979">
                <text:p>0.960494381863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60494381863979">
                <text:p>0.960494381863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62263833748503">
                <text:p>0.962263833748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62263833748503">
                <text:p>0.962263833748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62648593356357">
                <text:p>0.962648593356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65981759205364">
                <text:p>0.965981759205364</text:p>
              </table:table-cell>
              <table:table-cell office:value-type="float" office:value="0.027">
                <text:p>0.027</text:p>
              </table:table-cell>
              <table:table-cell office:value-type="float" office:value="0.0260815074985448">
                <text:p>0.02608150749854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8602517675243">
                <text:p>0.968602517675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69474420574553">
                <text:p>0.969474420574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69474420574553">
                <text:p>0.969474420574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71505112700349">
                <text:p>0.971505112700349</text:p>
              </table:table-cell>
              <table:table-cell office:value-type="float" office:value="0.016">
                <text:p>0.016</text:p>
              </table:table-cell>
              <table:table-cell office:value-type="float" office:value="0.0155440818032056">
                <text:p>0.0155440818032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71505112700349">
                <text:p>0.971505112700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71505112700349">
                <text:p>0.971505112700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71505112700349">
                <text:p>0.971505112700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73172593708915">
                <text:p>0.973172593708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74053900371759">
                <text:p>0.974053900371759</text:p>
              </table:table-cell>
              <table:table-cell office:value-type="float" office:value="0.019">
                <text:p>0.019</text:p>
              </table:table-cell>
              <table:table-cell office:value-type="float" office:value="0.0185070241070634">
                <text:p>0.01850702410706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76053755502722">
                <text:p>0.976053755502722</text:p>
              </table:table-cell>
              <table:table-cell office:value-type="float" office:value="0.011">
                <text:p>0.011</text:p>
              </table:table-cell>
              <table:table-cell office:value-type="float" office:value="0.0107365913105299">
                <text:p>0.01073659131052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77209921678737">
                <text:p>0.977209921678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78710979741045">
                <text:p>0.978710979741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80785975316055">
                <text:p>0.980785975316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81863649038232">
                <text:p>0.981863649038232</text:p>
              </table:table-cell>
              <table:table-cell office:value-type="float" office:value="0.015">
                <text:p>0.015</text:p>
              </table:table-cell>
              <table:table-cell office:value-type="float" office:value="0.0147279547355735">
                <text:p>0.01472795473557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82078500345942">
                <text:p>0.982078500345942</text:p>
              </table:table-cell>
              <table:table-cell office:value-type="float" office:value="0.011">
                <text:p>0.011</text:p>
              </table:table-cell>
              <table:table-cell office:value-type="float" office:value="0.0108028635038054">
                <text:p>0.01080286350380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82897116293908">
                <text:p>0.982897116293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82897116293908">
                <text:p>0.982897116293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85556735394379">
                <text:p>0.985556735394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85556735394379">
                <text:p>0.985556735394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86386584968516">
                <text:p>0.986386584968516</text:p>
              </table:table-cell>
              <table:table-cell office:value-type="float" office:value="0.015">
                <text:p>0.015</text:p>
              </table:table-cell>
              <table:table-cell office:value-type="float" office:value="0.0147957987745277">
                <text:p>0.01479579877452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86386584968516">
                <text:p>0.986386584968516</text:p>
              </table:table-cell>
              <table:table-cell office:value-type="float" office:value="0.013">
                <text:p>0.013</text:p>
              </table:table-cell>
              <table:table-cell office:value-type="float" office:value="0.0128230256045907">
                <text:p>0.01282302560459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86596048066178">
                <text:p>0.986596048066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86792990907431">
                <text:p>0.986792990907431</text:p>
              </table:table-cell>
              <table:table-cell office:value-type="float" office:value="0.013">
                <text:p>0.013</text:p>
              </table:table-cell>
              <table:table-cell office:value-type="float" office:value="0.0128283088817966">
                <text:p>0.01282830888179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87275651028334">
                <text:p>0.987275651028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87793051664264">
                <text:p>0.987793051664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88410906384401">
                <text:p>0.988410906384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88410906384401">
                <text:p>0.988410906384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88410906384401">
                <text:p>0.988410906384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89001773385273">
                <text:p>0.989001773385273</text:p>
              </table:table-cell>
              <table:table-cell office:value-type="float" office:value="0.009">
                <text:p>0.009</text:p>
              </table:table-cell>
              <table:table-cell office:value-type="float" office:value="0.00890101596046746">
                <text:p>0.008901015960467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89098740534092">
                <text:p>0.989098740534092</text:p>
              </table:table-cell>
              <table:table-cell office:value-type="float" office:value="0.015">
                <text:p>0.015</text:p>
              </table:table-cell>
              <table:table-cell office:value-type="float" office:value="0.0148364811080114">
                <text:p>0.01483648110801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89638435846334">
                <text:p>0.989638435846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89638435846334">
                <text:p>0.989638435846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89757062084408">
                <text:p>0.989757062084408</text:p>
              </table:table-cell>
              <table:table-cell office:value-type="float" office:value="0.025">
                <text:p>0.025</text:p>
              </table:table-cell>
              <table:table-cell office:value-type="float" office:value="0.0247439265521102">
                <text:p>0.02474392655211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90139361415736">
                <text:p>0.990139361415736</text:p>
              </table:table-cell>
              <table:table-cell office:value-type="float" office:value="0.014">
                <text:p>0.014</text:p>
              </table:table-cell>
              <table:table-cell office:value-type="float" office:value="0.0138619510598203">
                <text:p>0.01386195105982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90139361415736">
                <text:p>0.990139361415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90139361415736">
                <text:p>0.990139361415736</text:p>
              </table:table-cell>
              <table:table-cell office:value-type="float" office:value="0.004">
                <text:p>0.004</text:p>
              </table:table-cell>
              <table:table-cell office:value-type="float" office:value="0.00396055744566294">
                <text:p>0.003960557445662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90139361415736">
                <text:p>0.990139361415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91141262637979">
                <text:p>0.991141262637979</text:p>
              </table:table-cell>
              <table:table-cell office:value-type="float" office:value="0.033">
                <text:p>0.033</text:p>
              </table:table-cell>
              <table:table-cell office:value-type="float" office:value="0.0327076616670533">
                <text:p>0.03270766166705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91794475049822">
                <text:p>0.991794475049822</text:p>
              </table:table-cell>
              <table:table-cell office:value-type="float" office:value="0.018">
                <text:p>0.018</text:p>
              </table:table-cell>
              <table:table-cell office:value-type="float" office:value="0.0178523005508968">
                <text:p>0.01785230055089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92592809886521">
                <text:p>0.992592809886521</text:p>
              </table:table-cell>
              <table:table-cell office:value-type="float" office:value="0.015">
                <text:p>0.015</text:p>
              </table:table-cell>
              <table:table-cell office:value-type="float" office:value="0.0148888921482978">
                <text:p>0.01488889214829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92776422469308">
                <text:p>0.992776422469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92776422469308">
                <text:p>0.992776422469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92909574544639">
                <text:p>0.992909574544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92909574544639">
                <text:p>0.992909574544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93399768359332">
                <text:p>0.993399768359332</text:p>
              </table:table-cell>
              <table:table-cell office:value-type="float" office:value="0.01">
                <text:p>0.01</text:p>
              </table:table-cell>
              <table:table-cell office:value-type="float" office:value="0.00993399768359332">
                <text:p>0.009933997683593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93399768359332">
                <text:p>0.993399768359332</text:p>
              </table:table-cell>
              <table:table-cell office:value-type="float" office:value="0.017">
                <text:p>0.017</text:p>
              </table:table-cell>
              <table:table-cell office:value-type="float" office:value="0.0168877960621087">
                <text:p>0.01688779606210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4529970686184">
                <text:p>0.994529970686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467998860199">
                <text:p>0.99467998860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5086008996561">
                <text:p>0.995086008996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5505596579762">
                <text:p>0.995505596579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5505596579762">
                <text:p>0.995505596579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3.703cm" style:legend-expansion="high" chart:style-name="ch2"/>
        <chart:plot-area chart:style-name="ch3" table:cell-range-address="'CG-prob'.B2:'CG-prob'.D23" chart:data-source-has-labels="row" svg:x="0.32cm" svg:y="0.18cm" svg:width="13.467cm" svg:height="8.64cm">
          <chartooo:coordinate-region svg:x="1.047cm" svg:y="0.379cm" svg:width="12.7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G-prob'.B2:'CG-prob'.B23" loext:label-string="prob" chart:class="chart:bar">
            <chart:data-point chart:repeated="22"/>
          </chart:series>
          <chart:series chart:style-name="ch8" chart:values-cell-range-address="'CG-prob'.D2:'CG-prob'.D23" loext:label-string="product" chart:class="chart:bar">
            <chart:data-point chart:repeated="22"/>
          </chart:series>
          <chart:series chart:style-name="ch9" chart:values-cell-range-address="'CG-prob'.C2:'CG-prob'.C23" loext:label-string="time" chart:class="chart:ba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</text:p>
              </table:table-cell>
              <table:table-cell office:value-type="string">
                <text:p>product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910779521289">
                <text:p>0.03910779521289</text:p>
                <draw:g>
                  <svg:desc>'CG-prob'.B2:'CG-prob'.B23</svg:desc>
                </draw:g>
              </table:table-cell>
              <table:table-cell office:value-type="float" office:value="0.00140788062766404">
                <text:p>0.00140788062766404</text:p>
                <draw:g>
                  <svg:desc>'CG-prob'.D2:'CG-prob'.D23</svg:desc>
                </draw:g>
              </table:table-cell>
              <table:table-cell office:value-type="float" office:value="0.036">
                <text:p>0.036</text:p>
                <draw:g>
                  <svg:desc>'CG-prob'.C2:'CG-prob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21025388622732">
                <text:p>0.0521025388622732</text:p>
              </table:table-cell>
              <table:table-cell office:value-type="float" office:value="0.0478301306755668">
                <text:p>0.0478301306755668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05949272032615">
                <text:p>0.0605949272032615</text:p>
              </table:table-cell>
              <table:table-cell office:value-type="float" office:value="0.0000605949272032615">
                <text:p>0.000060594927203261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07892170768672">
                <text:p>0.0607892170768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23589363579638">
                <text:p>0.0823589363579638</text:p>
              </table:table-cell>
              <table:table-cell office:value-type="float" office:value="0.0784880663491395">
                <text:p>0.0784880663491395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8553377526208">
                <text:p>0.108553377526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8820395819816">
                <text:p>0.148820395819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8820395819816">
                <text:p>0.148820395819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4625767538102">
                <text:p>0.154625767538102</text:p>
              </table:table-cell>
              <table:table-cell office:value-type="float" office:value="0.00510265032875736">
                <text:p>0.00510265032875736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9774173493242">
                <text:p>0.199774173493242</text:p>
              </table:table-cell>
              <table:table-cell office:value-type="float" office:value="0.000399548346986484">
                <text:p>0.00039954834698648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4955039091991">
                <text:p>0.344955039091991</text:p>
              </table:table-cell>
              <table:table-cell office:value-type="float" office:value="0.00103486511727597">
                <text:p>0.0010348651172759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5627488836303">
                <text:p>0.455627488836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44115039172194">
                <text:p>0.544115039172194</text:p>
              </table:table-cell>
              <table:table-cell office:value-type="float" office:value="0.00163234511751658">
                <text:p>0.0016323451175165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6087420688057">
                <text:p>0.656087420688057</text:p>
              </table:table-cell>
              <table:table-cell office:value-type="float" office:value="0.0236191471447701">
                <text:p>0.023619147144770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3581538356638">
                <text:p>0.723581538356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5317876460935">
                <text:p>0.745317876460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5317876460935">
                <text:p>0.745317876460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6862050988508">
                <text:p>0.846862050988508</text:p>
              </table:table-cell>
              <table:table-cell office:value-type="float" office:value="0.000846862050988508">
                <text:p>0.00084686205098850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46321401752354">
                <text:p>0.946321401752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9980281256369">
                <text:p>0.959980281256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9980281256369">
                <text:p>0.959980281256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999018565335">
                <text:p>0.999999018565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